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24" table:default-cell-style-name="Default"/>
        <table:table-row table:style-name="ro1">
          <table:table-cell table:number-columns-repeated="2" office:value-type="float" office:value="2.034605">
            <text:p>2,034605</text:p>
          </table:table-cell>
          <table:table-cell table:formula="of:=[.B1]-[.A1]" office:value-type="float" office:value="0">
            <text:p>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17"/>
        </table:table-row>
        <table:table-row table:style-name="ro2">
          <table:table-cell office:value-type="float" office:value="1.820519">
            <text:p>1,820519</text:p>
          </table:table-cell>
          <table:table-cell office:value-type="float" office:value="1.9066">
            <text:p>1,9066</text:p>
          </table:table-cell>
          <table:table-cell table:formula="of:=[.B2]-[.A2]" office:value-type="float" office:value="0.0860810000000001">
            <text:p>0,086081</text:p>
          </table:table-cell>
          <table:table-cell table:formula="of:=(([.C2]/[.C1])-1)*100" office:value-type="float" office:value="0">
            <text:p>#DIV/0 !</text:p>
          </table:table-cell>
          <table:table-cell table:number-columns-repeated="2"/>
          <table:table-cell office:value-type="float" office:value="99.168769">
            <text:p>99,168769</text:p>
          </table:table-cell>
          <table:table-cell table:number-columns-repeated="4"/>
          <table:table-cell office:value-type="string">
            <text:p>Call Price</text:p>
          </table:table-cell>
          <table:table-cell table:number-columns-repeated="12"/>
        </table:table-row>
        <table:table-row table:style-name="ro2">
          <table:table-cell office:value-type="float" office:value="1.503265">
            <text:p>1,503265</text:p>
          </table:table-cell>
          <table:table-cell office:value-type="float" office:value="1.652937">
            <text:p>1,652937</text:p>
          </table:table-cell>
          <table:table-cell table:formula="of:=[.B3]-[.A3]" office:value-type="float" office:value="0.149672">
            <text:p>0,149672</text:p>
          </table:table-cell>
          <table:table-cell table:formula="of:=(([.C3]/[.C2])-1)*100" office:value-type="float" office:value="73.873444778755">
            <text:p>73,8734447788</text:p>
          </table:table-cell>
          <table:table-cell table:number-columns-repeated="2"/>
          <table:table-cell office:value-type="float" office:value="100.019738">
            <text:p>100,019738</text:p>
          </table:table-cell>
          <table:table-cell table:number-columns-repeated="4"/>
          <table:table-cell office:value-type="string">
            <text:p>Hedge</text:p>
          </table:table-cell>
          <table:table-cell table:number-columns-repeated="12"/>
        </table:table-row>
        <table:table-row table:style-name="ro1">
          <table:table-cell office:value-type="float" office:value="1.301226">
            <text:p>1,301226</text:p>
          </table:table-cell>
          <table:table-cell office:value-type="float" office:value="1.418226">
            <text:p>1,418226</text:p>
          </table:table-cell>
          <table:table-cell table:formula="of:=[.B4]-[.A4]" office:value-type="float" office:value="0.117">
            <text:p>0,117</text:p>
          </table:table-cell>
          <table:table-cell table:formula="of:=(([.C4]/[.C3])-1)*100" office:value-type="float" office:value="-21.8290662248117">
            <text:p>-21,8290662248</text:p>
          </table:table-cell>
          <table:table-cell table:number-columns-repeated="2"/>
          <table:table-cell office:value-type="float" office:value="101.064619">
            <text:p>101,064619</text:p>
          </table:table-cell>
          <table:table-cell table:number-columns-repeated="4"/>
          <table:table-cell office:value-type="string">
            <text:p>P&amp;L</text:p>
          </table:table-cell>
          <table:table-cell table:number-columns-repeated="12"/>
        </table:table-row>
        <table:table-row table:style-name="ro1">
          <table:table-cell office:value-type="float" office:value="1.614285">
            <text:p>1,614285</text:p>
          </table:table-cell>
          <table:table-cell office:value-type="float" office:value="1.694918">
            <text:p>1,694918</text:p>
          </table:table-cell>
          <table:table-cell table:formula="of:=[.B5]-[.A5]" office:value-type="float" office:value="0.0806329999999999">
            <text:p>0,080633</text:p>
          </table:table-cell>
          <table:table-cell table:formula="of:=(([.C5]/[.C4])-1)*100" office:value-type="float" office:value="-31.082905982906">
            <text:p>-31,0829059829</text:p>
          </table:table-cell>
          <table:table-cell table:number-columns-repeated="2"/>
          <table:table-cell office:value-type="float" office:value="101.005869">
            <text:p>101,005869</text:p>
          </table:table-cell>
          <table:table-cell table:number-columns-repeated="17"/>
        </table:table-row>
        <table:table-row table:style-name="ro1">
          <table:table-cell office:value-type="float" office:value="0.870419">
            <text:p>0,870419</text:p>
          </table:table-cell>
          <table:table-cell office:value-type="float" office:value="0.940837">
            <text:p>0,940837</text:p>
            <draw:frame table:end-cell-address="Feuille1.Q42" table:end-x="0.914cm" table:end-y="0.402cm" draw:z-index="0" draw:style-name="gr1" draw:text-style-name="P1" svg:width="33.212cm" svg:height="16.568cm" svg:x="1.574cm" svg:y="0.093cm">
              <draw:object draw:notify-on-update-of-ranges="Feuille1.L2:Feuille1.L2 Feuille1.A1:Feuille1.A108 Feuille1.L3:Feuille1.L3 Feuille1.B1:Feuille1.B108 Feuille1.L4:Feuille1.L4 Feuille1.C1:Feuille1.C10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formula="of:=[.B6]-[.A6]" office:value-type="float" office:value="0.070418">
            <text:p>0,070418</text:p>
          </table:table-cell>
          <table:table-cell table:formula="of:=(([.C6]/[.C5])-1)*100" office:value-type="float" office:value="-12.66851041137">
            <text:p>-12,6685104114</text:p>
          </table:table-cell>
          <table:table-cell table:number-columns-repeated="2"/>
          <table:table-cell office:value-type="float" office:value="104.076815">
            <text:p>104,076815</text:p>
          </table:table-cell>
          <table:table-cell table:number-columns-repeated="17"/>
        </table:table-row>
        <table:table-row table:style-name="ro1">
          <table:table-cell office:value-type="float" office:value="1.261465">
            <text:p>1,261465</text:p>
          </table:table-cell>
          <table:table-cell office:value-type="float" office:value="1.254318">
            <text:p>1,254318</text:p>
          </table:table-cell>
          <table:table-cell table:formula="of:=[.B7]-[.A7]" office:value-type="float" office:value="-0.00714700000000001">
            <text:p>-0,007147</text:p>
          </table:table-cell>
          <table:table-cell table:formula="of:=(([.C7]/[.C6])-1)*100" office:value-type="float" office:value="-110.149393620949">
            <text:p>-110,149393621</text:p>
          </table:table-cell>
          <table:table-cell table:number-columns-repeated="2"/>
          <table:table-cell office:value-type="float" office:value="105.784578">
            <text:p>105,784578</text:p>
          </table:table-cell>
          <table:table-cell table:number-columns-repeated="17"/>
        </table:table-row>
        <table:table-row table:style-name="ro1">
          <table:table-cell office:value-type="float" office:value="1.544239">
            <text:p>1,544239</text:p>
          </table:table-cell>
          <table:table-cell office:value-type="float" office:value="1.456427">
            <text:p>1,456427</text:p>
          </table:table-cell>
          <table:table-cell table:formula="of:=[.B8]-[.A8]" office:value-type="float" office:value="-0.0878120000000002">
            <text:p>-0,087812</text:p>
          </table:table-cell>
          <table:table-cell table:formula="of:=(([.C8]/[.C7])-1)*100" office:value-type="float" office:value="1128.65537987967">
            <text:p>1128,6553798797</text:p>
          </table:table-cell>
          <table:table-cell table:number-columns-repeated="2"/>
          <table:table-cell office:value-type="float" office:value="105.35497">
            <text:p>105,35497</text:p>
          </table:table-cell>
          <table:table-cell table:number-columns-repeated="17"/>
        </table:table-row>
        <table:table-row table:style-name="ro1">
          <table:table-cell office:value-type="float" office:value="1.517822">
            <text:p>1,517822</text:p>
          </table:table-cell>
          <table:table-cell office:value-type="float" office:value="1.374632">
            <text:p>1,374632</text:p>
          </table:table-cell>
          <table:table-cell table:formula="of:=[.B9]-[.A9]" office:value-type="float" office:value="-0.14319">
            <text:p>-0,14319</text:p>
          </table:table-cell>
          <table:table-cell table:formula="of:=(([.C9]/[.C8])-1)*100" office:value-type="float" office:value="63.0642736755791">
            <text:p>63,0642736756</text:p>
          </table:table-cell>
          <table:table-cell table:number-columns-repeated="2"/>
          <table:table-cell office:value-type="float" office:value="105.95157">
            <text:p>105,95157</text:p>
          </table:table-cell>
          <table:table-cell table:number-columns-repeated="17"/>
        </table:table-row>
        <table:table-row table:style-name="ro1">
          <table:table-cell office:value-type="float" office:value="1.367722">
            <text:p>1,367722</text:p>
          </table:table-cell>
          <table:table-cell office:value-type="float" office:value="1.225039">
            <text:p>1,225039</text:p>
          </table:table-cell>
          <table:table-cell table:formula="of:=[.B10]-[.A10]" office:value-type="float" office:value="-0.142683">
            <text:p>-0,142683</text:p>
          </table:table-cell>
          <table:table-cell table:formula="of:=(([.C10]/[.C9])-1)*100" office:value-type="float" office:value="-0.354075005237664">
            <text:p>-0,3540750052</text:p>
          </table:table-cell>
          <table:table-cell table:number-columns-repeated="2"/>
          <table:table-cell office:value-type="float" office:value="108.918965">
            <text:p>108,918965</text:p>
          </table:table-cell>
          <table:table-cell table:number-columns-repeated="17"/>
        </table:table-row>
        <table:table-row table:style-name="ro1">
          <table:table-cell office:value-type="float" office:value="1.274027">
            <text:p>1,274027</text:p>
          </table:table-cell>
          <table:table-cell office:value-type="float" office:value="1.22839">
            <text:p>1,22839</text:p>
          </table:table-cell>
          <table:table-cell table:formula="of:=[.B11]-[.A11]" office:value-type="float" office:value="-0.0456369999999999">
            <text:p>-0,045637</text:p>
          </table:table-cell>
          <table:table-cell table:formula="of:=(([.C11]/[.C10])-1)*100" office:value-type="float" office:value="-68.0151104196016">
            <text:p>-68,0151104196</text:p>
          </table:table-cell>
          <table:table-cell table:number-columns-repeated="2"/>
          <table:table-cell office:value-type="float" office:value="110.870971">
            <text:p>110,870971</text:p>
          </table:table-cell>
          <table:table-cell table:number-columns-repeated="17"/>
        </table:table-row>
        <table:table-row table:style-name="ro1">
          <table:table-cell office:value-type="float" office:value="1.312605">
            <text:p>1,312605</text:p>
          </table:table-cell>
          <table:table-cell office:value-type="float" office:value="1.29692">
            <text:p>1,29692</text:p>
          </table:table-cell>
          <table:table-cell table:formula="of:=[.B12]-[.A12]" office:value-type="float" office:value="-0.015685">
            <text:p>-0,015685</text:p>
          </table:table-cell>
          <table:table-cell table:formula="of:=(([.C12]/[.C11])-1)*100" office:value-type="float" office:value="-65.6309573372483">
            <text:p>-65,6309573372</text:p>
          </table:table-cell>
          <table:table-cell table:number-columns-repeated="2"/>
          <table:table-cell office:value-type="float" office:value="110.382764">
            <text:p>110,382764</text:p>
          </table:table-cell>
          <table:table-cell table:number-columns-repeated="17"/>
        </table:table-row>
        <table:table-row table:style-name="ro1">
          <table:table-cell office:value-type="float" office:value="1.005237">
            <text:p>1,005237</text:p>
          </table:table-cell>
          <table:table-cell office:value-type="float" office:value="1.009778">
            <text:p>1,009778</text:p>
          </table:table-cell>
          <table:table-cell table:formula="of:=[.B13]-[.A13]" office:value-type="float" office:value="0.00454100000000013">
            <text:p>0,004541</text:p>
          </table:table-cell>
          <table:table-cell table:formula="of:=(([.C13]/[.C12])-1)*100" office:value-type="float" office:value="-128.951227287218">
            <text:p>-128,9512272872</text:p>
          </table:table-cell>
          <table:table-cell table:number-columns-repeated="2"/>
          <table:table-cell office:value-type="float" office:value="111.655595">
            <text:p>111,655595</text:p>
          </table:table-cell>
          <table:table-cell table:number-columns-repeated="17"/>
        </table:table-row>
        <table:table-row table:style-name="ro1">
          <table:table-cell office:value-type="float" office:value="1.148922">
            <text:p>1,148922</text:p>
          </table:table-cell>
          <table:table-cell office:value-type="float" office:value="1.133809">
            <text:p>1,133809</text:p>
          </table:table-cell>
          <table:table-cell table:formula="of:=[.B14]-[.A14]" office:value-type="float" office:value="-0.0151129999999999">
            <text:p>-0,015113</text:p>
          </table:table-cell>
          <table:table-cell table:formula="of:=(([.C14]/[.C13])-1)*100" office:value-type="float" office:value="-432.812155912784">
            <text:p>-432,8121559128</text:p>
          </table:table-cell>
          <table:table-cell table:number-columns-repeated="2"/>
          <table:table-cell office:value-type="float" office:value="113.333617">
            <text:p>113,333617</text:p>
          </table:table-cell>
          <table:table-cell table:number-columns-repeated="17"/>
        </table:table-row>
        <table:table-row table:style-name="ro1">
          <table:table-cell office:value-type="float" office:value="1.186967">
            <text:p>1,186967</text:p>
          </table:table-cell>
          <table:table-cell office:value-type="float" office:value="1.167208">
            <text:p>1,167208</text:p>
          </table:table-cell>
          <table:table-cell table:formula="of:=[.B15]-[.A15]" office:value-type="float" office:value="-0.0197590000000001">
            <text:p>-0,019759</text:p>
          </table:table-cell>
          <table:table-cell table:formula="of:=(([.C15]/[.C14])-1)*100" office:value-type="float" office:value="30.7417455171056">
            <text:p>30,7417455171</text:p>
          </table:table-cell>
          <table:table-cell table:number-columns-repeated="2"/>
          <table:table-cell office:value-type="float" office:value="114.826994">
            <text:p>114,826994</text:p>
          </table:table-cell>
          <table:table-cell table:number-columns-repeated="17"/>
        </table:table-row>
        <table:table-row table:style-name="ro1">
          <table:table-cell office:value-type="float" office:value="1.485709">
            <text:p>1,485709</text:p>
          </table:table-cell>
          <table:table-cell office:value-type="float" office:value="1.4403">
            <text:p>1,4403</text:p>
          </table:table-cell>
          <table:table-cell table:formula="of:=[.B16]-[.A16]" office:value-type="float" office:value="-0.045409">
            <text:p>-0,045409</text:p>
          </table:table-cell>
          <table:table-cell table:formula="of:=(([.C16]/[.C15])-1)*100" office:value-type="float" office:value="129.814261855356">
            <text:p>129,8142618554</text:p>
          </table:table-cell>
          <table:table-cell table:number-columns-repeated="2"/>
          <table:table-cell office:value-type="float" office:value="116.503521">
            <text:p>116,503521</text:p>
          </table:table-cell>
          <table:table-cell table:number-columns-repeated="17"/>
        </table:table-row>
        <table:table-row table:style-name="ro1">
          <table:table-cell office:value-type="float" office:value="1.969937">
            <text:p>1,969937</text:p>
          </table:table-cell>
          <table:table-cell office:value-type="float" office:value="1.760311">
            <text:p>1,760311</text:p>
          </table:table-cell>
          <table:table-cell table:formula="of:=[.B17]-[.A17]" office:value-type="float" office:value="-0.209626">
            <text:p>-0,209626</text:p>
          </table:table-cell>
          <table:table-cell table:formula="of:=(([.C17]/[.C16])-1)*100" office:value-type="float" office:value="361.639763042568">
            <text:p>361,6397630426</text:p>
          </table:table-cell>
          <table:table-cell table:number-columns-repeated="2"/>
          <table:table-cell office:value-type="float" office:value="115.724214">
            <text:p>115,724214</text:p>
          </table:table-cell>
          <table:table-cell table:number-columns-repeated="17"/>
        </table:table-row>
        <table:table-row table:style-name="ro1">
          <table:table-cell office:value-type="float" office:value="1.952332">
            <text:p>1,952332</text:p>
          </table:table-cell>
          <table:table-cell office:value-type="float" office:value="1.805545">
            <text:p>1,805545</text:p>
          </table:table-cell>
          <table:table-cell table:formula="of:=[.B18]-[.A18]" office:value-type="float" office:value="-0.146787">
            <text:p>-0,146787</text:p>
          </table:table-cell>
          <table:table-cell table:formula="of:=(([.C18]/[.C17])-1)*100" office:value-type="float" office:value="-29.9767204449829">
            <text:p>-29,976720445</text:p>
          </table:table-cell>
          <table:table-cell table:number-columns-repeated="2"/>
          <table:table-cell office:value-type="float" office:value="114.579838">
            <text:p>114,579838</text:p>
          </table:table-cell>
          <table:table-cell table:number-columns-repeated="17"/>
        </table:table-row>
        <table:table-row table:style-name="ro1">
          <table:table-cell office:value-type="float" office:value="1.92119">
            <text:p>1,92119</text:p>
          </table:table-cell>
          <table:table-cell office:value-type="float" office:value="1.791638">
            <text:p>1,791638</text:p>
          </table:table-cell>
          <table:table-cell table:formula="of:=[.B19]-[.A19]" office:value-type="float" office:value="-0.129552">
            <text:p>-0,129552</text:p>
          </table:table-cell>
          <table:table-cell table:formula="of:=(([.C19]/[.C18])-1)*100" office:value-type="float" office:value="-11.7415029941343">
            <text:p>-11,7415029941</text:p>
          </table:table-cell>
          <table:table-cell table:number-columns-repeated="2"/>
          <table:table-cell office:value-type="float" office:value="114.226298">
            <text:p>114,226298</text:p>
          </table:table-cell>
          <table:table-cell table:number-columns-repeated="17"/>
        </table:table-row>
        <table:table-row table:style-name="ro1">
          <table:table-cell office:value-type="float" office:value="2.038755">
            <text:p>2,038755</text:p>
          </table:table-cell>
          <table:table-cell office:value-type="float" office:value="1.887313">
            <text:p>1,887313</text:p>
          </table:table-cell>
          <table:table-cell table:formula="of:=[.B20]-[.A20]" office:value-type="float" office:value="-0.151442">
            <text:p>-0,151442</text:p>
          </table:table-cell>
          <table:table-cell table:formula="of:=(([.C20]/[.C19])-1)*100" office:value-type="float" office:value="16.8966901321478">
            <text:p>16,8966901321</text:p>
          </table:table-cell>
          <table:table-cell table:number-columns-repeated="2"/>
          <table:table-cell office:value-type="float" office:value="116.555829">
            <text:p>116,555829</text:p>
          </table:table-cell>
          <table:table-cell table:number-columns-repeated="17"/>
        </table:table-row>
        <table:table-row table:style-name="ro1">
          <table:table-cell office:value-type="float" office:value="1.860424">
            <text:p>1,860424</text:p>
          </table:table-cell>
          <table:table-cell office:value-type="float" office:value="1.76201">
            <text:p>1,76201</text:p>
          </table:table-cell>
          <table:table-cell table:formula="of:=[.B21]-[.A21]" office:value-type="float" office:value="-0.098414">
            <text:p>-0,098414</text:p>
          </table:table-cell>
          <table:table-cell table:formula="of:=(([.C21]/[.C20])-1)*100" office:value-type="float" office:value="-35.0153854280848">
            <text:p>-35,0153854281</text:p>
          </table:table-cell>
          <table:table-cell table:number-columns-repeated="2"/>
          <table:table-cell office:value-type="float" office:value="121.541002">
            <text:p>121,541002</text:p>
          </table:table-cell>
          <table:table-cell table:number-columns-repeated="17"/>
        </table:table-row>
        <table:table-row table:style-name="ro1">
          <table:table-cell office:value-type="float" office:value="1.545253">
            <text:p>1,545253</text:p>
          </table:table-cell>
          <table:table-cell office:value-type="float" office:value="1.505835">
            <text:p>1,505835</text:p>
          </table:table-cell>
          <table:table-cell table:formula="of:=[.B22]-[.A22]" office:value-type="float" office:value="-0.0394180000000002">
            <text:p>-0,039418</text:p>
          </table:table-cell>
          <table:table-cell table:formula="of:=(([.C22]/[.C21])-1)*100" office:value-type="float" office:value="-59.9467555429104">
            <text:p>-59,9467555429</text:p>
          </table:table-cell>
          <table:table-cell table:number-columns-repeated="2"/>
          <table:table-cell office:value-type="float" office:value="123.508362">
            <text:p>123,508362</text:p>
          </table:table-cell>
          <table:table-cell table:number-columns-repeated="17"/>
        </table:table-row>
        <table:table-row table:style-name="ro1">
          <table:table-cell office:value-type="float" office:value="1.374912">
            <text:p>1,374912</text:p>
          </table:table-cell>
          <table:table-cell office:value-type="float" office:value="1.400927">
            <text:p>1,400927</text:p>
          </table:table-cell>
          <table:table-cell table:formula="of:=[.B23]-[.A23]" office:value-type="float" office:value="0.0260150000000001">
            <text:p>0,026015</text:p>
          </table:table-cell>
          <table:table-cell table:formula="of:=(([.C23]/[.C22])-1)*100" office:value-type="float" office:value="-165.997767517378">
            <text:p>-165,9977675174</text:p>
          </table:table-cell>
          <table:table-cell table:number-columns-repeated="2"/>
          <table:table-cell office:value-type="float" office:value="125.301696">
            <text:p>125,301696</text:p>
          </table:table-cell>
          <table:table-cell table:number-columns-repeated="17"/>
        </table:table-row>
        <table:table-row table:style-name="ro1">
          <table:table-cell office:value-type="float" office:value="1.552067">
            <text:p>1,552067</text:p>
          </table:table-cell>
          <table:table-cell office:value-type="float" office:value="1.476424">
            <text:p>1,476424</text:p>
          </table:table-cell>
          <table:table-cell table:formula="of:=[.B24]-[.A24]" office:value-type="float" office:value="-0.0756430000000001">
            <text:p>-0,075643</text:p>
          </table:table-cell>
          <table:table-cell table:formula="of:=(([.C24]/[.C23])-1)*100" office:value-type="float" office:value="-390.766865270036">
            <text:p>-390,76686527</text:p>
          </table:table-cell>
          <table:table-cell table:number-columns-repeated="2"/>
          <table:table-cell office:value-type="float" office:value="126.340788">
            <text:p>126,340788</text:p>
          </table:table-cell>
          <table:table-cell table:number-columns-repeated="17"/>
        </table:table-row>
        <table:table-row table:style-name="ro1">
          <table:table-cell office:value-type="float" office:value="1.767982">
            <text:p>1,767982</text:p>
          </table:table-cell>
          <table:table-cell office:value-type="float" office:value="1.655943">
            <text:p>1,655943</text:p>
          </table:table-cell>
          <table:table-cell table:formula="of:=[.B25]-[.A25]" office:value-type="float" office:value="-0.112039">
            <text:p>-0,112039</text:p>
          </table:table-cell>
          <table:table-cell table:number-columns-repeated="21"/>
        </table:table-row>
        <table:table-row table:style-name="ro1">
          <table:table-cell office:value-type="float" office:value="1.525507">
            <text:p>1,525507</text:p>
          </table:table-cell>
          <table:table-cell office:value-type="float" office:value="1.481927">
            <text:p>1,481927</text:p>
          </table:table-cell>
          <table:table-cell table:formula="of:=[.B26]-[.A26]" office:value-type="float" office:value="-0.04358">
            <text:p>-0,04358</text:p>
          </table:table-cell>
          <table:table-cell table:number-columns-repeated="21"/>
        </table:table-row>
        <table:table-row table:style-name="ro1">
          <table:table-cell office:value-type="float" office:value="1.969727">
            <text:p>1,969727</text:p>
          </table:table-cell>
          <table:table-cell office:value-type="float" office:value="1.885129">
            <text:p>1,885129</text:p>
          </table:table-cell>
          <table:table-cell table:formula="of:=[.B27]-[.A27]" office:value-type="float" office:value="-0.0845979999999999">
            <text:p>-0,084598</text:p>
          </table:table-cell>
          <table:table-cell table:number-columns-repeated="21"/>
        </table:table-row>
        <table:table-row table:style-name="ro1">
          <table:table-cell office:value-type="float" office:value="1.914403">
            <text:p>1,914403</text:p>
          </table:table-cell>
          <table:table-cell office:value-type="float" office:value="1.805588">
            <text:p>1,805588</text:p>
          </table:table-cell>
          <table:table-cell table:formula="of:=[.B28]-[.A28]" office:value-type="float" office:value="-0.108815">
            <text:p>-0,108815</text:p>
          </table:table-cell>
          <table:table-cell table:number-columns-repeated="21"/>
        </table:table-row>
        <table:table-row table:style-name="ro1">
          <table:table-cell office:value-type="float" office:value="1.852212">
            <text:p>1,852212</text:p>
          </table:table-cell>
          <table:table-cell office:value-type="float" office:value="1.836019">
            <text:p>1,836019</text:p>
          </table:table-cell>
          <table:table-cell table:formula="of:=[.B29]-[.A29]" office:value-type="float" office:value="-0.0161930000000001">
            <text:p>-0,016193</text:p>
          </table:table-cell>
          <table:table-cell table:number-columns-repeated="21"/>
        </table:table-row>
        <table:table-row table:style-name="ro1">
          <table:table-cell office:value-type="float" office:value="2.397391">
            <text:p>2,397391</text:p>
          </table:table-cell>
          <table:table-cell office:value-type="float" office:value="2.191232">
            <text:p>2,191232</text:p>
          </table:table-cell>
          <table:table-cell table:formula="of:=[.B30]-[.A30]" office:value-type="float" office:value="-0.206159">
            <text:p>-0,206159</text:p>
          </table:table-cell>
          <table:table-cell table:number-columns-repeated="21"/>
        </table:table-row>
        <table:table-row table:style-name="ro1">
          <table:table-cell office:value-type="float" office:value="2.022602">
            <text:p>2,022602</text:p>
          </table:table-cell>
          <table:table-cell office:value-type="float" office:value="1.836862">
            <text:p>1,836862</text:p>
          </table:table-cell>
          <table:table-cell table:formula="of:=[.B31]-[.A31]" office:value-type="float" office:value="-0.18574">
            <text:p>-0,18574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18"/>
        </table:table-row>
        <table:table-row table:style-name="ro1">
          <table:table-cell office:value-type="float" office:value="2.208765">
            <text:p>2,208765</text:p>
          </table:table-cell>
          <table:table-cell office:value-type="float" office:value="2.120381">
            <text:p>2,120381</text:p>
          </table:table-cell>
          <table:table-cell table:formula="of:=[.B32]-[.A32]" office:value-type="float" office:value="-0.088384">
            <text:p>-0,088384</text:p>
          </table:table-cell>
          <table:table-cell table:number-columns-repeated="21"/>
        </table:table-row>
        <table:table-row table:style-name="ro1">
          <table:table-cell office:value-type="float" office:value="1.857237">
            <text:p>1,857237</text:p>
          </table:table-cell>
          <table:table-cell office:value-type="float" office:value="1.70929">
            <text:p>1,70929</text:p>
          </table:table-cell>
          <table:table-cell table:formula="of:=[.B33]-[.A33]" office:value-type="float" office:value="-0.147947">
            <text:p>-0,147947</text:p>
          </table:table-cell>
          <table:table-cell table:number-columns-repeated="21"/>
        </table:table-row>
        <table:table-row table:style-name="ro1">
          <table:table-cell office:value-type="float" office:value="1.884954">
            <text:p>1,884954</text:p>
          </table:table-cell>
          <table:table-cell office:value-type="float" office:value="1.85037">
            <text:p>1,85037</text:p>
          </table:table-cell>
          <table:table-cell table:formula="of:=[.B34]-[.A34]" office:value-type="float" office:value="-0.0345840000000002">
            <text:p>-0,034584</text:p>
          </table:table-cell>
          <table:table-cell table:number-columns-repeated="21"/>
        </table:table-row>
        <table:table-row table:style-name="ro1">
          <table:table-cell office:value-type="float" office:value="1.744247">
            <text:p>1,744247</text:p>
          </table:table-cell>
          <table:table-cell office:value-type="float" office:value="1.678045">
            <text:p>1,678045</text:p>
          </table:table-cell>
          <table:table-cell table:formula="of:=[.B35]-[.A35]" office:value-type="float" office:value="-0.0662020000000001">
            <text:p>-0,066202</text:p>
          </table:table-cell>
          <table:table-cell table:number-columns-repeated="21"/>
        </table:table-row>
        <table:table-row table:style-name="ro1">
          <table:table-cell office:value-type="float" office:value="1.647655">
            <text:p>1,647655</text:p>
          </table:table-cell>
          <table:table-cell office:value-type="float" office:value="1.674109">
            <text:p>1,674109</text:p>
          </table:table-cell>
          <table:table-cell table:formula="of:=[.B36]-[.A36]" office:value-type="float" office:value="0.0264540000000002">
            <text:p>0,026454</text:p>
          </table:table-cell>
          <table:table-cell table:number-columns-repeated="9"/>
          <table:table-cell table:number-columns-repeated="2" office:value-type="float" office:value="5.274446">
            <text:p>5,274446</text:p>
          </table:table-cell>
          <table:table-cell table:formula="of:=[.N36]-[.M36]" office:value-type="float" office:value="0">
            <text:p>0</text:p>
          </table:table-cell>
          <table:table-cell table:number-columns-repeated="4"/>
          <table:table-cell table:number-columns-repeated="2" office:value-type="float" office:value="22.932589">
            <text:p>22,932589</text:p>
          </table:table-cell>
          <table:table-cell table:formula="of:=[.X36]*[Feuille2.$E$1]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.31273">
            <text:p>1,31273</text:p>
          </table:table-cell>
          <table:table-cell office:value-type="float" office:value="1.353622">
            <text:p>1,353622</text:p>
          </table:table-cell>
          <table:table-cell table:formula="of:=[.B37]-[.A37]" office:value-type="float" office:value="0.0408920000000002">
            <text:p>0,040892</text:p>
          </table:table-cell>
          <table:table-cell table:number-columns-repeated="9"/>
          <table:table-cell office:value-type="float" office:value="5.476302">
            <text:p>5,476302</text:p>
          </table:table-cell>
          <table:table-cell office:value-type="float" office:value="5.486293">
            <text:p>5,486293</text:p>
          </table:table-cell>
          <table:table-cell table:formula="of:=[.N37]-[.M37]" office:value-type="float" office:value="0.00999099999999942">
            <text:p>0,009991</text:p>
          </table:table-cell>
          <table:table-cell table:formula="of:=[.O37]/[.O36]" office:value-type="float" office:value="0">
            <text:p>#DIV/0 !</text:p>
          </table:table-cell>
          <table:table-cell table:number-columns-repeated="3"/>
          <table:table-cell office:value-type="float" office:value="23.959198">
            <text:p>23,959198</text:p>
          </table:table-cell>
          <table:table-cell office:value-type="float" office:value="23.931581">
            <text:p>23,931581</text:p>
          </table:table-cell>
          <table:table-cell table:formula="of:=[.X37]*[Feuille2.$E$1]" office:value-type="float" office:value="0">
            <text:p>0</text:p>
          </table:table-cell>
          <table:table-cell/>
          <table:table-cell office:value-type="float" office:value="101.769667">
            <text:p>101,769667</text:p>
          </table:table-cell>
        </table:table-row>
        <table:table-row table:style-name="ro1">
          <table:table-cell office:value-type="float" office:value="1.45943">
            <text:p>1,45943</text:p>
          </table:table-cell>
          <table:table-cell office:value-type="float" office:value="1.496793">
            <text:p>1,496793</text:p>
          </table:table-cell>
          <table:table-cell table:formula="of:=[.B38]-[.A38]" office:value-type="float" office:value="0.037363">
            <text:p>0,037363</text:p>
          </table:table-cell>
          <table:table-cell table:number-columns-repeated="9"/>
          <table:table-cell office:value-type="float" office:value="5.66792">
            <text:p>5,66792</text:p>
          </table:table-cell>
          <table:table-cell office:value-type="float" office:value="5.782872">
            <text:p>5,782872</text:p>
          </table:table-cell>
          <table:table-cell table:formula="of:=[.N38]-[.M38]" office:value-type="float" office:value="0.114952000000001">
            <text:p>0,114952</text:p>
          </table:table-cell>
          <table:table-cell table:formula="of:=[.O38]/[.O37]" office:value-type="float" office:value="11.5055549995003">
            <text:p>11,5055549995</text:p>
          </table:table-cell>
          <table:table-cell table:number-columns-repeated="3"/>
          <table:table-cell office:value-type="float" office:value="25.229757">
            <text:p>25,229757</text:p>
          </table:table-cell>
          <table:table-cell office:value-type="float" office:value="25.310533">
            <text:p>25,310533</text:p>
          </table:table-cell>
          <table:table-cell table:formula="of:=[.X38]*[Feuille2.$E$1]" office:value-type="float" office:value="0">
            <text:p>0</text:p>
          </table:table-cell>
          <table:table-cell/>
          <table:table-cell office:value-type="float" office:value="103.921329">
            <text:p>103,921329</text:p>
          </table:table-cell>
        </table:table-row>
        <table:table-row table:style-name="ro1">
          <table:table-cell office:value-type="float" office:value="1.886584">
            <text:p>1,886584</text:p>
          </table:table-cell>
          <table:table-cell office:value-type="float" office:value="1.84361">
            <text:p>1,84361</text:p>
          </table:table-cell>
          <table:table-cell table:formula="of:=[.B39]-[.A39]" office:value-type="float" office:value="-0.0429740000000001">
            <text:p>-0,042974</text:p>
          </table:table-cell>
          <table:table-cell table:number-columns-repeated="9"/>
          <table:table-cell office:value-type="float" office:value="5.156113">
            <text:p>5,156113</text:p>
          </table:table-cell>
          <table:table-cell office:value-type="float" office:value="5.321993">
            <text:p>5,321993</text:p>
          </table:table-cell>
          <table:table-cell table:formula="of:=[.N39]-[.M39]" office:value-type="float" office:value="0.16588">
            <text:p>0,16588</text:p>
          </table:table-cell>
          <table:table-cell table:formula="of:=[.O39]/[.O38]" office:value-type="float" office:value="1.44303709374346">
            <text:p>1,4430370937</text:p>
          </table:table-cell>
          <table:table-cell table:number-columns-repeated="3"/>
          <table:table-cell office:value-type="float" office:value="26.205071">
            <text:p>26,205071</text:p>
          </table:table-cell>
          <table:table-cell office:value-type="float" office:value="26.183558">
            <text:p>26,183558</text:p>
          </table:table-cell>
          <table:table-cell table:formula="of:=[.X39]*[Feuille2.$E$1]" office:value-type="float" office:value="0">
            <text:p>0</text:p>
          </table:table-cell>
          <table:table-cell/>
          <table:table-cell office:value-type="float" office:value="105.577363">
            <text:p>105,577363</text:p>
          </table:table-cell>
        </table:table-row>
        <table:table-row table:style-name="ro1">
          <table:table-cell office:value-type="float" office:value="1.96222">
            <text:p>1,96222</text:p>
          </table:table-cell>
          <table:table-cell office:value-type="float" office:value="1.915195">
            <text:p>1,915195</text:p>
          </table:table-cell>
          <table:table-cell table:formula="of:=[.B40]-[.A40]" office:value-type="float" office:value="-0.0470249999999999">
            <text:p>-0,047025</text:p>
          </table:table-cell>
          <table:table-cell table:number-columns-repeated="9"/>
          <table:table-cell office:value-type="float" office:value="4.973355">
            <text:p>4,973355</text:p>
          </table:table-cell>
          <table:table-cell office:value-type="float" office:value="5.017311">
            <text:p>5,017311</text:p>
          </table:table-cell>
          <table:table-cell table:formula="of:=[.N40]-[.M40]" office:value-type="float" office:value="0.0439560000000006">
            <text:p>0,043956</text:p>
          </table:table-cell>
          <table:table-cell table:formula="of:=[.O40]/[.O39]" office:value-type="float" office:value="0.264986737400534">
            <text:p>0,2649867374</text:p>
          </table:table-cell>
          <table:table-cell table:number-columns-repeated="3"/>
          <table:table-cell office:value-type="float" office:value="26.924178">
            <text:p>26,924178</text:p>
          </table:table-cell>
          <table:table-cell office:value-type="float" office:value="26.990277">
            <text:p>26,990277</text:p>
          </table:table-cell>
          <table:table-cell table:formula="of:=[.X40]*[Feuille2.$E$1]" office:value-type="float" office:value="0">
            <text:p>0</text:p>
          </table:table-cell>
          <table:table-cell/>
          <table:table-cell office:value-type="float" office:value="107.175295">
            <text:p>107,175295</text:p>
          </table:table-cell>
        </table:table-row>
        <table:table-row table:style-name="ro1">
          <table:table-cell office:value-type="float" office:value="1.488895">
            <text:p>1,488895</text:p>
          </table:table-cell>
          <table:table-cell office:value-type="float" office:value="1.536644">
            <text:p>1,536644</text:p>
          </table:table-cell>
          <table:table-cell table:formula="of:=[.B41]-[.A41]" office:value-type="float" office:value="0.047749">
            <text:p>0,047749</text:p>
          </table:table-cell>
          <table:table-cell table:number-columns-repeated="9"/>
          <table:table-cell office:value-type="float" office:value="3.717797">
            <text:p>3,717797</text:p>
          </table:table-cell>
          <table:table-cell office:value-type="float" office:value="4.059726">
            <text:p>4,059726</text:p>
          </table:table-cell>
          <table:table-cell table:formula="of:=[.N41]-[.M41]" office:value-type="float" office:value="0.341929">
            <text:p>0,341929</text:p>
          </table:table-cell>
          <table:table-cell table:formula="of:=[.O41]/[.O40]" office:value-type="float" office:value="7.77889252889244">
            <text:p>7,7788925289</text:p>
          </table:table-cell>
          <table:table-cell table:number-columns-repeated="3"/>
          <table:table-cell office:value-type="float" office:value="28.345938">
            <text:p>28,345938</text:p>
          </table:table-cell>
          <table:table-cell office:value-type="float" office:value="30.527443">
            <text:p>30,527443</text:p>
          </table:table-cell>
          <table:table-cell table:formula="of:=[.X41]*[Feuille2.$E$1]" office:value-type="float" office:value="0">
            <text:p>0</text:p>
          </table:table-cell>
          <table:table-cell/>
          <table:table-cell office:value-type="float" office:value="111.497975">
            <text:p>111,497975</text:p>
          </table:table-cell>
        </table:table-row>
        <table:table-row table:style-name="ro1">
          <table:table-cell office:value-type="float" office:value="1.403497">
            <text:p>1,403497</text:p>
          </table:table-cell>
          <table:table-cell office:value-type="float" office:value="1.471797">
            <text:p>1,471797</text:p>
          </table:table-cell>
          <table:table-cell table:formula="of:=[.B42]-[.A42]" office:value-type="float" office:value="0.0683">
            <text:p>0,0683</text:p>
          </table:table-cell>
          <table:table-cell table:number-columns-repeated="9"/>
          <table:table-cell office:value-type="float" office:value="3.737054">
            <text:p>3,737054</text:p>
          </table:table-cell>
          <table:table-cell office:value-type="float" office:value="4.080945">
            <text:p>4,080945</text:p>
          </table:table-cell>
          <table:table-cell table:formula="of:=[.N42]-[.M42]" office:value-type="float" office:value="0.343891">
            <text:p>0,343891</text:p>
          </table:table-cell>
          <table:table-cell table:formula="of:=[.O42]/[.O41]" office:value-type="float" office:value="1.0057380333344">
            <text:p>1,0057380333</text:p>
          </table:table-cell>
          <table:table-cell table:number-columns-repeated="3"/>
          <table:table-cell office:value-type="float" office:value="27.276933">
            <text:p>27,276933</text:p>
          </table:table-cell>
          <table:table-cell office:value-type="float" office:value="29.513175">
            <text:p>29,513175</text:p>
          </table:table-cell>
          <table:table-cell table:formula="of:=[.X42]*[Feuille2.$E$1]" office:value-type="float" office:value="0">
            <text:p>0</text:p>
          </table:table-cell>
          <table:table-cell/>
          <table:table-cell office:value-type="float" office:value="111.30001">
            <text:p>111,30001</text:p>
          </table:table-cell>
        </table:table-row>
        <table:table-row table:style-name="ro1">
          <table:table-cell office:value-type="float" office:value="1.512156">
            <text:p>1,512156</text:p>
          </table:table-cell>
          <table:table-cell office:value-type="float" office:value="1.614513">
            <text:p>1,614513</text:p>
          </table:table-cell>
          <table:table-cell table:formula="of:=[.B43]-[.A43]" office:value-type="float" office:value="0.102357">
            <text:p>0,102357</text:p>
          </table:table-cell>
          <table:table-cell table:number-columns-repeated="9"/>
          <table:table-cell office:value-type="float" office:value="3.893008">
            <text:p>3,893008</text:p>
          </table:table-cell>
          <table:table-cell office:value-type="float" office:value="4.234156">
            <text:p>4,234156</text:p>
          </table:table-cell>
          <table:table-cell table:formula="of:=[.N43]-[.M43]" office:value-type="float" office:value="0.341148">
            <text:p>0,341148</text:p>
          </table:table-cell>
          <table:table-cell table:formula="of:=[.O43]/[.O42]" office:value-type="float" office:value="0.992023635396099">
            <text:p>0,9920236354</text:p>
          </table:table-cell>
          <table:table-cell table:number-columns-repeated="3"/>
          <table:table-cell office:value-type="float" office:value="25.679026">
            <text:p>25,679026</text:p>
          </table:table-cell>
          <table:table-cell office:value-type="float" office:value="27.864428">
            <text:p>27,864428</text:p>
          </table:table-cell>
          <table:table-cell table:formula="of:=[.X43]*[Feuille2.$E$1]" office:value-type="float" office:value="0">
            <text:p>0</text:p>
          </table:table-cell>
          <table:table-cell/>
          <table:table-cell office:value-type="float" office:value="110.478851">
            <text:p>110,478851</text:p>
          </table:table-cell>
        </table:table-row>
        <table:table-row table:style-name="ro1">
          <table:table-cell office:value-type="float" office:value="1.069603">
            <text:p>1,069603</text:p>
          </table:table-cell>
          <table:table-cell office:value-type="float" office:value="1.183542">
            <text:p>1,183542</text:p>
          </table:table-cell>
          <table:table-cell table:formula="of:=[.B44]-[.A44]" office:value-type="float" office:value="0.113939">
            <text:p>0,113939</text:p>
          </table:table-cell>
          <table:table-cell table:number-columns-repeated="9"/>
          <table:table-cell office:value-type="float" office:value="2.540761">
            <text:p>2,540761</text:p>
          </table:table-cell>
          <table:table-cell office:value-type="float" office:value="2.884845">
            <text:p>2,884845</text:p>
          </table:table-cell>
          <table:table-cell table:formula="of:=[.N44]-[.M44]" office:value-type="float" office:value="0.344084">
            <text:p>0,344084</text:p>
          </table:table-cell>
          <table:table-cell table:formula="of:=[.O44]/[.O43]" office:value-type="float" office:value="1.00860623541689">
            <text:p>1,0086062354</text:p>
          </table:table-cell>
          <table:table-cell table:number-columns-repeated="3"/>
          <table:table-cell office:value-type="float" office:value="26.769494">
            <text:p>26,769494</text:p>
          </table:table-cell>
          <table:table-cell office:value-type="float" office:value="28.958526">
            <text:p>28,958526</text:p>
          </table:table-cell>
          <table:table-cell table:formula="of:=[.X44]*[Feuille2.$E$1]" office:value-type="float" office:value="0">
            <text:p>0</text:p>
          </table:table-cell>
          <table:table-cell/>
          <table:table-cell office:value-type="float" office:value="112.395016">
            <text:p>112,395016</text:p>
          </table:table-cell>
        </table:table-row>
        <table:table-row table:style-name="ro1">
          <table:table-cell office:value-type="float" office:value="1.141229">
            <text:p>1,141229</text:p>
          </table:table-cell>
          <table:table-cell office:value-type="float" office:value="1.252283">
            <text:p>1,252283</text:p>
          </table:table-cell>
          <table:table-cell table:formula="of:=[.B45]-[.A45]" office:value-type="float" office:value="0.111054">
            <text:p>0,111054</text:p>
          </table:table-cell>
          <table:table-cell table:number-columns-repeated="9"/>
          <table:table-cell office:value-type="float" office:value="2.549477">
            <text:p>2,549477</text:p>
          </table:table-cell>
          <table:table-cell office:value-type="float" office:value="2.905751">
            <text:p>2,905751</text:p>
          </table:table-cell>
          <table:table-cell table:formula="of:=[.N45]-[.M45]" office:value-type="float" office:value="0.356274">
            <text:p>0,356274</text:p>
          </table:table-cell>
          <table:table-cell table:formula="of:=[.O45]/[.O44]" office:value-type="float" office:value="1.03542739563595">
            <text:p>1,0354273956</text:p>
          </table:table-cell>
          <table:table-cell table:number-columns-repeated="3"/>
          <table:table-cell office:value-type="float" office:value="27.341673">
            <text:p>27,341673</text:p>
          </table:table-cell>
          <table:table-cell office:value-type="float" office:value="29.654403">
            <text:p>29,654403</text:p>
          </table:table-cell>
          <table:table-cell table:formula="of:=[.X45]*[Feuille2.$E$1]" office:value-type="float" office:value="0">
            <text:p>0</text:p>
          </table:table-cell>
          <table:table-cell/>
          <table:table-cell office:value-type="float" office:value="113.923226">
            <text:p>113,923226</text:p>
          </table:table-cell>
        </table:table-row>
        <table:table-row table:style-name="ro1">
          <table:table-cell office:value-type="float" office:value="1.121388">
            <text:p>1,121388</text:p>
          </table:table-cell>
          <table:table-cell office:value-type="float" office:value="1.254795">
            <text:p>1,254795</text:p>
          </table:table-cell>
          <table:table-cell table:formula="of:=[.B46]-[.A46]" office:value-type="float" office:value="0.133407">
            <text:p>0,133407</text:p>
          </table:table-cell>
          <table:table-cell table:number-columns-repeated="9"/>
          <table:table-cell office:value-type="float" office:value="2.483622">
            <text:p>2,483622</text:p>
          </table:table-cell>
          <table:table-cell office:value-type="float" office:value="3.011809">
            <text:p>3,011809</text:p>
          </table:table-cell>
          <table:table-cell table:formula="of:=[.N46]-[.M46]" office:value-type="float" office:value="0.528187">
            <text:p>0,528187</text:p>
          </table:table-cell>
          <table:table-cell table:formula="of:=[.O46]/[.O45]" office:value-type="float" office:value="1.48253029971314">
            <text:p>1,4825302997</text:p>
          </table:table-cell>
          <table:table-cell table:number-columns-repeated="3"/>
          <table:table-cell office:value-type="float" office:value="25.092864">
            <text:p>25,092864</text:p>
          </table:table-cell>
          <table:table-cell office:value-type="float" office:value="29.607037">
            <text:p>29,607037</text:p>
          </table:table-cell>
          <table:table-cell table:formula="of:=[.X46]*[Feuille2.$E$1]" office:value-type="float" office:value="0">
            <text:p>0</text:p>
          </table:table-cell>
          <table:table-cell/>
          <table:table-cell office:value-type="float" office:value="114.720268">
            <text:p>114,720268</text:p>
          </table:table-cell>
        </table:table-row>
        <table:table-row table:style-name="ro1">
          <table:table-cell office:value-type="float" office:value="1.071247">
            <text:p>1,071247</text:p>
          </table:table-cell>
          <table:table-cell office:value-type="float" office:value="1.269972">
            <text:p>1,269972</text:p>
          </table:table-cell>
          <table:table-cell table:formula="of:=[.B47]-[.A47]" office:value-type="float" office:value="0.198725">
            <text:p>0,198725</text:p>
          </table:table-cell>
          <table:table-cell table:number-columns-repeated="9"/>
          <table:table-cell office:value-type="float" office:value="1.983241">
            <text:p>1,983241</text:p>
          </table:table-cell>
          <table:table-cell office:value-type="float" office:value="2.601614">
            <text:p>2,601614</text:p>
          </table:table-cell>
          <table:table-cell table:formula="of:=[.N47]-[.M47]" office:value-type="float" office:value="0.618373">
            <text:p>0,618373</text:p>
          </table:table-cell>
          <table:table-cell table:formula="of:=[.O47]/[.O46]" office:value-type="float" office:value="1.17074634551778">
            <text:p>1,1707463455</text:p>
          </table:table-cell>
          <table:table-cell table:number-columns-repeated="3"/>
          <table:table-cell office:value-type="float" office:value="26.717445">
            <text:p>26,717445</text:p>
          </table:table-cell>
          <table:table-cell office:value-type="float" office:value="31.302525">
            <text:p>31,302525</text:p>
          </table:table-cell>
          <table:table-cell table:formula="of:=[.X47]*[Feuille2.$E$1]" office:value-type="float" office:value="0">
            <text:p>0</text:p>
          </table:table-cell>
          <table:table-cell/>
          <table:table-cell office:value-type="float" office:value="117.259891">
            <text:p>117,259891</text:p>
          </table:table-cell>
        </table:table-row>
        <table:table-row table:style-name="ro1">
          <table:table-cell office:value-type="float" office:value="1.137988">
            <text:p>1,137988</text:p>
          </table:table-cell>
          <table:table-cell office:value-type="float" office:value="1.243775">
            <text:p>1,243775</text:p>
          </table:table-cell>
          <table:table-cell table:formula="of:=[.B48]-[.A48]" office:value-type="float" office:value="0.105787">
            <text:p>0,105787</text:p>
          </table:table-cell>
          <table:table-cell table:number-columns-repeated="9"/>
          <table:table-cell office:value-type="float" office:value="2.045825">
            <text:p>2,045825</text:p>
          </table:table-cell>
          <table:table-cell office:value-type="float" office:value="2.681921">
            <text:p>2,681921</text:p>
          </table:table-cell>
          <table:table-cell table:formula="of:=[.N48]-[.M48]" office:value-type="float" office:value="0.636096">
            <text:p>0,636096</text:p>
          </table:table-cell>
          <table:table-cell table:formula="of:=[.O48]/[.O47]" office:value-type="float" office:value="1.02866069508209">
            <text:p>1,0286606951</text:p>
          </table:table-cell>
          <table:table-cell table:number-columns-repeated="3"/>
          <table:table-cell office:value-type="float" office:value="26.643001">
            <text:p>26,643001</text:p>
          </table:table-cell>
          <table:table-cell office:value-type="float" office:value="31.237546">
            <text:p>31,237546</text:p>
          </table:table-cell>
          <table:table-cell table:formula="of:=[.X48]*[Feuille2.$E$1]" office:value-type="float" office:value="0">
            <text:p>0</text:p>
          </table:table-cell>
          <table:table-cell/>
          <table:table-cell office:value-type="float" office:value="118.056377">
            <text:p>118,056377</text:p>
          </table:table-cell>
        </table:table-row>
        <table:table-row table:style-name="ro1">
          <table:table-cell office:value-type="float" office:value="1.699602">
            <text:p>1,699602</text:p>
          </table:table-cell>
          <table:table-cell office:value-type="float" office:value="1.713661">
            <text:p>1,713661</text:p>
          </table:table-cell>
          <table:table-cell table:formula="of:=[.B49]-[.A49]" office:value-type="float" office:value="0.014059">
            <text:p>0,014059</text:p>
          </table:table-cell>
          <table:table-cell table:number-columns-repeated="9"/>
          <table:table-cell office:value-type="float" office:value="1.770804">
            <text:p>1,770804</text:p>
          </table:table-cell>
          <table:table-cell office:value-type="float" office:value="2.498575">
            <text:p>2,498575</text:p>
          </table:table-cell>
          <table:table-cell table:formula="of:=[.N49]-[.M49]" office:value-type="float" office:value="0.727771">
            <text:p>0,727771</text:p>
          </table:table-cell>
          <table:table-cell table:formula="of:=[.O49]/[.O48]" office:value-type="float" office:value="1.14412132759835">
            <text:p>1,1441213276</text:p>
          </table:table-cell>
          <table:table-cell table:number-columns-repeated="3"/>
          <table:table-cell office:value-type="float" office:value="28.589346">
            <text:p>28,589346</text:p>
          </table:table-cell>
          <table:table-cell office:value-type="float" office:value="33.289146">
            <text:p>33,289146</text:p>
          </table:table-cell>
          <table:table-cell table:formula="of:=[.X49]*[Feuille2.$E$1]" office:value-type="float" office:value="0">
            <text:p>0</text:p>
          </table:table-cell>
          <table:table-cell/>
          <table:table-cell office:value-type="float" office:value="120.967469">
            <text:p>120,967469</text:p>
          </table:table-cell>
        </table:table-row>
        <table:table-row table:style-name="ro1">
          <table:table-cell office:value-type="float" office:value="1.715231">
            <text:p>1,715231</text:p>
          </table:table-cell>
          <table:table-cell office:value-type="float" office:value="1.760356">
            <text:p>1,760356</text:p>
          </table:table-cell>
          <table:table-cell table:formula="of:=[.B50]-[.A50]" office:value-type="float" office:value="0.0451249999999999">
            <text:p>0,045125</text:p>
          </table:table-cell>
          <table:table-cell table:number-columns-repeated="9"/>
          <table:table-cell office:value-type="float" office:value="1.55396">
            <text:p>1,55396</text:p>
          </table:table-cell>
          <table:table-cell office:value-type="float" office:value="2.288862">
            <text:p>2,288862</text:p>
          </table:table-cell>
          <table:table-cell table:formula="of:=[.N50]-[.M50]" office:value-type="float" office:value="0.734902">
            <text:p>0,734902</text:p>
          </table:table-cell>
          <table:table-cell table:formula="of:=[.O50]/[.O49]" office:value-type="float" office:value="1.00979841186307">
            <text:p>1,0097984119</text:p>
          </table:table-cell>
          <table:table-cell table:number-columns-repeated="3"/>
          <table:table-cell office:value-type="float" office:value="28.730392">
            <text:p>28,730392</text:p>
          </table:table-cell>
          <table:table-cell office:value-type="float" office:value="33.595228">
            <text:p>33,595228</text:p>
          </table:table-cell>
          <table:table-cell table:formula="of:=[.X50]*[Feuille2.$E$1]" office:value-type="float" office:value="0">
            <text:p>0</text:p>
          </table:table-cell>
          <table:table-cell/>
          <table:table-cell office:value-type="float" office:value="122.150468">
            <text:p>122,150468</text:p>
          </table:table-cell>
        </table:table-row>
        <table:table-row table:style-name="ro1">
          <table:table-cell office:value-type="float" office:value="1.874115">
            <text:p>1,874115</text:p>
          </table:table-cell>
          <table:table-cell office:value-type="float" office:value="1.930284">
            <text:p>1,930284</text:p>
          </table:table-cell>
          <table:table-cell table:formula="of:=[.B51]-[.A51]" office:value-type="float" office:value="0.0561689999999999">
            <text:p>0,056169</text:p>
          </table:table-cell>
          <table:table-cell table:number-columns-repeated="9"/>
          <table:table-cell office:value-type="float" office:value="0.140293">
            <text:p>0,140293</text:p>
          </table:table-cell>
          <table:table-cell office:value-type="float" office:value="0.139774">
            <text:p>0,139774</text:p>
          </table:table-cell>
          <table:table-cell table:formula="of:=[.N51]-[.M51]" office:value-type="float" office:value="-0.000519000000000019">
            <text:p>-0,000519</text:p>
          </table:table-cell>
          <table:table-cell table:formula="of:=[.O51]/[.O50]" office:value-type="float" office:value="-0.000706216611194444">
            <text:p>-0,0007062166</text:p>
          </table:table-cell>
          <table:table-cell table:number-columns-repeated="3"/>
          <table:table-cell office:value-type="float" office:value="28.170425">
            <text:p>28,170425</text:p>
          </table:table-cell>
          <table:table-cell office:value-type="float" office:value="35.487271">
            <text:p>35,487271</text:p>
          </table:table-cell>
          <table:table-cell table:formula="of:=[.X51]*[Feuille2.$E$1]" office:value-type="float" office:value="0">
            <text:p>0</text:p>
          </table:table-cell>
          <table:table-cell/>
          <table:table-cell office:value-type="float" office:value="124.920283">
            <text:p>124,920283</text:p>
          </table:table-cell>
        </table:table-row>
        <table:table-row table:style-name="ro1">
          <table:table-cell office:value-type="float" office:value="1.624917">
            <text:p>1,624917</text:p>
          </table:table-cell>
          <table:table-cell office:value-type="float" office:value="1.668315">
            <text:p>1,668315</text:p>
          </table:table-cell>
          <table:table-cell table:formula="of:=[.B52]-[.A52]" office:value-type="float" office:value="0.0433980000000001">
            <text:p>0,043398</text:p>
          </table:table-cell>
          <table:table-cell table:number-columns-repeated="9"/>
          <table:table-cell office:value-type="float" office:value="0.213874">
            <text:p>0,213874</text:p>
          </table:table-cell>
          <table:table-cell office:value-type="float" office:value="0.206572">
            <text:p>0,206572</text:p>
          </table:table-cell>
          <table:table-cell table:formula="of:=[.N52]-[.M52]" office:value-type="float" office:value="-0.007302">
            <text:p>-0,007302</text:p>
          </table:table-cell>
          <table:table-cell table:formula="of:=[.O52]/[.O51]" office:value-type="float" office:value="14.0693641618492">
            <text:p>14,0693641618</text:p>
          </table:table-cell>
          <table:table-cell table:number-columns-repeated="3"/>
          <table:table-cell office:value-type="float" office:value="29.119691">
            <text:p>29,119691</text:p>
          </table:table-cell>
          <table:table-cell office:value-type="float" office:value="36.536491">
            <text:p>36,536491</text:p>
          </table:table-cell>
          <table:table-cell table:formula="of:=[.X52]*[Feuille2.$E$1]" office:value-type="float" office:value="0">
            <text:p>0</text:p>
          </table:table-cell>
          <table:table-cell/>
          <table:table-cell office:value-type="float" office:value="126.860362">
            <text:p>126,860362</text:p>
          </table:table-cell>
        </table:table-row>
        <table:table-row table:style-name="ro1">
          <table:table-cell office:value-type="float" office:value="1.280121">
            <text:p>1,280121</text:p>
          </table:table-cell>
          <table:table-cell office:value-type="float" office:value="1.430778">
            <text:p>1,430778</text:p>
          </table:table-cell>
          <table:table-cell table:formula="of:=[.B53]-[.A53]" office:value-type="float" office:value="0.150657">
            <text:p>0,150657</text:p>
          </table:table-cell>
          <table:table-cell table:number-columns-repeated="9"/>
          <table:table-cell office:value-type="float" office:value="0.14451">
            <text:p>0,14451</text:p>
          </table:table-cell>
          <table:table-cell office:value-type="float" office:value="0.20137">
            <text:p>0,20137</text:p>
          </table:table-cell>
          <table:table-cell table:formula="of:=[.N53]-[.M53]" office:value-type="float" office:value="0.05686">
            <text:p>0,05686</text:p>
          </table:table-cell>
          <table:table-cell table:formula="of:=[.O53]/[.O52]" office:value-type="float" office:value="-7.7869076965215">
            <text:p>-7,7869076965</text:p>
          </table:table-cell>
          <table:table-cell table:number-columns-repeated="3"/>
          <table:table-cell office:value-type="float" office:value="31.341382">
            <text:p>31,341382</text:p>
          </table:table-cell>
          <table:table-cell office:value-type="float" office:value="38.956913">
            <text:p>38,956913</text:p>
          </table:table-cell>
          <table:table-cell table:formula="of:=[.X53]*[Feuille2.$E$1]" office:value-type="float" office:value="0">
            <text:p>0</text:p>
          </table:table-cell>
          <table:table-cell/>
          <table:table-cell office:value-type="float" office:value="130.173747">
            <text:p>130,173747</text:p>
          </table:table-cell>
        </table:table-row>
        <table:table-row table:style-name="ro1">
          <table:table-cell office:value-type="float" office:value="1.327545">
            <text:p>1,327545</text:p>
          </table:table-cell>
          <table:table-cell office:value-type="float" office:value="1.430037">
            <text:p>1,430037</text:p>
          </table:table-cell>
          <table:table-cell table:formula="of:=[.B54]-[.A54]" office:value-type="float" office:value="0.102492">
            <text:p>0,102492</text:p>
          </table:table-cell>
          <table:table-cell table:number-columns-repeated="9"/>
          <table:table-cell office:value-type="float" office:value="0.038037">
            <text:p>0,038037</text:p>
          </table:table-cell>
          <table:table-cell office:value-type="float" office:value="0.050808">
            <text:p>0,050808</text:p>
          </table:table-cell>
          <table:table-cell table:formula="of:=[.N54]-[.M54]" office:value-type="float" office:value="0.012771">
            <text:p>0,012771</text:p>
          </table:table-cell>
          <table:table-cell table:formula="of:=[.O54]/[.O53]" office:value-type="float" office:value="0.224604291241646">
            <text:p>0,2246042912</text:p>
          </table:table-cell>
          <table:table-cell table:number-columns-repeated="3"/>
          <table:table-cell office:value-type="float" office:value="30.450347">
            <text:p>30,450347</text:p>
          </table:table-cell>
          <table:table-cell office:value-type="float" office:value="38.135249">
            <text:p>38,135249</text:p>
          </table:table-cell>
          <table:table-cell table:formula="of:=[.X54]*[Feuille2.$E$1]" office:value-type="float" office:value="0">
            <text:p>0</text:p>
          </table:table-cell>
          <table:table-cell/>
          <table:table-cell office:value-type="float" office:value="130.270307">
            <text:p>130,270307</text:p>
          </table:table-cell>
        </table:table-row>
        <table:table-row table:style-name="ro1">
          <table:table-cell office:value-type="float" office:value="2.143272">
            <text:p>2,143272</text:p>
          </table:table-cell>
          <table:table-cell office:value-type="float" office:value="2.052528">
            <text:p>2,052528</text:p>
          </table:table-cell>
          <table:table-cell table:formula="of:=[.B55]-[.A55]" office:value-type="float" office:value="-0.0907439999999999">
            <text:p>-0,090744</text:p>
          </table:table-cell>
          <table:table-cell table:number-columns-repeated="9"/>
          <table:table-cell office:value-type="float" office:value="0.080552">
            <text:p>0,080552</text:p>
          </table:table-cell>
          <table:table-cell office:value-type="float" office:value="0.103022">
            <text:p>0,103022</text:p>
          </table:table-cell>
          <table:table-cell table:formula="of:=[.N55]-[.M55]" office:value-type="float" office:value="0.02247">
            <text:p>0,02247</text:p>
          </table:table-cell>
          <table:table-cell table:formula="of:=[.O55]/[.O54]" office:value-type="float" office:value="1.75945501526897">
            <text:p>1,7594550153</text:p>
          </table:table-cell>
          <table:table-cell table:number-columns-repeated="3"/>
          <table:table-cell office:value-type="float" office:value="30.852406">
            <text:p>30,852406</text:p>
          </table:table-cell>
          <table:table-cell office:value-type="float" office:value="38.59743">
            <text:p>38,59743</text:p>
          </table:table-cell>
          <table:table-cell table:formula="of:=[.X55]*[Feuille2.$E$1]" office:value-type="float" office:value="0">
            <text:p>0</text:p>
          </table:table-cell>
          <table:table-cell/>
          <table:table-cell office:value-type="float" office:value="131.653434">
            <text:p>131,653434</text:p>
          </table:table-cell>
        </table:table-row>
        <table:table-row table:style-name="ro1">
          <table:table-cell office:value-type="float" office:value="2.072087">
            <text:p>2,072087</text:p>
          </table:table-cell>
          <table:table-cell office:value-type="float" office:value="2.046089">
            <text:p>2,046089</text:p>
          </table:table-cell>
          <table:table-cell table:formula="of:=[.B56]-[.A56]" office:value-type="float" office:value="-0.025998">
            <text:p>-0,025998</text:p>
          </table:table-cell>
          <table:table-cell table:number-columns-repeated="9"/>
          <table:table-cell office:value-type="float" office:value="0.014837">
            <text:p>0,014837</text:p>
          </table:table-cell>
          <table:table-cell office:value-type="float" office:value="0.109479">
            <text:p>0,109479</text:p>
          </table:table-cell>
          <table:table-cell table:formula="of:=[.N56]-[.M56]" office:value-type="float" office:value="0.094642">
            <text:p>0,094642</text:p>
          </table:table-cell>
          <table:table-cell table:formula="of:=[.O56]/[.O55]" office:value-type="float" office:value="4.21192701379617">
            <text:p>4,2119270138</text:p>
          </table:table-cell>
          <table:table-cell table:number-columns-repeated="3"/>
          <table:table-cell office:value-type="float" office:value="34.953189">
            <text:p>34,953189</text:p>
          </table:table-cell>
          <table:table-cell office:value-type="float" office:value="45.779997">
            <text:p>45,779997</text:p>
          </table:table-cell>
          <table:table-cell table:formula="of:=[.X56]*[Feuille2.$E$1]" office:value-type="float" office:value="0">
            <text:p>0</text:p>
          </table:table-cell>
          <table:table-cell/>
          <table:table-cell office:value-type="float" office:value="139.732579">
            <text:p>139,732579</text:p>
          </table:table-cell>
        </table:table-row>
        <table:table-row table:style-name="ro1">
          <table:table-cell office:value-type="float" office:value="1.775304">
            <text:p>1,775304</text:p>
          </table:table-cell>
          <table:table-cell office:value-type="float" office:value="1.84553">
            <text:p>1,84553</text:p>
          </table:table-cell>
          <table:table-cell table:formula="of:=[.B57]-[.A57]" office:value-type="float" office:value="0.0702260000000001">
            <text:p>0,070226</text:p>
          </table:table-cell>
          <table:table-cell table:number-columns-repeated="9"/>
          <table:table-cell office:value-type="float" office:value="0.008048">
            <text:p>0,008048</text:p>
          </table:table-cell>
          <table:table-cell office:value-type="float" office:value="0.122228">
            <text:p>0,122228</text:p>
          </table:table-cell>
          <table:table-cell table:formula="of:=[.N57]-[.M57]" office:value-type="float" office:value="0.11418">
            <text:p>0,11418</text:p>
          </table:table-cell>
          <table:table-cell table:formula="of:=[.O57]/[.O56]" office:value-type="float" office:value="1.2064411149384">
            <text:p>1,2064411149</text:p>
          </table:table-cell>
          <table:table-cell table:number-columns-repeated="3"/>
          <table:table-cell office:value-type="float" office:value="35.468914">
            <text:p>35,468914</text:p>
          </table:table-cell>
          <table:table-cell office:value-type="float" office:value="46.444134">
            <text:p>46,444134</text:p>
          </table:table-cell>
          <table:table-cell table:formula="of:=[.X57]*[Feuille2.$E$1]" office:value-type="float" office:value="0">
            <text:p>0</text:p>
          </table:table-cell>
          <table:table-cell/>
          <table:table-cell office:value-type="float" office:value="141.33521">
            <text:p>141,33521</text:p>
          </table:table-cell>
        </table:table-row>
        <table:table-row table:style-name="ro1">
          <table:table-cell office:value-type="float" office:value="1.791095">
            <text:p>1,791095</text:p>
          </table:table-cell>
          <table:table-cell office:value-type="float" office:value="1.878453">
            <text:p>1,878453</text:p>
          </table:table-cell>
          <table:table-cell table:formula="of:=[.B58]-[.A58]" office:value-type="float" office:value="0.0873580000000001">
            <text:p>0,087358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float" office:value="0.094167">
            <text:p>0,094167</text:p>
          </table:table-cell>
          <table:table-cell table:formula="of:=[.N58]-[.M58]" office:value-type="float" office:value="0.094167">
            <text:p>0,094167</text:p>
          </table:table-cell>
          <table:table-cell table:formula="of:=[.O58]/[.O57]" office:value-type="float" office:value="0.824724119810825">
            <text:p>0,8247241198</text:p>
          </table:table-cell>
          <table:table-cell table:number-columns-repeated="3"/>
          <table:table-cell office:value-type="float" office:value="35.375351">
            <text:p>35,375351</text:p>
          </table:table-cell>
          <table:table-cell office:value-type="float" office:value="46.44237">
            <text:p>46,44237</text:p>
          </table:table-cell>
          <table:table-cell table:formula="of:=[.X58]*[Feuille2.$E$1]" office:value-type="float" office:value="0">
            <text:p>0</text:p>
          </table:table-cell>
          <table:table-cell/>
          <table:table-cell office:value-type="float" office:value="142.284687">
            <text:p>142,284687</text:p>
          </table:table-cell>
        </table:table-row>
        <table:table-row table:style-name="ro1">
          <table:table-cell office:value-type="float" office:value="1.765709">
            <text:p>1,765709</text:p>
          </table:table-cell>
          <table:table-cell office:value-type="float" office:value="1.874547">
            <text:p>1,874547</text:p>
          </table:table-cell>
          <table:table-cell table:formula="of:=[.B59]-[.A59]" office:value-type="float" office:value="0.108838">
            <text:p>0,108838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float" office:value="0.09523">
            <text:p>0,09523</text:p>
          </table:table-cell>
          <table:table-cell table:formula="of:=[.N59]-[.M59]" office:value-type="float" office:value="0.09523">
            <text:p>0,09523</text:p>
          </table:table-cell>
          <table:table-cell table:formula="of:=[.O59]/[.O58]" office:value-type="float" office:value="1.01128845561609">
            <text:p>1,0112884556</text:p>
          </table:table-cell>
          <table:table-cell table:number-columns-repeated="3"/>
          <table:table-cell office:value-type="float" office:value="36.514546">
            <text:p>36,514546</text:p>
          </table:table-cell>
          <table:table-cell office:value-type="float" office:value="47.759257">
            <text:p>47,759257</text:p>
          </table:table-cell>
          <table:table-cell table:formula="of:=[.X59]*[Feuille2.$E$1]" office:value-type="float" office:value="0">
            <text:p>0</text:p>
          </table:table-cell>
          <table:table-cell/>
          <table:table-cell office:value-type="float" office:value="144.555735">
            <text:p>144,555735</text:p>
          </table:table-cell>
        </table:table-row>
        <table:table-row table:style-name="ro1">
          <table:table-cell office:value-type="float" office:value="1.464384">
            <text:p>1,464384</text:p>
          </table:table-cell>
          <table:table-cell office:value-type="float" office:value="1.600846">
            <text:p>1,600846</text:p>
          </table:table-cell>
          <table:table-cell table:formula="of:=[.B60]-[.A60]" office:value-type="float" office:value="0.136462">
            <text:p>0,136462</text:p>
          </table:table-cell>
          <table:table-cell table:number-columns-repeated="20"/>
          <table:table-cell office:value-type="float" office:value="126.579725">
            <text:p>126,579725</text:p>
          </table:table-cell>
        </table:table-row>
        <table:table-row table:style-name="ro1">
          <table:table-cell office:value-type="float" office:value="1.702828">
            <text:p>1,702828</text:p>
          </table:table-cell>
          <table:table-cell office:value-type="float" office:value="1.865641">
            <text:p>1,865641</text:p>
          </table:table-cell>
          <table:table-cell table:formula="of:=[.B61]-[.A61]" office:value-type="float" office:value="0.162813">
            <text:p>0,162813</text:p>
          </table:table-cell>
          <table:table-cell table:number-columns-repeated="21"/>
        </table:table-row>
        <table:table-row table:style-name="ro1">
          <table:table-cell office:value-type="float" office:value="1.453163">
            <text:p>1,453163</text:p>
          </table:table-cell>
          <table:table-cell office:value-type="float" office:value="1.628268">
            <text:p>1,628268</text:p>
          </table:table-cell>
          <table:table-cell table:formula="of:=[.B62]-[.A62]" office:value-type="float" office:value="0.175105">
            <text:p>0,175105</text:p>
          </table:table-cell>
          <table:table-cell table:number-columns-repeated="21"/>
        </table:table-row>
        <table:table-row table:style-name="ro1">
          <table:table-cell office:value-type="float" office:value="0.959205">
            <text:p>0,959205</text:p>
          </table:table-cell>
          <table:table-cell office:value-type="float" office:value="1.125975">
            <text:p>1,125975</text:p>
          </table:table-cell>
          <table:table-cell table:formula="of:=[.B63]-[.A63]" office:value-type="float" office:value="0.16677">
            <text:p>0,16677</text:p>
          </table:table-cell>
          <table:table-cell table:number-columns-repeated="21"/>
        </table:table-row>
        <table:table-row table:style-name="ro1">
          <table:table-cell office:value-type="float" office:value="0.677002">
            <text:p>0,677002</text:p>
          </table:table-cell>
          <table:table-cell office:value-type="float" office:value="0.856604">
            <text:p>0,856604</text:p>
          </table:table-cell>
          <table:table-cell table:formula="of:=[.B64]-[.A64]" office:value-type="float" office:value="0.179602">
            <text:p>0,179602</text:p>
          </table:table-cell>
          <table:table-cell table:number-columns-repeated="21"/>
        </table:table-row>
        <table:table-row table:style-name="ro1">
          <table:table-cell office:value-type="float" office:value="0.889505">
            <text:p>0,889505</text:p>
          </table:table-cell>
          <table:table-cell office:value-type="float" office:value="1.0754">
            <text:p>1,0754</text:p>
          </table:table-cell>
          <table:table-cell table:formula="of:=[.B65]-[.A65]" office:value-type="float" office:value="0.185895">
            <text:p>0,185895</text:p>
          </table:table-cell>
          <table:table-cell table:number-columns-repeated="21"/>
        </table:table-row>
        <table:table-row table:style-name="ro1">
          <table:table-cell office:value-type="float" office:value="0.959145">
            <text:p>0,959145</text:p>
          </table:table-cell>
          <table:table-cell office:value-type="float" office:value="1.137092">
            <text:p>1,137092</text:p>
          </table:table-cell>
          <table:table-cell table:formula="of:=[.B66]-[.A66]" office:value-type="float" office:value="0.177947">
            <text:p>0,177947</text:p>
          </table:table-cell>
          <table:table-cell table:number-columns-repeated="21"/>
        </table:table-row>
        <table:table-row table:style-name="ro1">
          <table:table-cell office:value-type="float" office:value="1.240918">
            <text:p>1,240918</text:p>
          </table:table-cell>
          <table:table-cell office:value-type="float" office:value="1.389372">
            <text:p>1,389372</text:p>
          </table:table-cell>
          <table:table-cell table:formula="of:=[.B67]-[.A67]" office:value-type="float" office:value="0.148454">
            <text:p>0,148454</text:p>
          </table:table-cell>
          <table:table-cell table:number-columns-repeated="21"/>
        </table:table-row>
        <table:table-row table:style-name="ro1">
          <table:table-cell office:value-type="float" office:value="1.140185">
            <text:p>1,140185</text:p>
          </table:table-cell>
          <table:table-cell office:value-type="float" office:value="1.287429">
            <text:p>1,287429</text:p>
          </table:table-cell>
          <table:table-cell table:formula="of:=[.B68]-[.A68]" office:value-type="float" office:value="0.147244">
            <text:p>0,147244</text:p>
          </table:table-cell>
          <table:table-cell table:number-columns-repeated="21"/>
        </table:table-row>
        <table:table-row table:style-name="ro1">
          <table:table-cell office:value-type="float" office:value="0.969179">
            <text:p>0,969179</text:p>
          </table:table-cell>
          <table:table-cell office:value-type="float" office:value="1.155711">
            <text:p>1,155711</text:p>
          </table:table-cell>
          <table:table-cell table:formula="of:=[.B69]-[.A69]" office:value-type="float" office:value="0.186532">
            <text:p>0,186532</text:p>
          </table:table-cell>
          <table:table-cell table:number-columns-repeated="21"/>
        </table:table-row>
        <table:table-row table:style-name="ro1">
          <table:table-cell office:value-type="float" office:value="1.552045">
            <text:p>1,552045</text:p>
          </table:table-cell>
          <table:table-cell office:value-type="float" office:value="1.616712">
            <text:p>1,616712</text:p>
          </table:table-cell>
          <table:table-cell table:formula="of:=[.B70]-[.A70]" office:value-type="float" office:value="0.0646669999999998">
            <text:p>0,064667</text:p>
          </table:table-cell>
          <table:table-cell table:number-columns-repeated="21"/>
        </table:table-row>
        <table:table-row table:style-name="ro1">
          <table:table-cell office:value-type="float" office:value="1.304168">
            <text:p>1,304168</text:p>
          </table:table-cell>
          <table:table-cell office:value-type="float" office:value="1.426818">
            <text:p>1,426818</text:p>
          </table:table-cell>
          <table:table-cell table:formula="of:=[.B71]-[.A71]" office:value-type="float" office:value="0.12265">
            <text:p>0,12265</text:p>
          </table:table-cell>
          <table:table-cell table:number-columns-repeated="21"/>
        </table:table-row>
        <table:table-row table:style-name="ro1">
          <table:table-cell office:value-type="float" office:value="1.04982">
            <text:p>1,04982</text:p>
          </table:table-cell>
          <table:table-cell office:value-type="float" office:value="1.221741">
            <text:p>1,221741</text:p>
          </table:table-cell>
          <table:table-cell table:formula="of:=[.B72]-[.A72]" office:value-type="float" office:value="0.171921">
            <text:p>0,171921</text:p>
          </table:table-cell>
          <table:table-cell table:number-columns-repeated="6"/>
          <table:table-cell table:number-columns-repeated="2" office:value-type="float" office:value="5.239392">
            <text:p>5,239392</text:p>
          </table:table-cell>
          <table:table-cell table:formula="of:=[.K72]-[.J72]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float" office:value="0.79377">
            <text:p>0,79377</text:p>
          </table:table-cell>
          <table:table-cell office:value-type="float" office:value="0.95099">
            <text:p>0,95099</text:p>
          </table:table-cell>
          <table:table-cell table:formula="of:=[.B73]-[.A73]" office:value-type="float" office:value="0.15722">
            <text:p>0,15722</text:p>
          </table:table-cell>
          <table:table-cell table:number-columns-repeated="6"/>
          <table:table-cell office:value-type="float" office:value="5.492999">
            <text:p>5,492999</text:p>
          </table:table-cell>
          <table:table-cell office:value-type="float" office:value="5.464365">
            <text:p>5,464365</text:p>
          </table:table-cell>
          <table:table-cell table:formula="of:=[.K73]-[.J73]" office:value-type="float" office:value="-0.0286340000000003">
            <text:p>-0,028634</text:p>
          </table:table-cell>
          <table:table-cell table:formula="of:=(([.L73]/[.L72])-1)*100" office:value-type="float" office:value="0">
            <text:p>#DIV/0 !</text:p>
          </table:table-cell>
          <table:table-cell table:number-columns-repeated="11"/>
        </table:table-row>
        <table:table-row table:style-name="ro1">
          <table:table-cell office:value-type="float" office:value="0.642396">
            <text:p>0,642396</text:p>
          </table:table-cell>
          <table:table-cell office:value-type="float" office:value="0.799392">
            <text:p>0,799392</text:p>
          </table:table-cell>
          <table:table-cell table:formula="of:=[.B74]-[.A74]" office:value-type="float" office:value="0.156996">
            <text:p>0,156996</text:p>
          </table:table-cell>
          <table:table-cell table:number-columns-repeated="6"/>
          <table:table-cell office:value-type="float" office:value="5.752166">
            <text:p>5,752166</text:p>
          </table:table-cell>
          <table:table-cell office:value-type="float" office:value="5.696021">
            <text:p>5,696021</text:p>
          </table:table-cell>
          <table:table-cell table:formula="of:=[.K74]-[.J74]" office:value-type="float" office:value="-0.0561449999999999">
            <text:p>-0,056145</text:p>
          </table:table-cell>
          <table:table-cell table:formula="of:=(([.L74]/[.L73])-1)*100" office:value-type="float" office:value="96.0780889851203">
            <text:p>96,0780889851</text:p>
          </table:table-cell>
          <table:table-cell table:number-columns-repeated="11"/>
        </table:table-row>
        <table:table-row table:style-name="ro1">
          <table:table-cell office:value-type="float" office:value="0.634238">
            <text:p>0,634238</text:p>
          </table:table-cell>
          <table:table-cell office:value-type="float" office:value="0.876148">
            <text:p>0,876148</text:p>
          </table:table-cell>
          <table:table-cell table:formula="of:=[.B75]-[.A75]" office:value-type="float" office:value="0.24191">
            <text:p>0,24191</text:p>
          </table:table-cell>
          <table:table-cell table:number-columns-repeated="6"/>
          <table:table-cell office:value-type="float" office:value="6.869001">
            <text:p>6,869001</text:p>
          </table:table-cell>
          <table:table-cell office:value-type="float" office:value="6.523719">
            <text:p>6,523719</text:p>
          </table:table-cell>
          <table:table-cell table:formula="of:=[.K75]-[.J75]" office:value-type="float" office:value="-0.345282">
            <text:p>-0,345282</text:p>
          </table:table-cell>
          <table:table-cell table:formula="of:=(([.L75]/[.L74])-1)*100" office:value-type="float" office:value="514.982634250603">
            <text:p>514,9826342506</text:p>
          </table:table-cell>
          <table:table-cell table:number-columns-repeated="11"/>
        </table:table-row>
        <table:table-row table:style-name="ro1">
          <table:table-cell office:value-type="float" office:value="0.426235">
            <text:p>0,426235</text:p>
          </table:table-cell>
          <table:table-cell office:value-type="float" office:value="0.668593">
            <text:p>0,668593</text:p>
          </table:table-cell>
          <table:table-cell table:formula="of:=[.B76]-[.A76]" office:value-type="float" office:value="0.242358">
            <text:p>0,242358</text:p>
          </table:table-cell>
          <table:table-cell table:number-columns-repeated="6"/>
          <table:table-cell office:value-type="float" office:value="6.308949">
            <text:p>6,308949</text:p>
          </table:table-cell>
          <table:table-cell office:value-type="float" office:value="6.101215">
            <text:p>6,101215</text:p>
          </table:table-cell>
          <table:table-cell table:formula="of:=[.K76]-[.J76]" office:value-type="float" office:value="-0.207734">
            <text:p>-0,207734</text:p>
          </table:table-cell>
          <table:table-cell table:formula="of:=(([.L76]/[.L75])-1)*100" office:value-type="float" office:value="-39.8364235610312">
            <text:p>-39,836423561</text:p>
          </table:table-cell>
          <table:table-cell table:number-columns-repeated="11"/>
        </table:table-row>
        <table:table-row table:style-name="ro1">
          <table:table-cell office:value-type="float" office:value="0.447492">
            <text:p>0,447492</text:p>
          </table:table-cell>
          <table:table-cell office:value-type="float" office:value="0.703676">
            <text:p>0,703676</text:p>
          </table:table-cell>
          <table:table-cell table:formula="of:=[.B77]-[.A77]" office:value-type="float" office:value="0.256184">
            <text:p>0,256184</text:p>
          </table:table-cell>
          <table:table-cell table:number-columns-repeated="6"/>
          <table:table-cell office:value-type="float" office:value="6.575501">
            <text:p>6,575501</text:p>
          </table:table-cell>
          <table:table-cell office:value-type="float" office:value="6.513041">
            <text:p>6,513041</text:p>
          </table:table-cell>
          <table:table-cell table:formula="of:=[.K77]-[.J77]" office:value-type="float" office:value="-0.0624599999999997">
            <text:p>-0,06246</text:p>
          </table:table-cell>
          <table:table-cell table:formula="of:=(([.L77]/[.L76])-1)*100" office:value-type="float" office:value="-69.9327023982595">
            <text:p>-69,9327023983</text:p>
          </table:table-cell>
          <table:table-cell table:number-columns-repeated="11"/>
        </table:table-row>
        <table:table-row table:style-name="ro1">
          <table:table-cell office:value-type="float" office:value="0.545992">
            <text:p>0,545992</text:p>
          </table:table-cell>
          <table:table-cell office:value-type="float" office:value="0.786155">
            <text:p>0,786155</text:p>
          </table:table-cell>
          <table:table-cell table:formula="of:=[.B78]-[.A78]" office:value-type="float" office:value="0.240163">
            <text:p>0,240163</text:p>
          </table:table-cell>
          <table:table-cell table:number-columns-repeated="6"/>
          <table:table-cell office:value-type="float" office:value="6.764894">
            <text:p>6,764894</text:p>
          </table:table-cell>
          <table:table-cell office:value-type="float" office:value="6.702203">
            <text:p>6,702203</text:p>
          </table:table-cell>
          <table:table-cell table:formula="of:=[.K78]-[.J78]" office:value-type="float" office:value="-0.0626910000000001">
            <text:p>-0,062691</text:p>
          </table:table-cell>
          <table:table-cell table:formula="of:=(([.L78]/[.L77])-1)*100" office:value-type="float" office:value="0.369836695485626">
            <text:p>0,3698366955</text:p>
          </table:table-cell>
          <table:table-cell table:number-columns-repeated="11"/>
        </table:table-row>
        <table:table-row table:style-name="ro1">
          <table:table-cell office:value-type="float" office:value="0.821756">
            <text:p>0,821756</text:p>
          </table:table-cell>
          <table:table-cell office:value-type="float" office:value="0.997506">
            <text:p>0,997506</text:p>
          </table:table-cell>
          <table:table-cell table:formula="of:=[.B79]-[.A79]" office:value-type="float" office:value="0.17575">
            <text:p>0,17575</text:p>
          </table:table-cell>
          <table:table-cell table:number-columns-repeated="6"/>
          <table:table-cell office:value-type="float" office:value="5.532757">
            <text:p>5,532757</text:p>
          </table:table-cell>
          <table:table-cell office:value-type="float" office:value="5.77441">
            <text:p>5,77441</text:p>
          </table:table-cell>
          <table:table-cell table:formula="of:=[.K79]-[.J79]" office:value-type="float" office:value="0.241652999999999">
            <text:p>0,241653</text:p>
          </table:table-cell>
          <table:table-cell table:formula="of:=(([.L79]/[.L78])-1)*100" office:value-type="float" office:value="-485.466813418193">
            <text:p>-485,4668134182</text:p>
          </table:table-cell>
          <table:table-cell table:number-columns-repeated="11"/>
        </table:table-row>
        <table:table-row table:style-name="ro1">
          <table:table-cell office:value-type="float" office:value="0.671241">
            <text:p>0,671241</text:p>
          </table:table-cell>
          <table:table-cell office:value-type="float" office:value="0.978159">
            <text:p>0,978159</text:p>
          </table:table-cell>
          <table:table-cell table:formula="of:=[.B80]-[.A80]" office:value-type="float" office:value="0.306918">
            <text:p>0,306918</text:p>
          </table:table-cell>
          <table:table-cell table:number-columns-repeated="6"/>
          <table:table-cell office:value-type="float" office:value="4.487021">
            <text:p>4,487021</text:p>
          </table:table-cell>
          <table:table-cell office:value-type="float" office:value="4.843835">
            <text:p>4,843835</text:p>
          </table:table-cell>
          <table:table-cell table:formula="of:=[.K80]-[.J80]" office:value-type="float" office:value="0.356814">
            <text:p>0,356814</text:p>
          </table:table-cell>
          <table:table-cell table:formula="of:=(([.L80]/[.L79])-1)*100" office:value-type="float" office:value="47.6555225881743">
            <text:p>47,6555225882</text:p>
          </table:table-cell>
          <table:table-cell table:number-columns-repeated="11"/>
        </table:table-row>
        <table:table-row table:style-name="ro1">
          <table:table-cell office:value-type="float" office:value="0.603121">
            <text:p>0,603121</text:p>
          </table:table-cell>
          <table:table-cell office:value-type="float" office:value="0.916044">
            <text:p>0,916044</text:p>
          </table:table-cell>
          <table:table-cell table:formula="of:=[.B81]-[.A81]" office:value-type="float" office:value="0.312923">
            <text:p>0,312923</text:p>
          </table:table-cell>
          <table:table-cell table:number-columns-repeated="6"/>
          <table:table-cell office:value-type="float" office:value="6.065929">
            <text:p>6,065929</text:p>
          </table:table-cell>
          <table:table-cell office:value-type="float" office:value="6.119017">
            <text:p>6,119017</text:p>
          </table:table-cell>
          <table:table-cell table:formula="of:=[.K81]-[.J81]" office:value-type="float" office:value="0.0530880000000007">
            <text:p>0,053088</text:p>
          </table:table-cell>
          <table:table-cell table:formula="of:=(([.L81]/[.L80])-1)*100" office:value-type="float" office:value="-85.1216600245504">
            <text:p>-85,1216600246</text:p>
          </table:table-cell>
          <table:table-cell table:number-columns-repeated="11"/>
        </table:table-row>
        <table:table-row table:style-name="ro1">
          <table:table-cell office:value-type="float" office:value="0.578542">
            <text:p>0,578542</text:p>
          </table:table-cell>
          <table:table-cell office:value-type="float" office:value="0.917773">
            <text:p>0,917773</text:p>
          </table:table-cell>
          <table:table-cell table:formula="of:=[.B82]-[.A82]" office:value-type="float" office:value="0.339231">
            <text:p>0,339231</text:p>
          </table:table-cell>
          <table:table-cell table:number-columns-repeated="6"/>
          <table:table-cell office:value-type="float" office:value="6.635853">
            <text:p>6,635853</text:p>
          </table:table-cell>
          <table:table-cell office:value-type="float" office:value="6.772546">
            <text:p>6,772546</text:p>
          </table:table-cell>
          <table:table-cell table:formula="of:=[.K82]-[.J82]" office:value-type="float" office:value="0.136693">
            <text:p>0,136693</text:p>
          </table:table-cell>
          <table:table-cell table:formula="of:=(([.L82]/[.L81])-1)*100" office:value-type="float" office:value="157.483800482215">
            <text:p>157,4838004822</text:p>
          </table:table-cell>
          <table:table-cell table:number-columns-repeated="11"/>
        </table:table-row>
        <table:table-row table:style-name="ro1">
          <table:table-cell office:value-type="float" office:value="0.447029">
            <text:p>0,447029</text:p>
          </table:table-cell>
          <table:table-cell office:value-type="float" office:value="0.816417">
            <text:p>0,816417</text:p>
          </table:table-cell>
          <table:table-cell table:formula="of:=[.B83]-[.A83]" office:value-type="float" office:value="0.369388">
            <text:p>0,369388</text:p>
          </table:table-cell>
          <table:table-cell table:number-columns-repeated="6"/>
          <table:table-cell office:value-type="float" office:value="7.753057">
            <text:p>7,753057</text:p>
          </table:table-cell>
          <table:table-cell office:value-type="float" office:value="7.746084">
            <text:p>7,746084</text:p>
          </table:table-cell>
          <table:table-cell table:formula="of:=[.K83]-[.J83]" office:value-type="float" office:value="-0.00697300000000034">
            <text:p>-0,006973</text:p>
          </table:table-cell>
          <table:table-cell table:formula="of:=(([.L83]/[.L82])-1)*100" office:value-type="float" office:value="-105.101212205453">
            <text:p>-105,1012122055</text:p>
          </table:table-cell>
          <table:table-cell table:number-columns-repeated="11"/>
        </table:table-row>
        <table:table-row table:style-name="ro1">
          <table:table-cell office:value-type="float" office:value="0.339692">
            <text:p>0,339692</text:p>
          </table:table-cell>
          <table:table-cell office:value-type="float" office:value="0.718923">
            <text:p>0,718923</text:p>
          </table:table-cell>
          <table:table-cell table:formula="of:=[.B84]-[.A84]" office:value-type="float" office:value="0.379231">
            <text:p>0,379231</text:p>
          </table:table-cell>
          <table:table-cell table:number-columns-repeated="6"/>
          <table:table-cell office:value-type="float" office:value="7.027836">
            <text:p>7,027836</text:p>
          </table:table-cell>
          <table:table-cell office:value-type="float" office:value="7.20618">
            <text:p>7,20618</text:p>
          </table:table-cell>
          <table:table-cell table:formula="of:=[.K84]-[.J84]" office:value-type="float" office:value="0.178344">
            <text:p>0,178344</text:p>
          </table:table-cell>
          <table:table-cell table:formula="of:=(([.L84]/[.L83])-1)*100" office:value-type="float" office:value="-2657.63659830763">
            <text:p>-2657,6365983076</text:p>
          </table:table-cell>
          <table:table-cell table:number-columns-repeated="11"/>
        </table:table-row>
        <table:table-row table:style-name="ro1">
          <table:table-cell office:value-type="float" office:value="0.164776">
            <text:p>0,164776</text:p>
          </table:table-cell>
          <table:table-cell office:value-type="float" office:value="0.606756">
            <text:p>0,606756</text:p>
          </table:table-cell>
          <table:table-cell table:formula="of:=[.B85]-[.A85]" office:value-type="float" office:value="0.44198">
            <text:p>0,44198</text:p>
          </table:table-cell>
          <table:table-cell table:number-columns-repeated="6"/>
          <table:table-cell office:value-type="float" office:value="7.273461">
            <text:p>7,273461</text:p>
          </table:table-cell>
          <table:table-cell office:value-type="float" office:value="7.396742">
            <text:p>7,396742</text:p>
          </table:table-cell>
          <table:table-cell table:formula="of:=[.K85]-[.J85]" office:value-type="float" office:value="0.123281">
            <text:p>0,123281</text:p>
          </table:table-cell>
          <table:table-cell table:formula="of:=(([.L85]/[.L84])-1)*100" office:value-type="float" office:value="-30.8746018929712">
            <text:p>-30,874601893</text:p>
          </table:table-cell>
          <table:table-cell table:number-columns-repeated="11"/>
        </table:table-row>
        <table:table-row table:style-name="ro1">
          <table:table-cell office:value-type="float" office:value="0.211672">
            <text:p>0,211672</text:p>
          </table:table-cell>
          <table:table-cell office:value-type="float" office:value="0.649615">
            <text:p>0,649615</text:p>
          </table:table-cell>
          <table:table-cell table:formula="of:=[.B86]-[.A86]" office:value-type="float" office:value="0.437943">
            <text:p>0,437943</text:p>
          </table:table-cell>
          <table:table-cell table:number-columns-repeated="6"/>
          <table:table-cell office:value-type="float" office:value="7.720042">
            <text:p>7,720042</text:p>
          </table:table-cell>
          <table:table-cell office:value-type="float" office:value="7.803269">
            <text:p>7,803269</text:p>
          </table:table-cell>
          <table:table-cell table:formula="of:=[.K86]-[.J86]" office:value-type="float" office:value="0.0832269999999999">
            <text:p>0,083227</text:p>
          </table:table-cell>
          <table:table-cell table:formula="of:=(([.L86]/[.L85])-1)*100" office:value-type="float" office:value="-32.4900025145803">
            <text:p>-32,4900025146</text:p>
          </table:table-cell>
          <table:table-cell table:number-columns-repeated="11"/>
        </table:table-row>
        <table:table-row table:style-name="ro1">
          <table:table-cell office:value-type="float" office:value="0.301895">
            <text:p>0,301895</text:p>
          </table:table-cell>
          <table:table-cell office:value-type="float" office:value="0.716931">
            <text:p>0,716931</text:p>
          </table:table-cell>
          <table:table-cell table:formula="of:=[.B87]-[.A87]" office:value-type="float" office:value="0.415036">
            <text:p>0,415036</text:p>
          </table:table-cell>
          <table:table-cell table:number-columns-repeated="6"/>
          <table:table-cell office:value-type="float" office:value="7.170443">
            <text:p>7,170443</text:p>
          </table:table-cell>
          <table:table-cell office:value-type="float" office:value="7.556539">
            <text:p>7,556539</text:p>
          </table:table-cell>
          <table:table-cell table:formula="of:=[.K87]-[.J87]" office:value-type="float" office:value="0.386096">
            <text:p>0,386096</text:p>
          </table:table-cell>
          <table:table-cell table:formula="of:=(([.L87]/[.L86])-1)*100" office:value-type="float" office:value="363.907145517681">
            <text:p>363,9071455177</text:p>
          </table:table-cell>
          <table:table-cell table:number-columns-repeated="11"/>
        </table:table-row>
        <table:table-row table:style-name="ro1">
          <table:table-cell office:value-type="float" office:value="0.282429">
            <text:p>0,282429</text:p>
          </table:table-cell>
          <table:table-cell office:value-type="float" office:value="0.717958">
            <text:p>0,717958</text:p>
          </table:table-cell>
          <table:table-cell table:formula="of:=[.B88]-[.A88]" office:value-type="float" office:value="0.435529">
            <text:p>0,435529</text:p>
          </table:table-cell>
          <table:table-cell table:number-columns-repeated="6"/>
          <table:table-cell office:value-type="float" office:value="7.491156">
            <text:p>7,491156</text:p>
          </table:table-cell>
          <table:table-cell office:value-type="float" office:value="7.807299">
            <text:p>7,807299</text:p>
          </table:table-cell>
          <table:table-cell table:formula="of:=[.K88]-[.J88]" office:value-type="float" office:value="0.316143">
            <text:p>0,316143</text:p>
          </table:table-cell>
          <table:table-cell table:formula="of:=(([.L88]/[.L87])-1)*100" office:value-type="float" office:value="-18.1180328208528">
            <text:p>-18,1180328209</text:p>
          </table:table-cell>
          <table:table-cell table:number-columns-repeated="11"/>
        </table:table-row>
        <table:table-row table:style-name="ro1">
          <table:table-cell office:value-type="float" office:value="0.149512">
            <text:p>0,149512</text:p>
          </table:table-cell>
          <table:table-cell office:value-type="float" office:value="0.641986">
            <text:p>0,641986</text:p>
          </table:table-cell>
          <table:table-cell table:formula="of:=[.B89]-[.A89]" office:value-type="float" office:value="0.492474">
            <text:p>0,492474</text:p>
          </table:table-cell>
          <table:table-cell table:number-columns-repeated="6"/>
          <table:table-cell office:value-type="float" office:value="6.493179">
            <text:p>6,493179</text:p>
          </table:table-cell>
          <table:table-cell office:value-type="float" office:value="6.922175">
            <text:p>6,922175</text:p>
          </table:table-cell>
          <table:table-cell table:formula="of:=[.K89]-[.J89]" office:value-type="float" office:value="0.428996000000001">
            <text:p>0,428996</text:p>
          </table:table-cell>
          <table:table-cell table:formula="of:=(([.L89]/[.L88])-1)*100" office:value-type="float" office:value="35.6968207425121">
            <text:p>35,6968207425</text:p>
          </table:table-cell>
          <table:table-cell table:number-columns-repeated="11"/>
        </table:table-row>
        <table:table-row table:style-name="ro1">
          <table:table-cell office:value-type="float" office:value="0.062201">
            <text:p>0,062201</text:p>
          </table:table-cell>
          <table:table-cell office:value-type="float" office:value="0.531672">
            <text:p>0,531672</text:p>
          </table:table-cell>
          <table:table-cell table:formula="of:=[.B90]-[.A90]" office:value-type="float" office:value="0.469471">
            <text:p>0,469471</text:p>
          </table:table-cell>
          <table:table-cell table:number-columns-repeated="6"/>
          <table:table-cell office:value-type="float" office:value="8.816279">
            <text:p>8,816279</text:p>
          </table:table-cell>
          <table:table-cell office:value-type="float" office:value="9.121402">
            <text:p>9,121402</text:p>
          </table:table-cell>
          <table:table-cell table:formula="of:=[.K90]-[.J90]" office:value-type="float" office:value="0.305123">
            <text:p>0,305123</text:p>
          </table:table-cell>
          <table:table-cell table:formula="of:=(([.L90]/[.L89])-1)*100" office:value-type="float" office:value="-28.8750944064747">
            <text:p>-28,8750944065</text:p>
          </table:table-cell>
          <table:table-cell table:number-columns-repeated="11"/>
        </table:table-row>
        <table:table-row table:style-name="ro1">
          <table:table-cell office:value-type="float" office:value="0.059308">
            <text:p>0,059308</text:p>
          </table:table-cell>
          <table:table-cell office:value-type="float" office:value="0.540311">
            <text:p>0,540311</text:p>
          </table:table-cell>
          <table:table-cell table:formula="of:=[.B91]-[.A91]" office:value-type="float" office:value="0.481003">
            <text:p>0,481003</text:p>
          </table:table-cell>
          <table:table-cell table:number-columns-repeated="6"/>
          <table:table-cell office:value-type="float" office:value="7.983617">
            <text:p>7,983617</text:p>
          </table:table-cell>
          <table:table-cell office:value-type="float" office:value="8.293765">
            <text:p>8,293765</text:p>
          </table:table-cell>
          <table:table-cell table:formula="of:=[.K91]-[.J91]" office:value-type="float" office:value="0.310148000000001">
            <text:p>0,310148</text:p>
          </table:table-cell>
          <table:table-cell table:formula="of:=(([.L91]/[.L90])-1)*100" office:value-type="float" office:value="1.64687683327731">
            <text:p>1,6468768333</text:p>
          </table:table-cell>
          <table:table-cell table:number-columns-repeated="11"/>
        </table:table-row>
        <table:table-row table:style-name="ro1">
          <table:table-cell office:value-type="float" office:value="0.049446">
            <text:p>0,049446</text:p>
          </table:table-cell>
          <table:table-cell office:value-type="float" office:value="0.540517">
            <text:p>0,540517</text:p>
          </table:table-cell>
          <table:table-cell table:formula="of:=[.B92]-[.A92]" office:value-type="float" office:value="0.491071">
            <text:p>0,491071</text:p>
          </table:table-cell>
          <table:table-cell table:number-columns-repeated="6"/>
          <table:table-cell office:value-type="float" office:value="7.700124">
            <text:p>7,700124</text:p>
          </table:table-cell>
          <table:table-cell office:value-type="float" office:value="8.227856">
            <text:p>8,227856</text:p>
          </table:table-cell>
          <table:table-cell table:formula="of:=[.K92]-[.J92]" office:value-type="float" office:value="0.527731999999999">
            <text:p>0,527732</text:p>
          </table:table-cell>
          <table:table-cell table:formula="of:=(([.L92]/[.L91])-1)*100" office:value-type="float" office:value="70.1548937926403">
            <text:p>70,1548937926</text:p>
          </table:table-cell>
          <table:table-cell table:number-columns-repeated="11"/>
        </table:table-row>
        <table:table-row table:style-name="ro1">
          <table:table-cell office:value-type="float" office:value="0.153242">
            <text:p>0,153242</text:p>
          </table:table-cell>
          <table:table-cell office:value-type="float" office:value="0.596694">
            <text:p>0,596694</text:p>
          </table:table-cell>
          <table:table-cell table:formula="of:=[.B93]-[.A93]" office:value-type="float" office:value="0.443452">
            <text:p>0,443452</text:p>
          </table:table-cell>
          <table:table-cell table:number-columns-repeated="6"/>
          <table:table-cell office:value-type="float" office:value="9.414349">
            <text:p>9,414349</text:p>
          </table:table-cell>
          <table:table-cell office:value-type="float" office:value="9.91278">
            <text:p>9,91278</text:p>
          </table:table-cell>
          <table:table-cell table:formula="of:=[.K93]-[.J93]" office:value-type="float" office:value="0.498431">
            <text:p>0,498431</text:p>
          </table:table-cell>
          <table:table-cell table:formula="of:=(([.L93]/[.L92])-1)*100" office:value-type="float" office:value="-5.55225000568459">
            <text:p>-5,5522500057</text:p>
          </table:table-cell>
          <table:table-cell table:number-columns-repeated="11"/>
        </table:table-row>
        <table:table-row table:style-name="ro1">
          <table:table-cell office:value-type="float" office:value="0.045025">
            <text:p>0,045025</text:p>
          </table:table-cell>
          <table:table-cell office:value-type="float" office:value="0.490538">
            <text:p>0,490538</text:p>
          </table:table-cell>
          <table:table-cell table:formula="of:=[.B94]-[.A94]" office:value-type="float" office:value="0.445513">
            <text:p>0,445513</text:p>
          </table:table-cell>
          <table:table-cell table:number-columns-repeated="6"/>
          <table:table-cell office:value-type="float" office:value="9.333392">
            <text:p>9,333392</text:p>
          </table:table-cell>
          <table:table-cell office:value-type="float" office:value="9.852981">
            <text:p>9,852981</text:p>
          </table:table-cell>
          <table:table-cell table:formula="of:=[.K94]-[.J94]" office:value-type="float" office:value="0.519589">
            <text:p>0,519589</text:p>
          </table:table-cell>
          <table:table-cell table:formula="of:=(([.L94]/[.L93])-1)*100" office:value-type="float" office:value="4.2449205607195">
            <text:p>4,2449205607</text:p>
          </table:table-cell>
          <table:table-cell table:number-columns-repeated="11"/>
        </table:table-row>
        <table:table-row table:style-name="ro1">
          <table:table-cell office:value-type="float" office:value="0.121321">
            <text:p>0,121321</text:p>
          </table:table-cell>
          <table:table-cell office:value-type="float" office:value="0.543391">
            <text:p>0,543391</text:p>
          </table:table-cell>
          <table:table-cell table:formula="of:=[.B95]-[.A95]" office:value-type="float" office:value="0.42207">
            <text:p>0,42207</text:p>
          </table:table-cell>
          <table:table-cell table:number-columns-repeated="6"/>
          <table:table-cell office:value-type="float" office:value="12.112547">
            <text:p>12,112547</text:p>
          </table:table-cell>
          <table:table-cell office:value-type="float" office:value="12.631064">
            <text:p>12,631064</text:p>
          </table:table-cell>
          <table:table-cell table:formula="of:=[.K95]-[.J95]" office:value-type="float" office:value="0.518517000000001">
            <text:p>0,518517</text:p>
          </table:table-cell>
          <table:table-cell table:formula="of:=(([.L95]/[.L94])-1)*100" office:value-type="float" office:value="-0.20631691586982">
            <text:p>-0,2063169159</text:p>
          </table:table-cell>
          <table:table-cell table:number-columns-repeated="11"/>
        </table:table-row>
        <table:table-row table:style-name="ro1">
          <table:table-cell office:value-type="float" office:value="0.210825">
            <text:p>0,210825</text:p>
          </table:table-cell>
          <table:table-cell office:value-type="float" office:value="0.612167">
            <text:p>0,612167</text:p>
          </table:table-cell>
          <table:table-cell table:formula="of:=[.B96]-[.A96]" office:value-type="float" office:value="0.401342">
            <text:p>0,401342</text:p>
          </table:table-cell>
          <table:table-cell table:number-columns-repeated="21"/>
        </table:table-row>
        <table:table-row table:style-name="ro1">
          <table:table-cell office:value-type="float" office:value="0.291367">
            <text:p>0,291367</text:p>
          </table:table-cell>
          <table:table-cell office:value-type="float" office:value="0.711467">
            <text:p>0,711467</text:p>
          </table:table-cell>
          <table:table-cell table:formula="of:=[.B97]-[.A97]" office:value-type="float" office:value="0.4201">
            <text:p>0,4201</text:p>
          </table:table-cell>
          <table:table-cell table:number-columns-repeated="21"/>
        </table:table-row>
        <table:table-row table:style-name="ro1">
          <table:table-cell office:value-type="float" office:value="0.162204">
            <text:p>0,162204</text:p>
          </table:table-cell>
          <table:table-cell office:value-type="float" office:value="0.578514">
            <text:p>0,578514</text:p>
          </table:table-cell>
          <table:table-cell table:formula="of:=[.B98]-[.A98]" office:value-type="float" office:value="0.41631">
            <text:p>0,41631</text:p>
          </table:table-cell>
          <table:table-cell table:number-columns-repeated="21"/>
        </table:table-row>
        <table:table-row table:style-name="ro1">
          <table:table-cell office:value-type="float" office:value="0.02178">
            <text:p>0,02178</text:p>
          </table:table-cell>
          <table:table-cell office:value-type="float" office:value="0.424258">
            <text:p>0,424258</text:p>
          </table:table-cell>
          <table:table-cell table:formula="of:=[.B99]-[.A99]" office:value-type="float" office:value="0.402478">
            <text:p>0,402478</text:p>
          </table:table-cell>
          <table:table-cell table:number-columns-repeated="21"/>
        </table:table-row>
        <table:table-row table:style-name="ro1">
          <table:table-cell office:value-type="float" office:value="0.060018">
            <text:p>0,060018</text:p>
          </table:table-cell>
          <table:table-cell office:value-type="float" office:value="0.45176">
            <text:p>0,45176</text:p>
          </table:table-cell>
          <table:table-cell table:formula="of:=[.B100]-[.A100]" office:value-type="float" office:value="0.391742">
            <text:p>0,391742</text:p>
          </table:table-cell>
          <table:table-cell table:number-columns-repeated="21"/>
        </table:table-row>
        <table:table-row table:style-name="ro1">
          <table:table-cell office:value-type="float" office:value="0.052302">
            <text:p>0,052302</text:p>
          </table:table-cell>
          <table:table-cell office:value-type="float" office:value="0.460099">
            <text:p>0,460099</text:p>
          </table:table-cell>
          <table:table-cell table:formula="of:=[.B101]-[.A101]" office:value-type="float" office:value="0.407797">
            <text:p>0,407797</text:p>
          </table:table-cell>
          <table:table-cell table:number-columns-repeated="21"/>
        </table:table-row>
        <table:table-row table:style-name="ro1">
          <table:table-cell office:value-type="float" office:value="0.018731">
            <text:p>0,018731</text:p>
          </table:table-cell>
          <table:table-cell office:value-type="float" office:value="0.430657">
            <text:p>0,430657</text:p>
          </table:table-cell>
          <table:table-cell table:formula="of:=[.B102]-[.A102]" office:value-type="float" office:value="0.411926">
            <text:p>0,411926</text:p>
          </table:table-cell>
          <table:table-cell table:number-columns-repeated="21"/>
        </table:table-row>
        <table:table-row table:style-name="ro1">
          <table:table-cell office:value-type="float" office:value="0.054236">
            <text:p>0,054236</text:p>
          </table:table-cell>
          <table:table-cell office:value-type="float" office:value="0.457123">
            <text:p>0,457123</text:p>
          </table:table-cell>
          <table:table-cell table:formula="of:=[.B103]-[.A103]" office:value-type="float" office:value="0.402887">
            <text:p>0,402887</text:p>
          </table:table-cell>
          <table:table-cell table:number-columns-repeated="21"/>
        </table:table-row>
        <table:table-row table:style-name="ro1">
          <table:table-cell office:value-type="float" office:value="0.002514">
            <text:p>0,002514</text:p>
          </table:table-cell>
          <table:table-cell office:value-type="float" office:value="0.423034">
            <text:p>0,423034</text:p>
          </table:table-cell>
          <table:table-cell table:formula="of:=[.B104]-[.A104]" office:value-type="float" office:value="0.42052">
            <text:p>0,42052</text:p>
          </table:table-cell>
          <table:table-cell table:number-columns-repeated="21"/>
        </table:table-row>
        <table:table-row table:style-name="ro1">
          <table:table-cell office:value-type="float" office:value="0.002254">
            <text:p>0,002254</text:p>
          </table:table-cell>
          <table:table-cell office:value-type="float" office:value="0.42741">
            <text:p>0,42741</text:p>
          </table:table-cell>
          <table:table-cell table:formula="of:=[.B105]-[.A105]" office:value-type="float" office:value="0.425156">
            <text:p>0,425156</text:p>
          </table:table-cell>
          <table:table-cell table:number-columns-repeated="21"/>
        </table:table-row>
        <table:table-row table:style-name="ro1">
          <table:table-cell office:value-type="float" office:value="0.00234">
            <text:p>0,00234</text:p>
          </table:table-cell>
          <table:table-cell office:value-type="float" office:value="0.432244">
            <text:p>0,432244</text:p>
          </table:table-cell>
          <table:table-cell table:formula="of:=[.B106]-[.A106]" office:value-type="float" office:value="0.429904">
            <text:p>0,429904</text:p>
          </table:table-cell>
          <table:table-cell table:number-columns-repeated="2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28654">
            <text:p>0,428654</text:p>
          </table:table-cell>
          <table:table-cell table:formula="of:=[.B107]-[.A107]" office:value-type="float" office:value="0.428654">
            <text:p>0,428654</text:p>
          </table:table-cell>
          <table:table-cell table:number-columns-repeated="2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28698">
            <text:p>0,428698</text:p>
          </table:table-cell>
          <table:table-cell table:formula="of:=[.B108]-[.A108]" office:value-type="float" office:value="0.428698">
            <text:p>0,428698</text:p>
          </table:table-cell>
          <table:table-cell table:number-columns-repeated="21"/>
        </table:table-row>
      </table:table>
      <table:table table:name="Feuille2" table:style-name="ta1" table:print="false">
        <table:table-column table:style-name="co1" table:number-columns-repeated="12" table:default-cell-style-name="Default"/>
        <table:table-row table:style-name="ro1">
          <table:table-cell table:number-columns-repeated="2" office:value-type="float" office:value="2.034605">
            <text:p>2,034605</text:p>
          </table:table-cell>
          <table:table-cell table:number-columns-repeated="2"/>
          <table:table-cell/>
          <table:table-cell office:value-type="float" office:value="100">
            <text:p>100</text:p>
          </table:table-cell>
          <table:table-cell office:value-type="float" office:value="0.797448">
            <text:p>0,797448</text:p>
          </table:table-cell>
          <table:table-cell table:formula="of:=[.F1]*[.G1]" office:value-type="float" office:value="79.7448">
            <text:p>79,7448</text:p>
          </table:table-cell>
          <table:table-cell/>
          <table:table-cell office:value-type="float" office:value="5.200824">
            <text:p>5,200824</text:p>
          </table:table-cell>
          <table:table-cell table:formula="of:=[.J1]-[.H1]" office:value-type="float" office:value="-74.543976">
            <text:p>-74,543976</text:p>
          </table:table-cell>
          <table:table-cell/>
        </table:table-row>
        <table:table-row table:style-name="ro1">
          <table:table-cell office:value-type="float" office:value="1.820519">
            <text:p>1,820519</text:p>
          </table:table-cell>
          <table:table-cell office:value-type="float" office:value="1.9066">
            <text:p>1,9066</text:p>
          </table:table-cell>
          <table:table-cell table:number-columns-repeated="2"/>
          <table:table-cell table:formula="of:=[.F2]/[.F1]" office:value-type="float" office:value="1.02488588">
            <text:p>1,02488588</text:p>
          </table:table-cell>
          <table:table-cell office:value-type="float" office:value="102.488588">
            <text:p>102,488588</text:p>
          </table:table-cell>
          <table:table-cell office:value-type="float" office:value="0.870333">
            <text:p>0,870333</text:p>
          </table:table-cell>
          <table:table-cell table:formula="of:=[.F2]*[.G2]" office:value-type="float" office:value="89.199200259804">
            <text:p>89,1992002598</text:p>
          </table:table-cell>
          <table:table-cell table:formula="of:=[.H1]*[.E2]" office:value-type="float" office:value="81.729319523424">
            <text:p>81,7293195234</text:p>
          </table:table-cell>
          <table:table-cell table:formula="of:=[.I2]+[.L2]" office:value-type="float" office:value="6.439903763424">
            <text:p>6,4399037634</text:p>
          </table:table-cell>
          <table:table-cell table:formula="of:=[.J2]-[.H2]" office:value-type="float" office:value="-82.75929649638">
            <text:p>-82,7592964964</text:p>
          </table:table-cell>
          <table:table-cell table:formula="of:=[.K1]*1.01" office:value-type="float" office:value="-75.28941576">
            <text:p>-75,28941576</text:p>
          </table:table-cell>
        </table:table-row>
        <table:table-row table:style-name="ro1">
          <table:table-cell office:value-type="float" office:value="1.503265">
            <text:p>1,503265</text:p>
          </table:table-cell>
          <table:table-cell office:value-type="float" office:value="1.652937">
            <text:p>1,652937</text:p>
          </table:table-cell>
          <table:table-cell table:number-columns-repeated="2"/>
          <table:table-cell table:formula="of:=[.F3]/[.F2]" office:value-type="float" office:value="1.02185894101693">
            <text:p>1,021858941</text:p>
          </table:table-cell>
          <table:table-cell office:value-type="float" office:value="104.72888">
            <text:p>104,72888</text:p>
          </table:table-cell>
          <table:table-cell office:value-type="float" office:value="0.911271">
            <text:p>0,911271</text:p>
          </table:table-cell>
          <table:table-cell table:formula="of:=[.F3]*[.G3]" office:value-type="float" office:value="95.43639120648">
            <text:p>95,4363912065</text:p>
          </table:table-cell>
          <table:table-cell table:formula="of:=[.H2]*[.E3]" office:value-type="float" office:value="91.14900031704">
            <text:p>91,149000317</text:p>
          </table:table-cell>
          <table:table-cell table:formula="of:=[.I3]+[.L3]" office:value-type="float" office:value="7.56211085569622">
            <text:p>7,5621108557</text:p>
          </table:table-cell>
          <table:table-cell table:formula="of:=[.J3]-[.H3]" office:value-type="float" office:value="-87.8742803507838">
            <text:p>-87,8742803508</text:p>
          </table:table-cell>
          <table:table-cell table:formula="of:=[.K2]*1.01" office:value-type="float" office:value="-83.5868894613438">
            <text:p>-83,5868894613</text:p>
          </table:table-cell>
        </table:table-row>
        <table:table-row table:style-name="ro1">
          <table:table-cell office:value-type="float" office:value="1.301226">
            <text:p>1,301226</text:p>
          </table:table-cell>
          <table:table-cell office:value-type="float" office:value="1.418226">
            <text:p>1,418226</text:p>
          </table:table-cell>
          <table:table-cell table:number-columns-repeated="2"/>
          <table:table-cell table:formula="of:=[.F4]/[.F3]" office:value-type="float" office:value="1.01874810462978">
            <text:p>1,0187481046</text:p>
          </table:table-cell>
          <table:table-cell office:value-type="float" office:value="106.692348">
            <text:p>106,692348</text:p>
          </table:table-cell>
          <table:table-cell office:value-type="float" office:value="0.938166">
            <text:p>0,938166</text:p>
          </table:table-cell>
          <table:table-cell table:formula="of:=[.F4]*[.G4]" office:value-type="float" office:value="100.095133353768">
            <text:p>100,0951333538</text:p>
          </table:table-cell>
          <table:table-cell table:formula="of:=[.H3]*[.E4]" office:value-type="float" office:value="97.225642654308">
            <text:p>97,2256426543</text:p>
          </table:table-cell>
          <table:table-cell table:formula="of:=[.I4]+[.L4]" office:value-type="float" office:value="8.47261950001638">
            <text:p>8,4726195</text:p>
          </table:table-cell>
          <table:table-cell table:formula="of:=[.J4]-[.H4]" office:value-type="float" office:value="-91.6225138537516">
            <text:p>-91,6225138538</text:p>
          </table:table-cell>
          <table:table-cell table:formula="of:=[.K3]*1.01" office:value-type="float" office:value="-88.7530231542916">
            <text:p>-88,7530231543</text:p>
          </table:table-cell>
        </table:table-row>
        <table:table-row table:style-name="ro1">
          <table:table-cell office:value-type="float" office:value="1.614285">
            <text:p>1,614285</text:p>
          </table:table-cell>
          <table:table-cell office:value-type="float" office:value="1.694918">
            <text:p>1,694918</text:p>
          </table:table-cell>
          <table:table-cell table:number-columns-repeated="2"/>
          <table:table-cell table:formula="of:=[.F5]/[.F4]" office:value-type="float" office:value="1.0033508494911">
            <text:p>1,0033508495</text:p>
          </table:table-cell>
          <table:table-cell office:value-type="float" office:value="107.049858">
            <text:p>107,049858</text:p>
          </table:table-cell>
          <table:table-cell office:value-type="float" office:value="0.927398">
            <text:p>0,927398</text:p>
          </table:table-cell>
          <table:table-cell table:formula="of:=[.F5]*[.G5]" office:value-type="float" office:value="99.277824209484">
            <text:p>99,2778242095</text:p>
          </table:table-cell>
          <table:table-cell table:formula="of:=[.H4]*[.E5]" office:value-type="float" office:value="100.430537080428">
            <text:p>100,4305370804</text:p>
          </table:table-cell>
          <table:table-cell table:formula="of:=[.I5]+[.L5]" office:value-type="float" office:value="7.89179808813887">
            <text:p>7,8917980881</text:p>
          </table:table-cell>
          <table:table-cell table:formula="of:=[.J5]-[.H5]" office:value-type="float" office:value="-91.3860261213451">
            <text:p>-91,3860261213</text:p>
          </table:table-cell>
          <table:table-cell table:formula="of:=[.K4]*1.01" office:value-type="float" office:value="-92.5387389922891">
            <text:p>-92,5387389923</text:p>
          </table:table-cell>
        </table:table-row>
        <table:table-row table:style-name="ro1">
          <table:table-cell office:value-type="float" office:value="0.870419">
            <text:p>0,870419</text:p>
          </table:table-cell>
          <table:table-cell office:value-type="float" office:value="0.940837">
            <text:p>0,940837</text:p>
          </table:table-cell>
          <table:table-cell table:number-columns-repeated="2"/>
          <table:table-cell table:formula="of:=[.F6]/[.F5]" office:value-type="float" office:value="1.0086800582211">
            <text:p>1,0086800582</text:p>
          </table:table-cell>
          <table:table-cell office:value-type="float" office:value="107.979057">
            <text:p>107,979057</text:p>
          </table:table-cell>
          <table:table-cell office:value-type="float" office:value="0.866549">
            <text:p>0,866549</text:p>
          </table:table-cell>
          <table:table-cell table:formula="of:=[.F6]*[.G6]" office:value-type="float" office:value="93.569143864293">
            <text:p>93,5691438643</text:p>
          </table:table-cell>
          <table:table-cell table:formula="of:=[.H5]*[.E6]" office:value-type="float" office:value="100.139561503686">
            <text:p>100,1395615037</text:p>
          </table:table-cell>
          <table:table-cell table:formula="of:=[.I6]+[.L6]" office:value-type="float" office:value="7.83967512112741">
            <text:p>7,8396751211</text:p>
          </table:table-cell>
          <table:table-cell table:formula="of:=[.J6]-[.H6]" office:value-type="float" office:value="-85.7294687431656">
            <text:p>-85,7294687432</text:p>
          </table:table-cell>
          <table:table-cell table:formula="of:=[.K5]*1.01" office:value-type="float" office:value="-92.2998863825586">
            <text:p>-92,2998863826</text:p>
          </table:table-cell>
        </table:table-row>
        <table:table-row table:style-name="ro1">
          <table:table-cell office:value-type="float" office:value="1.261465">
            <text:p>1,261465</text:p>
          </table:table-cell>
          <table:table-cell office:value-type="float" office:value="1.254318">
            <text:p>1,254318</text:p>
          </table:table-cell>
          <table:table-cell table:number-columns-repeated="2"/>
          <table:table-cell table:formula="of:=[.F7]/[.F6]" office:value-type="float" office:value="0.999317941811624">
            <text:p>0,9993179418</text:p>
          </table:table-cell>
          <table:table-cell office:value-type="float" office:value="107.905409">
            <text:p>107,905409</text:p>
          </table:table-cell>
          <table:table-cell office:value-type="float" office:value="0.816446">
            <text:p>0,816446</text:p>
          </table:table-cell>
          <table:table-cell table:formula="of:=[.F7]*[.G7]" office:value-type="float" office:value="88.098939556414">
            <text:p>88,0989395564</text:p>
          </table:table-cell>
          <table:table-cell table:formula="of:=[.H6]*[.E7]" office:value-type="float" office:value="93.505324263541">
            <text:p>93,5053242635</text:p>
          </table:table-cell>
          <table:table-cell table:formula="of:=[.I7]+[.L7]" office:value-type="float" office:value="6.91856083294377">
            <text:p>6,9185608329</text:p>
          </table:table-cell>
          <table:table-cell table:formula="of:=[.J7]-[.H7]" office:value-type="float" office:value="-81.1803787234702">
            <text:p>-81,1803787235</text:p>
          </table:table-cell>
          <table:table-cell table:formula="of:=[.K6]*1.01" office:value-type="float" office:value="-86.5867634305972">
            <text:p>-86,5867634306</text:p>
          </table:table-cell>
        </table:table-row>
        <table:table-row table:style-name="ro1">
          <table:table-cell office:value-type="float" office:value="1.544239">
            <text:p>1,544239</text:p>
          </table:table-cell>
          <table:table-cell office:value-type="float" office:value="1.456427">
            <text:p>1,456427</text:p>
          </table:table-cell>
          <table:table-cell table:number-columns-repeated="2"/>
          <table:table-cell table:formula="of:=[.F8]/[.F7]" office:value-type="float" office:value="0.994722322029288">
            <text:p>0,994722322</text:p>
          </table:table-cell>
          <table:table-cell office:value-type="float" office:value="107.335919">
            <text:p>107,335919</text:p>
          </table:table-cell>
          <table:table-cell office:value-type="float" office:value="0.721151">
            <text:p>0,721151</text:p>
          </table:table-cell>
          <table:table-cell table:formula="of:=[.F8]*[.G8]" office:value-type="float" office:value="77.405405322769">
            <text:p>77,4054053228</text:p>
          </table:table-cell>
          <table:table-cell table:formula="of:=[.H7]*[.E8]" office:value-type="float" office:value="87.633981723874">
            <text:p>87,6339817239</text:p>
          </table:table-cell>
          <table:table-cell table:formula="of:=[.I8]+[.L8]" office:value-type="float" office:value="5.64179921316905">
            <text:p>5,6417992132</text:p>
          </table:table-cell>
          <table:table-cell table:formula="of:=[.J8]-[.H8]" office:value-type="float" office:value="-71.7636061095999">
            <text:p>-71,7636061096</text:p>
          </table:table-cell>
          <table:table-cell table:formula="of:=[.K7]*1.01" office:value-type="float" office:value="-81.9921825107049">
            <text:p>-81,9921825107</text:p>
          </table:table-cell>
        </table:table-row>
        <table:table-row table:style-name="ro1">
          <table:table-cell office:value-type="float" office:value="1.517822">
            <text:p>1,517822</text:p>
          </table:table-cell>
          <table:table-cell office:value-type="float" office:value="1.374632">
            <text:p>1,374632</text:p>
          </table:table-cell>
          <table:table-cell table:number-columns-repeated="2"/>
          <table:table-cell table:formula="of:=[.F9]/[.F8]" office:value-type="float" office:value="1.00559960734114">
            <text:p>1,0055996073</text:p>
          </table:table-cell>
          <table:table-cell office:value-type="float" office:value="107.936958">
            <text:p>107,936958</text:p>
          </table:table-cell>
          <table:table-cell office:value-type="float" office:value="0.697867">
            <text:p>0,697867</text:p>
          </table:table-cell>
          <table:table-cell table:formula="of:=[.F9]*[.G9]" office:value-type="float" office:value="75.325641068586">
            <text:p>75,3256410686</text:p>
          </table:table-cell>
          <table:table-cell table:formula="of:=[.H8]*[.E9]" office:value-type="float" office:value="77.838845198658">
            <text:p>77,8388451987</text:p>
          </table:table-cell>
          <table:table-cell table:formula="of:=[.I9]+[.L9]" office:value-type="float" office:value="5.35760302796204">
            <text:p>5,357603028</text:p>
          </table:table-cell>
          <table:table-cell table:formula="of:=[.J9]-[.H9]" office:value-type="float" office:value="-69.968038040624">
            <text:p>-69,9680380406</text:p>
          </table:table-cell>
          <table:table-cell table:formula="of:=[.K8]*1.01" office:value-type="float" office:value="-72.481242170696">
            <text:p>-72,4812421707</text:p>
          </table:table-cell>
        </table:table-row>
        <table:table-row table:style-name="ro1">
          <table:table-cell office:value-type="float" office:value="1.367722">
            <text:p>1,367722</text:p>
          </table:table-cell>
          <table:table-cell office:value-type="float" office:value="1.225039">
            <text:p>1,225039</text:p>
          </table:table-cell>
          <table:table-cell table:number-columns-repeated="2"/>
          <table:table-cell table:formula="of:=[.F10]/[.F9]" office:value-type="float" office:value="1.01608330484911">
            <text:p>1,0160833048</text:p>
          </table:table-cell>
          <table:table-cell office:value-type="float" office:value="109.672941">
            <text:p>109,672941</text:p>
          </table:table-cell>
          <table:table-cell office:value-type="float" office:value="0.749135">
            <text:p>0,749135</text:p>
          </table:table-cell>
          <table:table-cell table:formula="of:=[.F10]*[.G10]" office:value-type="float" office:value="82.159838656035">
            <text:p>82,159838656</text:p>
          </table:table-cell>
          <table:table-cell table:formula="of:=[.H9]*[.E10]" office:value-type="float" office:value="76.537126316847">
            <text:p>76,5371263168</text:p>
          </table:table-cell>
          <table:table-cell table:formula="of:=[.I10]+[.L10]" office:value-type="float" office:value="5.86940789581681">
            <text:p>5,8694078958</text:p>
          </table:table-cell>
          <table:table-cell table:formula="of:=[.J10]-[.H10]" office:value-type="float" office:value="-76.2904307602182">
            <text:p>-76,2904307602</text:p>
          </table:table-cell>
          <table:table-cell table:formula="of:=[.K9]*1.01" office:value-type="float" office:value="-70.6677184210302">
            <text:p>-70,667718421</text:p>
          </table:table-cell>
        </table:table-row>
        <table:table-row table:style-name="ro1">
          <table:table-cell office:value-type="float" office:value="1.274027">
            <text:p>1,274027</text:p>
          </table:table-cell>
          <table:table-cell office:value-type="float" office:value="1.22839">
            <text:p>1,22839</text:p>
          </table:table-cell>
          <table:table-cell table:number-columns-repeated="2"/>
          <table:table-cell table:formula="of:=[.F11]/[.F10]" office:value-type="float" office:value="1.07364092661653">
            <text:p>1,0736409266</text:p>
          </table:table-cell>
          <table:table-cell office:value-type="float" office:value="117.749358">
            <text:p>117,749358</text:p>
          </table:table-cell>
          <table:table-cell office:value-type="float" office:value="0.961621">
            <text:p>0,961621</text:p>
          </table:table-cell>
          <table:table-cell table:formula="of:=[.F11]*[.G11]" office:value-type="float" office:value="113.230255389318">
            <text:p>113,2302553893</text:p>
          </table:table-cell>
          <table:table-cell table:formula="of:=[.H10]*[.E11]" office:value-type="float" office:value="88.21016530533">
            <text:p>88,2101653053</text:p>
          </table:table-cell>
          <table:table-cell table:formula="of:=[.I11]+[.L11]" office:value-type="float" office:value="11.1568302375096">
            <text:p>11,1568302375</text:p>
          </table:table-cell>
          <table:table-cell table:formula="of:=[.J11]-[.H11]" office:value-type="float" office:value="-102.073425151808">
            <text:p>-102,0734251518</text:p>
          </table:table-cell>
          <table:table-cell table:formula="of:=[.K10]*1.01" office:value-type="float" office:value="-77.0533350678204">
            <text:p>-77,0533350678</text:p>
          </table:table-cell>
        </table:table-row>
        <table:table-row table:style-name="ro1">
          <table:table-cell office:value-type="float" office:value="1.312605">
            <text:p>1,312605</text:p>
          </table:table-cell>
          <table:table-cell office:value-type="float" office:value="1.29692">
            <text:p>1,29692</text:p>
          </table:table-cell>
          <table:table-cell table:number-columns-repeated="2"/>
          <table:table-cell table:formula="of:=[.F12]/[.F11]" office:value-type="float" office:value="1.01177389009628">
            <text:p>1,0117738901</text:p>
          </table:table-cell>
          <table:table-cell office:value-type="float" office:value="119.135726">
            <text:p>119,135726</text:p>
          </table:table-cell>
          <table:table-cell office:value-type="float" office:value="0.970002">
            <text:p>0,970002</text:p>
          </table:table-cell>
          <table:table-cell table:formula="of:=[.F12]*[.G12]" office:value-type="float" office:value="115.561892491452">
            <text:p>115,5618924915</text:p>
          </table:table-cell>
          <table:table-cell table:formula="of:=[.H11]*[.E12]" office:value-type="float" office:value="114.563415971846">
            <text:p>114,5634159718</text:p>
          </table:table-cell>
          <table:table-cell table:formula="of:=[.I12]+[.L12]" office:value-type="float" office:value="11.4692565685196">
            <text:p>11,4692565685</text:p>
          </table:table-cell>
          <table:table-cell table:formula="of:=[.J12]-[.H12]" office:value-type="float" office:value="-104.092635922932">
            <text:p>-104,0926359229</text:p>
          </table:table-cell>
          <table:table-cell table:formula="of:=[.K11]*1.01" office:value-type="float" office:value="-103.094159403326">
            <text:p>-103,0941594033</text:p>
          </table:table-cell>
        </table:table-row>
        <table:table-row table:style-name="ro1">
          <table:table-cell office:value-type="float" office:value="1.005237">
            <text:p>1,005237</text:p>
          </table:table-cell>
          <table:table-cell office:value-type="float" office:value="1.009778">
            <text:p>1,009778</text:p>
          </table:table-cell>
          <table:table-cell table:number-columns-repeated="2"/>
          <table:table-cell table:formula="of:=[.F13]/[.F12]" office:value-type="float" office:value="1.00833221094401">
            <text:p>1,0083322109</text:p>
          </table:table-cell>
          <table:table-cell office:value-type="float" office:value="120.12839">
            <text:p>120,12839</text:p>
          </table:table-cell>
          <table:table-cell office:value-type="float" office:value="0.971831">
            <text:p>0,971831</text:p>
          </table:table-cell>
          <table:table-cell table:formula="of:=[.F13]*[.G13]" office:value-type="float" office:value="116.74449338209">
            <text:p>116,7444933821</text:p>
          </table:table-cell>
          <table:table-cell table:formula="of:=[.H12]*[.E13]" office:value-type="float" office:value="116.52477855678">
            <text:p>116,5247785568</text:p>
          </table:table-cell>
          <table:table-cell table:formula="of:=[.I13]+[.L13]" office:value-type="float" office:value="11.3912162746182">
            <text:p>11,3912162746</text:p>
          </table:table-cell>
          <table:table-cell table:formula="of:=[.J13]-[.H13]" office:value-type="float" office:value="-105.353277107472">
            <text:p>-105,3532771075</text:p>
          </table:table-cell>
          <table:table-cell table:formula="of:=[.K12]*1.01" office:value-type="float" office:value="-105.133562282162">
            <text:p>-105,1335622822</text:p>
          </table:table-cell>
        </table:table-row>
        <table:table-row table:style-name="ro1">
          <table:table-cell office:value-type="float" office:value="1.148922">
            <text:p>1,148922</text:p>
          </table:table-cell>
          <table:table-cell office:value-type="float" office:value="1.133809">
            <text:p>1,133809</text:p>
          </table:table-cell>
          <table:table-cell table:number-columns-repeated="2"/>
          <table:table-cell table:formula="of:=[.F14]/[.F13]" office:value-type="float" office:value="0.991953467452615">
            <text:p>0,9919534675</text:p>
          </table:table-cell>
          <table:table-cell office:value-type="float" office:value="119.161773">
            <text:p>119,161773</text:p>
          </table:table-cell>
          <table:table-cell office:value-type="float" office:value="0.923112">
            <text:p>0,923112</text:p>
          </table:table-cell>
          <table:table-cell table:formula="of:=[.F14]*[.G14]" office:value-type="float" office:value="109.999662597576">
            <text:p>109,9996625976</text:p>
          </table:table-cell>
          <table:table-cell table:formula="of:=[.H13]*[.E14]" office:value-type="float" office:value="115.805105016363">
            <text:p>115,8051050164</text:p>
          </table:table-cell>
          <table:table-cell table:formula="of:=[.I14]+[.L14]" office:value-type="float" office:value="9.3982951378165">
            <text:p>9,3982951378</text:p>
          </table:table-cell>
          <table:table-cell table:formula="of:=[.J14]-[.H14]" office:value-type="float" office:value="-100.60136745976">
            <text:p>-100,6013674598</text:p>
          </table:table-cell>
          <table:table-cell table:formula="of:=[.K13]*1.01" office:value-type="float" office:value="-106.406809878547">
            <text:p>-106,4068098785</text:p>
          </table:table-cell>
        </table:table-row>
        <table:table-row table:style-name="ro1">
          <table:table-cell office:value-type="float" office:value="1.186967">
            <text:p>1,186967</text:p>
          </table:table-cell>
          <table:table-cell office:value-type="float" office:value="1.167208">
            <text:p>1,167208</text:p>
          </table:table-cell>
          <table:table-cell table:number-columns-repeated="2"/>
          <table:table-cell table:formula="of:=[.F15]/[.F14]" office:value-type="float" office:value="1.01869736362516">
            <text:p>1,0186973636</text:p>
          </table:table-cell>
          <table:table-cell office:value-type="float" office:value="121.389784">
            <text:p>121,389784</text:p>
          </table:table-cell>
          <table:table-cell office:value-type="float" office:value="0.958816">
            <text:p>0,958816</text:p>
          </table:table-cell>
          <table:table-cell table:formula="of:=[.F15]*[.G15]" office:value-type="float" office:value="116.390467135744">
            <text:p>116,3904671357</text:p>
          </table:table-cell>
          <table:table-cell table:formula="of:=[.H14]*[.E15]" office:value-type="float" office:value="112.056366287808">
            <text:p>112,0563662878</text:p>
          </table:table-cell>
          <table:table-cell table:formula="of:=[.I15]+[.L15]" office:value-type="float" office:value="10.4489851534509">
            <text:p>10,4489851535</text:p>
          </table:table-cell>
          <table:table-cell table:formula="of:=[.J15]-[.H15]" office:value-type="float" office:value="-105.941481982293">
            <text:p>-105,9414819823</text:p>
          </table:table-cell>
          <table:table-cell table:formula="of:=[.K14]*1.01" office:value-type="float" office:value="-101.607381134357">
            <text:p>-101,6073811344</text:p>
          </table:table-cell>
        </table:table-row>
        <table:table-row table:style-name="ro1">
          <table:table-cell office:value-type="float" office:value="1.485709">
            <text:p>1,485709</text:p>
          </table:table-cell>
          <table:table-cell office:value-type="float" office:value="1.4403">
            <text:p>1,4403</text:p>
          </table:table-cell>
          <table:table-cell table:number-columns-repeated="2"/>
          <table:table-cell table:formula="of:=[.F16]/[.F15]" office:value-type="float" office:value="1.0229672127928">
            <text:p>1,0229672128</text:p>
          </table:table-cell>
          <table:table-cell office:value-type="float" office:value="124.177769">
            <text:p>124,177769</text:p>
          </table:table-cell>
          <table:table-cell office:value-type="float" office:value="0.959378">
            <text:p>0,959378</text:p>
          </table:table-cell>
          <table:table-cell table:formula="of:=[.F16]*[.G16]" office:value-type="float" office:value="119.133419667682">
            <text:p>119,1334196677</text:p>
          </table:table-cell>
          <table:table-cell table:formula="of:=[.H15]*[.E16]" office:value-type="float" office:value="119.063631761504">
            <text:p>119,0636317615</text:p>
          </table:table-cell>
          <table:table-cell table:formula="of:=[.I16]+[.L16]" office:value-type="float" office:value="12.062734959388">
            <text:p>12,0627349594</text:p>
          </table:table-cell>
          <table:table-cell table:formula="of:=[.J16]-[.H16]" office:value-type="float" office:value="-107.070684708294">
            <text:p>-107,0706847083</text:p>
          </table:table-cell>
          <table:table-cell table:formula="of:=[.K15]*1.01" office:value-type="float" office:value="-107.000896802116">
            <text:p>-107,0008968021</text:p>
          </table:table-cell>
        </table:table-row>
        <table:table-row table:style-name="ro1">
          <table:table-cell office:value-type="float" office:value="1.969937">
            <text:p>1,969937</text:p>
          </table:table-cell>
          <table:table-cell office:value-type="float" office:value="1.760311">
            <text:p>1,760311</text:p>
          </table:table-cell>
          <table:table-cell table:number-columns-repeated="2"/>
          <table:table-cell table:formula="of:=[.F17]/[.F16]" office:value-type="float" office:value="1.02826623499734">
            <text:p>1,028266235</text:p>
          </table:table-cell>
          <table:table-cell office:value-type="float" office:value="127.687807">
            <text:p>127,687807</text:p>
          </table:table-cell>
          <table:table-cell office:value-type="float" office:value="0.995826">
            <text:p>0,995826</text:p>
          </table:table-cell>
          <table:table-cell table:formula="of:=[.F17]*[.G17]" office:value-type="float" office:value="127.154838093582">
            <text:p>127,1548380936</text:p>
          </table:table-cell>
          <table:table-cell table:formula="of:=[.H16]*[.E17]" office:value-type="float" office:value="122.500872904046">
            <text:p>122,500872904</text:p>
          </table:table-cell>
          <table:table-cell table:formula="of:=[.I17]+[.L17]" office:value-type="float" office:value="14.359481348669">
            <text:p>14,3594813487</text:p>
          </table:table-cell>
          <table:table-cell table:formula="of:=[.J17]-[.H17]" office:value-type="float" office:value="-112.795356744913">
            <text:p>-112,7953567449</text:p>
          </table:table-cell>
          <table:table-cell table:formula="of:=[.K16]*1.01" office:value-type="float" office:value="-108.141391555377">
            <text:p>-108,1413915554</text:p>
          </table:table-cell>
        </table:table-row>
        <table:table-row table:style-name="ro1">
          <table:table-cell office:value-type="float" office:value="1.952332">
            <text:p>1,952332</text:p>
          </table:table-cell>
          <table:table-cell office:value-type="float" office:value="1.805545">
            <text:p>1,805545</text:p>
          </table:table-cell>
          <table:table-cell table:number-columns-repeated="2"/>
          <table:table-cell table:formula="of:=[.F18]/[.F17]" office:value-type="float" office:value="0.999886191169373">
            <text:p>0,9998861912</text:p>
          </table:table-cell>
          <table:table-cell office:value-type="float" office:value="127.673275">
            <text:p>127,673275</text:p>
          </table:table-cell>
          <table:table-cell office:value-type="float" office:value="0.990679">
            <text:p>0,990679</text:p>
          </table:table-cell>
          <table:table-cell table:formula="of:=[.F18]*[.G18]" office:value-type="float" office:value="126.483232403725">
            <text:p>126,4832324037</text:p>
          </table:table-cell>
          <table:table-cell table:formula="of:=[.H17]*[.E18]" office:value-type="float" office:value="127.14036675015">
            <text:p>127,1403667502</text:p>
          </table:table-cell>
          <table:table-cell table:formula="of:=[.I18]+[.L18]" office:value-type="float" office:value="13.2170564377879">
            <text:p>13,2170564378</text:p>
          </table:table-cell>
          <table:table-cell table:formula="of:=[.J18]-[.H18]" office:value-type="float" office:value="-113.266175965937">
            <text:p>-113,2661759659</text:p>
          </table:table-cell>
          <table:table-cell table:formula="of:=[.K17]*1.01" office:value-type="float" office:value="-113.923310312362">
            <text:p>-113,9233103124</text:p>
          </table:table-cell>
        </table:table-row>
        <table:table-row table:style-name="ro1">
          <table:table-cell office:value-type="float" office:value="1.92119">
            <text:p>1,92119</text:p>
          </table:table-cell>
          <table:table-cell office:value-type="float" office:value="1.791638">
            <text:p>1,791638</text:p>
          </table:table-cell>
          <table:table-cell table:number-columns-repeated="2"/>
          <table:table-cell table:formula="of:=[.F19]/[.F18]" office:value-type="float" office:value="1.01355654110071">
            <text:p>1,0135565411</text:p>
          </table:table-cell>
          <table:table-cell office:value-type="float" office:value="129.404083">
            <text:p>129,404083</text:p>
          </table:table-cell>
          <table:table-cell office:value-type="float" office:value="0.998455">
            <text:p>0,998455</text:p>
          </table:table-cell>
          <table:table-cell table:formula="of:=[.F19]*[.G19]" office:value-type="float" office:value="129.204153691765">
            <text:p>129,2041536918</text:p>
          </table:table-cell>
          <table:table-cell table:formula="of:=[.H18]*[.E19]" office:value-type="float" office:value="128.197907542357">
            <text:p>128,1979075424</text:p>
          </table:table-cell>
          <table:table-cell table:formula="of:=[.I19]+[.L19]" office:value-type="float" office:value="13.7990698167606">
            <text:p>13,7990698168</text:p>
          </table:table-cell>
          <table:table-cell table:formula="of:=[.J19]-[.H19]" office:value-type="float" office:value="-115.405083875004">
            <text:p>-115,405083875</text:p>
          </table:table-cell>
          <table:table-cell table:formula="of:=[.K18]*1.01" office:value-type="float" office:value="-114.398837725596">
            <text:p>-114,3988377256</text:p>
          </table:table-cell>
        </table:table-row>
        <table:table-row table:style-name="ro1">
          <table:table-cell office:value-type="float" office:value="2.038755">
            <text:p>2,038755</text:p>
          </table:table-cell>
          <table:table-cell office:value-type="float" office:value="1.887313">
            <text:p>1,887313</text:p>
          </table:table-cell>
          <table:table-cell table:number-columns-repeated="2"/>
          <table:table-cell table:formula="of:=[.F20]/[.F19]" office:value-type="float" office:value="1.00354562228149">
            <text:p>1,0035456223</text:p>
          </table:table-cell>
          <table:table-cell office:value-type="float" office:value="129.862901">
            <text:p>129,862901</text:p>
          </table:table-cell>
          <table:table-cell office:value-type="float" office:value="0.997628">
            <text:p>0,997628</text:p>
          </table:table-cell>
          <table:table-cell table:formula="of:=[.F20]*[.G20]" office:value-type="float" office:value="129.554866198828">
            <text:p>129,5548661988</text:p>
          </table:table-cell>
          <table:table-cell table:formula="of:=[.H19]*[.E20]" office:value-type="float" office:value="129.662262817955">
            <text:p>129,662262818</text:p>
          </table:table-cell>
          <table:table-cell table:formula="of:=[.I20]+[.L20]" office:value-type="float" office:value="13.1031281042005">
            <text:p>13,1031281042</text:p>
          </table:table-cell>
          <table:table-cell table:formula="of:=[.J20]-[.H20]" office:value-type="float" office:value="-116.451738094628">
            <text:p>-116,4517380946</text:p>
          </table:table-cell>
          <table:table-cell table:formula="of:=[.K19]*1.01" office:value-type="float" office:value="-116.559134713755">
            <text:p>-116,5591347138</text:p>
          </table:table-cell>
        </table:table-row>
        <table:table-row table:style-name="ro1">
          <table:table-cell office:value-type="float" office:value="1.860424">
            <text:p>1,860424</text:p>
          </table:table-cell>
          <table:table-cell office:value-type="float" office:value="1.76201">
            <text:p>1,76201</text:p>
          </table:table-cell>
          <table:table-cell table:number-columns-repeated="2"/>
          <table:table-cell table:formula="of:=[.F21]/[.F20]" office:value-type="float" office:value="1.01191738354898">
            <text:p>1,0119173835</text:p>
          </table:table-cell>
          <table:table-cell office:value-type="float" office:value="131.410527">
            <text:p>131,410527</text:p>
          </table:table-cell>
          <table:table-cell office:value-type="float" office:value="0.996589">
            <text:p>0,996589</text:p>
          </table:table-cell>
          <table:table-cell table:formula="of:=[.F21]*[.G21]" office:value-type="float" office:value="130.962285692403">
            <text:p>130,9622856924</text:p>
          </table:table-cell>
          <table:table-cell table:formula="of:=[.H20]*[.E21]" office:value-type="float" office:value="131.098821229956">
            <text:p>131,09882123</text:p>
          </table:table-cell>
          <table:table-cell table:formula="of:=[.I21]+[.L21]" office:value-type="float" office:value="13.4825657543822">
            <text:p>13,4825657544</text:p>
          </table:table-cell>
          <table:table-cell table:formula="of:=[.J21]-[.H21]" office:value-type="float" office:value="-117.479719938021">
            <text:p>-117,479719938</text:p>
          </table:table-cell>
          <table:table-cell table:formula="of:=[.K20]*1.01" office:value-type="float" office:value="-117.616255475574">
            <text:p>-117,6162554756</text:p>
          </table:table-cell>
        </table:table-row>
        <table:table-row table:style-name="ro1">
          <table:table-cell office:value-type="float" office:value="1.545253">
            <text:p>1,545253</text:p>
          </table:table-cell>
          <table:table-cell office:value-type="float" office:value="1.505835">
            <text:p>1,505835</text:p>
          </table:table-cell>
          <table:table-cell table:number-columns-repeated="2"/>
          <table:table-cell table:formula="of:=[.F22]/[.F21]" office:value-type="float" office:value="1.0067844184203">
            <text:p>1,0067844184</text:p>
          </table:table-cell>
          <table:table-cell office:value-type="float" office:value="132.302071">
            <text:p>132,302071</text:p>
          </table:table-cell>
          <table:table-cell office:value-type="float" office:value="1.001483">
            <text:p>1,001483</text:p>
          </table:table-cell>
          <table:table-cell table:formula="of:=[.F22]*[.G22]" office:value-type="float" office:value="132.498274971293">
            <text:p>132,4982749713</text:p>
          </table:table-cell>
          <table:table-cell table:formula="of:=[.H21]*[.E22]" office:value-type="float" office:value="131.850788635819">
            <text:p>131,8507886358</text:p>
          </table:table-cell>
          <table:table-cell table:formula="of:=[.I22]+[.L22]" office:value-type="float" office:value="13.196271498418">
            <text:p>13,1962714984</text:p>
          </table:table-cell>
          <table:table-cell table:formula="of:=[.J22]-[.H22]" office:value-type="float" office:value="-119.302003472875">
            <text:p>-119,3020034729</text:p>
          </table:table-cell>
          <table:table-cell table:formula="of:=[.K21]*1.01" office:value-type="float" office:value="-118.654517137401">
            <text:p>-118,6545171374</text:p>
          </table:table-cell>
        </table:table-row>
        <table:table-row table:style-name="ro1">
          <table:table-cell office:value-type="float" office:value="1.374912">
            <text:p>1,374912</text:p>
          </table:table-cell>
          <table:table-cell office:value-type="float" office:value="1.400927">
            <text:p>1,400927</text:p>
          </table:table-cell>
          <table:table-cell table:number-columns-repeated="2"/>
          <table:table-cell table:formula="of:=[.F23]/[.F22]" office:value-type="float" office:value="1.02925791690744">
            <text:p>1,0292579169</text:p>
          </table:table-cell>
          <table:table-cell office:value-type="float" office:value="136.172954">
            <text:p>136,172954</text:p>
          </table:table-cell>
          <table:table-cell office:value-type="float" office:value="1.005007">
            <text:p>1,005007</text:p>
          </table:table-cell>
          <table:table-cell table:formula="of:=[.F23]*[.G23]" office:value-type="float" office:value="136.854771980678">
            <text:p>136,8547719807</text:p>
          </table:table-cell>
          <table:table-cell table:formula="of:=[.H22]*[.E23]" office:value-type="float" office:value="136.374898490782">
            <text:p>136,3748984908</text:p>
          </table:table-cell>
          <table:table-cell table:formula="of:=[.I23]+[.L23]" office:value-type="float" office:value="15.8798749831783">
            <text:p>15,8798749832</text:p>
          </table:table-cell>
          <table:table-cell table:formula="of:=[.J23]-[.H23]" office:value-type="float" office:value="-120.9748969975">
            <text:p>-120,9748969975</text:p>
          </table:table-cell>
          <table:table-cell table:formula="of:=[.K22]*1.01" office:value-type="float" office:value="-120.495023507604">
            <text:p>-120,4950235076</text:p>
          </table:table-cell>
        </table:table-row>
        <table:table-row table:style-name="ro1">
          <table:table-cell office:value-type="float" office:value="1.552067">
            <text:p>1,552067</text:p>
          </table:table-cell>
          <table:table-cell office:value-type="float" office:value="1.476424">
            <text:p>1,476424</text:p>
          </table:table-cell>
          <table:table-cell table:number-columns-repeated="2"/>
          <table:table-cell table:formula="of:=[.F24]/[.F23]" office:value-type="float" office:value="0.992472234978467">
            <text:p>0,992472235</text:p>
          </table:table-cell>
          <table:table-cell office:value-type="float" office:value="135.147876">
            <text:p>135,147876</text:p>
          </table:table-cell>
          <table:table-cell/>
          <table:table-cell/>
          <table:table-cell table:formula="of:=[.H23]*[.E24]" office:value-type="float" office:value="135.824561415132">
            <text:p>135,8245614151</text:p>
          </table:table-cell>
          <table:table-cell table:formula="of:=[.I24]+[.L24]" office:value-type="float" office:value="13.6399154476572">
            <text:p>13,6399154477</text:p>
          </table:table-cell>
          <table:table-cell table:formula="of:=[.J24]-[.H24]" office:value-type="float" office:value="13.6399154476572">
            <text:p>13,6399154477</text:p>
          </table:table-cell>
          <table:table-cell table:formula="of:=[.K23]*1.01" office:value-type="float" office:value="-122.184645967475">
            <text:p>-122,1846459675</text:p>
          </table:table-cell>
        </table:table-row>
        <table:table-row table:style-name="ro1">
          <table:table-cell office:value-type="float" office:value="1.767982">
            <text:p>1,767982</text:p>
          </table:table-cell>
          <table:table-cell office:value-type="float" office:value="1.655943">
            <text:p>1,655943</text:p>
          </table:table-cell>
          <table:table-cell table:number-columns-repeated="10"/>
        </table:table-row>
        <table:table-row table:style-name="ro1">
          <table:table-cell office:value-type="float" office:value="1.525507">
            <text:p>1,525507</text:p>
          </table:table-cell>
          <table:table-cell office:value-type="float" office:value="1.481927">
            <text:p>1,481927</text:p>
          </table:table-cell>
          <table:table-cell table:number-columns-repeated="10"/>
        </table:table-row>
        <table:table-row table:style-name="ro1">
          <table:table-cell office:value-type="float" office:value="1.969727">
            <text:p>1,969727</text:p>
          </table:table-cell>
          <table:table-cell office:value-type="float" office:value="1.885129">
            <text:p>1,885129</text:p>
          </table:table-cell>
          <table:table-cell table:number-columns-repeated="10"/>
        </table:table-row>
        <table:table-row table:style-name="ro1">
          <table:table-cell office:value-type="float" office:value="1.914403">
            <text:p>1,914403</text:p>
          </table:table-cell>
          <table:table-cell office:value-type="float" office:value="1.805588">
            <text:p>1,805588</text:p>
          </table:table-cell>
          <table:table-cell table:number-columns-repeated="10"/>
        </table:table-row>
        <table:table-row table:style-name="ro1">
          <table:table-cell office:value-type="float" office:value="1.852212">
            <text:p>1,852212</text:p>
          </table:table-cell>
          <table:table-cell office:value-type="float" office:value="1.836019">
            <text:p>1,836019</text:p>
          </table:table-cell>
          <table:table-cell table:number-columns-repeated="10"/>
        </table:table-row>
        <table:table-row table:style-name="ro1">
          <table:table-cell office:value-type="float" office:value="2.397391">
            <text:p>2,397391</text:p>
          </table:table-cell>
          <table:table-cell office:value-type="float" office:value="2.191232">
            <text:p>2,191232</text:p>
          </table:table-cell>
          <table:table-cell table:number-columns-repeated="10"/>
        </table:table-row>
        <table:table-row table:style-name="ro1">
          <table:table-cell office:value-type="float" office:value="2.022602">
            <text:p>2,022602</text:p>
          </table:table-cell>
          <table:table-cell office:value-type="float" office:value="1.836862">
            <text:p>1,836862</text:p>
          </table:table-cell>
          <table:table-cell table:number-columns-repeated="10"/>
        </table:table-row>
        <table:table-row table:style-name="ro1">
          <table:table-cell office:value-type="float" office:value="2.208765">
            <text:p>2,208765</text:p>
          </table:table-cell>
          <table:table-cell office:value-type="float" office:value="2.120381">
            <text:p>2,120381</text:p>
          </table:table-cell>
          <table:table-cell table:number-columns-repeated="10"/>
        </table:table-row>
        <table:table-row table:style-name="ro1">
          <table:table-cell office:value-type="float" office:value="1.857237">
            <text:p>1,857237</text:p>
          </table:table-cell>
          <table:table-cell office:value-type="float" office:value="1.70929">
            <text:p>1,70929</text:p>
          </table:table-cell>
          <table:table-cell table:number-columns-repeated="10"/>
        </table:table-row>
        <table:table-row table:style-name="ro1">
          <table:table-cell office:value-type="float" office:value="1.884954">
            <text:p>1,884954</text:p>
          </table:table-cell>
          <table:table-cell office:value-type="float" office:value="1.85037">
            <text:p>1,85037</text:p>
          </table:table-cell>
          <table:table-cell table:number-columns-repeated="10"/>
        </table:table-row>
        <table:table-row table:style-name="ro1">
          <table:table-cell office:value-type="float" office:value="1.744247">
            <text:p>1,744247</text:p>
          </table:table-cell>
          <table:table-cell office:value-type="float" office:value="1.678045">
            <text:p>1,678045</text:p>
          </table:table-cell>
          <table:table-cell table:number-columns-repeated="10"/>
        </table:table-row>
        <table:table-row table:style-name="ro1">
          <table:table-cell office:value-type="float" office:value="1.647655">
            <text:p>1,647655</text:p>
          </table:table-cell>
          <table:table-cell office:value-type="float" office:value="1.674109">
            <text:p>1,674109</text:p>
          </table:table-cell>
          <table:table-cell table:number-columns-repeated="10"/>
        </table:table-row>
        <table:table-row table:style-name="ro1">
          <table:table-cell office:value-type="float" office:value="1.31273">
            <text:p>1,31273</text:p>
          </table:table-cell>
          <table:table-cell office:value-type="float" office:value="1.353622">
            <text:p>1,353622</text:p>
          </table:table-cell>
          <table:table-cell table:number-columns-repeated="10"/>
        </table:table-row>
        <table:table-row table:style-name="ro1">
          <table:table-cell office:value-type="float" office:value="1.45943">
            <text:p>1,45943</text:p>
          </table:table-cell>
          <table:table-cell office:value-type="float" office:value="1.496793">
            <text:p>1,496793</text:p>
          </table:table-cell>
          <table:table-cell table:number-columns-repeated="10"/>
        </table:table-row>
        <table:table-row table:style-name="ro1">
          <table:table-cell office:value-type="float" office:value="1.886584">
            <text:p>1,886584</text:p>
          </table:table-cell>
          <table:table-cell office:value-type="float" office:value="1.84361">
            <text:p>1,84361</text:p>
          </table:table-cell>
          <table:table-cell table:number-columns-repeated="10"/>
        </table:table-row>
        <table:table-row table:style-name="ro1">
          <table:table-cell office:value-type="float" office:value="1.96222">
            <text:p>1,96222</text:p>
          </table:table-cell>
          <table:table-cell office:value-type="float" office:value="1.915195">
            <text:p>1,915195</text:p>
          </table:table-cell>
          <table:table-cell table:number-columns-repeated="10"/>
        </table:table-row>
        <table:table-row table:style-name="ro1">
          <table:table-cell office:value-type="float" office:value="1.488895">
            <text:p>1,488895</text:p>
          </table:table-cell>
          <table:table-cell office:value-type="float" office:value="1.536644">
            <text:p>1,536644</text:p>
          </table:table-cell>
          <table:table-cell table:number-columns-repeated="10"/>
        </table:table-row>
        <table:table-row table:style-name="ro1">
          <table:table-cell office:value-type="float" office:value="1.403497">
            <text:p>1,403497</text:p>
          </table:table-cell>
          <table:table-cell office:value-type="float" office:value="1.471797">
            <text:p>1,471797</text:p>
          </table:table-cell>
          <table:table-cell table:number-columns-repeated="10"/>
        </table:table-row>
        <table:table-row table:style-name="ro1">
          <table:table-cell office:value-type="float" office:value="1.512156">
            <text:p>1,512156</text:p>
          </table:table-cell>
          <table:table-cell office:value-type="float" office:value="1.614513">
            <text:p>1,614513</text:p>
          </table:table-cell>
          <table:table-cell table:number-columns-repeated="10"/>
        </table:table-row>
        <table:table-row table:style-name="ro1">
          <table:table-cell office:value-type="float" office:value="1.069603">
            <text:p>1,069603</text:p>
          </table:table-cell>
          <table:table-cell office:value-type="float" office:value="1.183542">
            <text:p>1,183542</text:p>
          </table:table-cell>
          <table:table-cell table:number-columns-repeated="10"/>
        </table:table-row>
        <table:table-row table:style-name="ro1">
          <table:table-cell office:value-type="float" office:value="1.141229">
            <text:p>1,141229</text:p>
          </table:table-cell>
          <table:table-cell office:value-type="float" office:value="1.252283">
            <text:p>1,252283</text:p>
          </table:table-cell>
          <table:table-cell table:number-columns-repeated="10"/>
        </table:table-row>
        <table:table-row table:style-name="ro1">
          <table:table-cell office:value-type="float" office:value="1.121388">
            <text:p>1,121388</text:p>
          </table:table-cell>
          <table:table-cell office:value-type="float" office:value="1.254795">
            <text:p>1,254795</text:p>
          </table:table-cell>
          <table:table-cell table:number-columns-repeated="10"/>
        </table:table-row>
        <table:table-row table:style-name="ro1">
          <table:table-cell office:value-type="float" office:value="1.071247">
            <text:p>1,071247</text:p>
          </table:table-cell>
          <table:table-cell office:value-type="float" office:value="1.269972">
            <text:p>1,269972</text:p>
          </table:table-cell>
          <table:table-cell table:number-columns-repeated="10"/>
        </table:table-row>
        <table:table-row table:style-name="ro1">
          <table:table-cell office:value-type="float" office:value="1.137988">
            <text:p>1,137988</text:p>
          </table:table-cell>
          <table:table-cell office:value-type="float" office:value="1.243775">
            <text:p>1,243775</text:p>
          </table:table-cell>
          <table:table-cell table:number-columns-repeated="10"/>
        </table:table-row>
        <table:table-row table:style-name="ro1">
          <table:table-cell office:value-type="float" office:value="1.699602">
            <text:p>1,699602</text:p>
          </table:table-cell>
          <table:table-cell office:value-type="float" office:value="1.713661">
            <text:p>1,713661</text:p>
          </table:table-cell>
          <table:table-cell table:number-columns-repeated="10"/>
        </table:table-row>
        <table:table-row table:style-name="ro1">
          <table:table-cell office:value-type="float" office:value="1.715231">
            <text:p>1,715231</text:p>
          </table:table-cell>
          <table:table-cell office:value-type="float" office:value="1.760356">
            <text:p>1,760356</text:p>
          </table:table-cell>
          <table:table-cell table:number-columns-repeated="10"/>
        </table:table-row>
        <table:table-row table:style-name="ro1">
          <table:table-cell office:value-type="float" office:value="1.874115">
            <text:p>1,874115</text:p>
          </table:table-cell>
          <table:table-cell office:value-type="float" office:value="1.930284">
            <text:p>1,930284</text:p>
          </table:table-cell>
          <table:table-cell table:number-columns-repeated="10"/>
        </table:table-row>
        <table:table-row table:style-name="ro1">
          <table:table-cell office:value-type="float" office:value="1.624917">
            <text:p>1,624917</text:p>
          </table:table-cell>
          <table:table-cell office:value-type="float" office:value="1.668315">
            <text:p>1,668315</text:p>
          </table:table-cell>
          <table:table-cell table:number-columns-repeated="10"/>
        </table:table-row>
        <table:table-row table:style-name="ro1">
          <table:table-cell office:value-type="float" office:value="1.280121">
            <text:p>1,280121</text:p>
          </table:table-cell>
          <table:table-cell office:value-type="float" office:value="1.430778">
            <text:p>1,430778</text:p>
          </table:table-cell>
          <table:table-cell table:number-columns-repeated="10"/>
        </table:table-row>
        <table:table-row table:style-name="ro1">
          <table:table-cell office:value-type="float" office:value="1.327545">
            <text:p>1,327545</text:p>
          </table:table-cell>
          <table:table-cell office:value-type="float" office:value="1.430037">
            <text:p>1,430037</text:p>
          </table:table-cell>
          <table:table-cell table:number-columns-repeated="10"/>
        </table:table-row>
        <table:table-row table:style-name="ro1">
          <table:table-cell office:value-type="float" office:value="2.143272">
            <text:p>2,143272</text:p>
          </table:table-cell>
          <table:table-cell office:value-type="float" office:value="2.052528">
            <text:p>2,052528</text:p>
          </table:table-cell>
          <table:table-cell table:number-columns-repeated="10"/>
        </table:table-row>
        <table:table-row table:style-name="ro1">
          <table:table-cell office:value-type="float" office:value="2.072087">
            <text:p>2,072087</text:p>
          </table:table-cell>
          <table:table-cell office:value-type="float" office:value="2.046089">
            <text:p>2,046089</text:p>
          </table:table-cell>
          <table:table-cell table:number-columns-repeated="10"/>
        </table:table-row>
        <table:table-row table:style-name="ro1">
          <table:table-cell office:value-type="float" office:value="1.775304">
            <text:p>1,775304</text:p>
          </table:table-cell>
          <table:table-cell office:value-type="float" office:value="1.84553">
            <text:p>1,84553</text:p>
          </table:table-cell>
          <table:table-cell table:number-columns-repeated="10"/>
        </table:table-row>
        <table:table-row table:style-name="ro1">
          <table:table-cell office:value-type="float" office:value="1.791095">
            <text:p>1,791095</text:p>
          </table:table-cell>
          <table:table-cell office:value-type="float" office:value="1.878453">
            <text:p>1,878453</text:p>
          </table:table-cell>
          <table:table-cell table:number-columns-repeated="10"/>
        </table:table-row>
        <table:table-row table:style-name="ro1">
          <table:table-cell office:value-type="float" office:value="1.765709">
            <text:p>1,765709</text:p>
          </table:table-cell>
          <table:table-cell office:value-type="float" office:value="1.874547">
            <text:p>1,874547</text:p>
          </table:table-cell>
          <table:table-cell table:number-columns-repeated="10"/>
        </table:table-row>
        <table:table-row table:style-name="ro1">
          <table:table-cell office:value-type="float" office:value="1.464384">
            <text:p>1,464384</text:p>
          </table:table-cell>
          <table:table-cell office:value-type="float" office:value="1.600846">
            <text:p>1,600846</text:p>
          </table:table-cell>
          <table:table-cell table:number-columns-repeated="10"/>
        </table:table-row>
        <table:table-row table:style-name="ro1">
          <table:table-cell office:value-type="float" office:value="1.702828">
            <text:p>1,702828</text:p>
          </table:table-cell>
          <table:table-cell office:value-type="float" office:value="1.865641">
            <text:p>1,865641</text:p>
          </table:table-cell>
          <table:table-cell table:number-columns-repeated="10"/>
        </table:table-row>
        <table:table-row table:style-name="ro1">
          <table:table-cell office:value-type="float" office:value="1.453163">
            <text:p>1,453163</text:p>
          </table:table-cell>
          <table:table-cell office:value-type="float" office:value="1.628268">
            <text:p>1,628268</text:p>
          </table:table-cell>
          <table:table-cell table:number-columns-repeated="10"/>
        </table:table-row>
        <table:table-row table:style-name="ro1">
          <table:table-cell office:value-type="float" office:value="0.959205">
            <text:p>0,959205</text:p>
          </table:table-cell>
          <table:table-cell office:value-type="float" office:value="1.125975">
            <text:p>1,125975</text:p>
          </table:table-cell>
          <table:table-cell table:number-columns-repeated="10"/>
        </table:table-row>
        <table:table-row table:style-name="ro1">
          <table:table-cell office:value-type="float" office:value="0.677002">
            <text:p>0,677002</text:p>
          </table:table-cell>
          <table:table-cell office:value-type="float" office:value="0.856604">
            <text:p>0,856604</text:p>
          </table:table-cell>
          <table:table-cell table:number-columns-repeated="10"/>
        </table:table-row>
        <table:table-row table:style-name="ro1">
          <table:table-cell office:value-type="float" office:value="0.889505">
            <text:p>0,889505</text:p>
          </table:table-cell>
          <table:table-cell office:value-type="float" office:value="1.0754">
            <text:p>1,0754</text:p>
          </table:table-cell>
          <table:table-cell table:number-columns-repeated="10"/>
        </table:table-row>
        <table:table-row table:style-name="ro1">
          <table:table-cell office:value-type="float" office:value="0.959145">
            <text:p>0,959145</text:p>
          </table:table-cell>
          <table:table-cell office:value-type="float" office:value="1.137092">
            <text:p>1,137092</text:p>
          </table:table-cell>
          <table:table-cell table:number-columns-repeated="10"/>
        </table:table-row>
        <table:table-row table:style-name="ro1">
          <table:table-cell office:value-type="float" office:value="1.240918">
            <text:p>1,240918</text:p>
          </table:table-cell>
          <table:table-cell office:value-type="float" office:value="1.389372">
            <text:p>1,389372</text:p>
          </table:table-cell>
          <table:table-cell table:number-columns-repeated="10"/>
        </table:table-row>
        <table:table-row table:style-name="ro1">
          <table:table-cell office:value-type="float" office:value="1.140185">
            <text:p>1,140185</text:p>
          </table:table-cell>
          <table:table-cell office:value-type="float" office:value="1.287429">
            <text:p>1,287429</text:p>
          </table:table-cell>
          <table:table-cell table:number-columns-repeated="10"/>
        </table:table-row>
        <table:table-row table:style-name="ro1">
          <table:table-cell office:value-type="float" office:value="0.969179">
            <text:p>0,969179</text:p>
          </table:table-cell>
          <table:table-cell office:value-type="float" office:value="1.155711">
            <text:p>1,155711</text:p>
          </table:table-cell>
          <table:table-cell table:number-columns-repeated="10"/>
        </table:table-row>
        <table:table-row table:style-name="ro1">
          <table:table-cell office:value-type="float" office:value="1.552045">
            <text:p>1,552045</text:p>
          </table:table-cell>
          <table:table-cell office:value-type="float" office:value="1.616712">
            <text:p>1,616712</text:p>
          </table:table-cell>
          <table:table-cell table:number-columns-repeated="10"/>
        </table:table-row>
        <table:table-row table:style-name="ro1">
          <table:table-cell office:value-type="float" office:value="1.304168">
            <text:p>1,304168</text:p>
          </table:table-cell>
          <table:table-cell office:value-type="float" office:value="1.426818">
            <text:p>1,426818</text:p>
          </table:table-cell>
          <table:table-cell table:number-columns-repeated="10"/>
        </table:table-row>
        <table:table-row table:style-name="ro1">
          <table:table-cell office:value-type="float" office:value="1.04982">
            <text:p>1,04982</text:p>
          </table:table-cell>
          <table:table-cell office:value-type="float" office:value="1.221741">
            <text:p>1,221741</text:p>
          </table:table-cell>
          <table:table-cell table:number-columns-repeated="10"/>
        </table:table-row>
        <table:table-row table:style-name="ro1">
          <table:table-cell office:value-type="float" office:value="0.79377">
            <text:p>0,79377</text:p>
          </table:table-cell>
          <table:table-cell office:value-type="float" office:value="0.95099">
            <text:p>0,95099</text:p>
          </table:table-cell>
          <table:table-cell table:number-columns-repeated="10"/>
        </table:table-row>
        <table:table-row table:style-name="ro1">
          <table:table-cell office:value-type="float" office:value="0.642396">
            <text:p>0,642396</text:p>
          </table:table-cell>
          <table:table-cell office:value-type="float" office:value="0.799392">
            <text:p>0,799392</text:p>
          </table:table-cell>
          <table:table-cell table:number-columns-repeated="10"/>
        </table:table-row>
        <table:table-row table:style-name="ro1">
          <table:table-cell office:value-type="float" office:value="0.634238">
            <text:p>0,634238</text:p>
          </table:table-cell>
          <table:table-cell office:value-type="float" office:value="0.876148">
            <text:p>0,876148</text:p>
          </table:table-cell>
          <table:table-cell table:number-columns-repeated="10"/>
        </table:table-row>
        <table:table-row table:style-name="ro1">
          <table:table-cell office:value-type="float" office:value="0.426235">
            <text:p>0,426235</text:p>
          </table:table-cell>
          <table:table-cell office:value-type="float" office:value="0.668593">
            <text:p>0,668593</text:p>
          </table:table-cell>
          <table:table-cell table:number-columns-repeated="10"/>
        </table:table-row>
        <table:table-row table:style-name="ro1">
          <table:table-cell office:value-type="float" office:value="0.447492">
            <text:p>0,447492</text:p>
          </table:table-cell>
          <table:table-cell office:value-type="float" office:value="0.703676">
            <text:p>0,703676</text:p>
          </table:table-cell>
          <table:table-cell table:number-columns-repeated="10"/>
        </table:table-row>
        <table:table-row table:style-name="ro1">
          <table:table-cell office:value-type="float" office:value="0.545992">
            <text:p>0,545992</text:p>
          </table:table-cell>
          <table:table-cell office:value-type="float" office:value="0.786155">
            <text:p>0,786155</text:p>
          </table:table-cell>
          <table:table-cell table:number-columns-repeated="10"/>
        </table:table-row>
        <table:table-row table:style-name="ro1">
          <table:table-cell office:value-type="float" office:value="0.821756">
            <text:p>0,821756</text:p>
          </table:table-cell>
          <table:table-cell office:value-type="float" office:value="0.997506">
            <text:p>0,997506</text:p>
          </table:table-cell>
          <table:table-cell table:number-columns-repeated="10"/>
        </table:table-row>
        <table:table-row table:style-name="ro1">
          <table:table-cell office:value-type="float" office:value="0.671241">
            <text:p>0,671241</text:p>
          </table:table-cell>
          <table:table-cell office:value-type="float" office:value="0.978159">
            <text:p>0,978159</text:p>
          </table:table-cell>
          <table:table-cell table:number-columns-repeated="10"/>
        </table:table-row>
        <table:table-row table:style-name="ro1">
          <table:table-cell office:value-type="float" office:value="0.603121">
            <text:p>0,603121</text:p>
          </table:table-cell>
          <table:table-cell office:value-type="float" office:value="0.916044">
            <text:p>0,916044</text:p>
          </table:table-cell>
          <table:table-cell table:number-columns-repeated="10"/>
        </table:table-row>
        <table:table-row table:style-name="ro1">
          <table:table-cell office:value-type="float" office:value="0.578542">
            <text:p>0,578542</text:p>
          </table:table-cell>
          <table:table-cell office:value-type="float" office:value="0.917773">
            <text:p>0,917773</text:p>
          </table:table-cell>
          <table:table-cell table:number-columns-repeated="10"/>
        </table:table-row>
        <table:table-row table:style-name="ro1">
          <table:table-cell office:value-type="float" office:value="0.447029">
            <text:p>0,447029</text:p>
          </table:table-cell>
          <table:table-cell office:value-type="float" office:value="0.816417">
            <text:p>0,816417</text:p>
          </table:table-cell>
          <table:table-cell table:number-columns-repeated="10"/>
        </table:table-row>
        <table:table-row table:style-name="ro1">
          <table:table-cell office:value-type="float" office:value="0.339692">
            <text:p>0,339692</text:p>
          </table:table-cell>
          <table:table-cell office:value-type="float" office:value="0.718923">
            <text:p>0,718923</text:p>
          </table:table-cell>
          <table:table-cell table:number-columns-repeated="10"/>
        </table:table-row>
        <table:table-row table:style-name="ro1">
          <table:table-cell office:value-type="float" office:value="0.164776">
            <text:p>0,164776</text:p>
          </table:table-cell>
          <table:table-cell office:value-type="float" office:value="0.606756">
            <text:p>0,606756</text:p>
          </table:table-cell>
          <table:table-cell table:number-columns-repeated="10"/>
        </table:table-row>
        <table:table-row table:style-name="ro1">
          <table:table-cell office:value-type="float" office:value="0.211672">
            <text:p>0,211672</text:p>
          </table:table-cell>
          <table:table-cell office:value-type="float" office:value="0.649615">
            <text:p>0,649615</text:p>
          </table:table-cell>
          <table:table-cell table:number-columns-repeated="10"/>
        </table:table-row>
        <table:table-row table:style-name="ro1">
          <table:table-cell office:value-type="float" office:value="0.301895">
            <text:p>0,301895</text:p>
          </table:table-cell>
          <table:table-cell office:value-type="float" office:value="0.716931">
            <text:p>0,716931</text:p>
          </table:table-cell>
          <table:table-cell table:number-columns-repeated="10"/>
        </table:table-row>
        <table:table-row table:style-name="ro1">
          <table:table-cell office:value-type="float" office:value="0.282429">
            <text:p>0,282429</text:p>
          </table:table-cell>
          <table:table-cell office:value-type="float" office:value="0.717958">
            <text:p>0,717958</text:p>
          </table:table-cell>
          <table:table-cell table:number-columns-repeated="10"/>
        </table:table-row>
        <table:table-row table:style-name="ro1">
          <table:table-cell office:value-type="float" office:value="0.149512">
            <text:p>0,149512</text:p>
          </table:table-cell>
          <table:table-cell office:value-type="float" office:value="0.641986">
            <text:p>0,641986</text:p>
          </table:table-cell>
          <table:table-cell table:number-columns-repeated="10"/>
        </table:table-row>
        <table:table-row table:style-name="ro1">
          <table:table-cell office:value-type="float" office:value="0.062201">
            <text:p>0,062201</text:p>
          </table:table-cell>
          <table:table-cell office:value-type="float" office:value="0.531672">
            <text:p>0,531672</text:p>
          </table:table-cell>
          <table:table-cell table:number-columns-repeated="10"/>
        </table:table-row>
        <table:table-row table:style-name="ro1">
          <table:table-cell office:value-type="float" office:value="0.059308">
            <text:p>0,059308</text:p>
          </table:table-cell>
          <table:table-cell office:value-type="float" office:value="0.540311">
            <text:p>0,540311</text:p>
          </table:table-cell>
          <table:table-cell table:number-columns-repeated="10"/>
        </table:table-row>
        <table:table-row table:style-name="ro1">
          <table:table-cell office:value-type="float" office:value="0.049446">
            <text:p>0,049446</text:p>
          </table:table-cell>
          <table:table-cell office:value-type="float" office:value="0.540517">
            <text:p>0,540517</text:p>
          </table:table-cell>
          <table:table-cell table:number-columns-repeated="10"/>
        </table:table-row>
        <table:table-row table:style-name="ro1">
          <table:table-cell office:value-type="float" office:value="0.153242">
            <text:p>0,153242</text:p>
          </table:table-cell>
          <table:table-cell office:value-type="float" office:value="0.596694">
            <text:p>0,596694</text:p>
          </table:table-cell>
          <table:table-cell table:number-columns-repeated="10"/>
        </table:table-row>
        <table:table-row table:style-name="ro1">
          <table:table-cell office:value-type="float" office:value="0.045025">
            <text:p>0,045025</text:p>
          </table:table-cell>
          <table:table-cell office:value-type="float" office:value="0.490538">
            <text:p>0,490538</text:p>
          </table:table-cell>
          <table:table-cell table:number-columns-repeated="10"/>
        </table:table-row>
        <table:table-row table:style-name="ro1">
          <table:table-cell office:value-type="float" office:value="0.121321">
            <text:p>0,121321</text:p>
          </table:table-cell>
          <table:table-cell office:value-type="float" office:value="0.543391">
            <text:p>0,543391</text:p>
          </table:table-cell>
          <table:table-cell table:number-columns-repeated="10"/>
        </table:table-row>
        <table:table-row table:style-name="ro1">
          <table:table-cell office:value-type="float" office:value="0.210825">
            <text:p>0,210825</text:p>
          </table:table-cell>
          <table:table-cell office:value-type="float" office:value="0.612167">
            <text:p>0,612167</text:p>
          </table:table-cell>
          <table:table-cell table:number-columns-repeated="10"/>
        </table:table-row>
        <table:table-row table:style-name="ro1">
          <table:table-cell office:value-type="float" office:value="0.291367">
            <text:p>0,291367</text:p>
          </table:table-cell>
          <table:table-cell office:value-type="float" office:value="0.711467">
            <text:p>0,711467</text:p>
          </table:table-cell>
          <table:table-cell table:number-columns-repeated="10"/>
        </table:table-row>
        <table:table-row table:style-name="ro1">
          <table:table-cell office:value-type="float" office:value="0.162204">
            <text:p>0,162204</text:p>
          </table:table-cell>
          <table:table-cell office:value-type="float" office:value="0.578514">
            <text:p>0,578514</text:p>
          </table:table-cell>
          <table:table-cell table:number-columns-repeated="10"/>
        </table:table-row>
        <table:table-row table:style-name="ro1">
          <table:table-cell office:value-type="float" office:value="0.02178">
            <text:p>0,02178</text:p>
          </table:table-cell>
          <table:table-cell office:value-type="float" office:value="0.424258">
            <text:p>0,424258</text:p>
          </table:table-cell>
          <table:table-cell table:number-columns-repeated="10"/>
        </table:table-row>
        <table:table-row table:style-name="ro1">
          <table:table-cell office:value-type="float" office:value="0.060018">
            <text:p>0,060018</text:p>
          </table:table-cell>
          <table:table-cell office:value-type="float" office:value="0.45176">
            <text:p>0,45176</text:p>
          </table:table-cell>
          <table:table-cell table:number-columns-repeated="10"/>
        </table:table-row>
        <table:table-row table:style-name="ro1">
          <table:table-cell office:value-type="float" office:value="0.052302">
            <text:p>0,052302</text:p>
          </table:table-cell>
          <table:table-cell office:value-type="float" office:value="0.460099">
            <text:p>0,460099</text:p>
          </table:table-cell>
          <table:table-cell table:number-columns-repeated="10"/>
        </table:table-row>
        <table:table-row table:style-name="ro1">
          <table:table-cell office:value-type="float" office:value="0.018731">
            <text:p>0,018731</text:p>
          </table:table-cell>
          <table:table-cell office:value-type="float" office:value="0.430657">
            <text:p>0,430657</text:p>
          </table:table-cell>
          <table:table-cell table:number-columns-repeated="10"/>
        </table:table-row>
        <table:table-row table:style-name="ro1">
          <table:table-cell office:value-type="float" office:value="0.054236">
            <text:p>0,054236</text:p>
          </table:table-cell>
          <table:table-cell office:value-type="float" office:value="0.457123">
            <text:p>0,457123</text:p>
          </table:table-cell>
          <table:table-cell table:number-columns-repeated="10"/>
        </table:table-row>
        <table:table-row table:style-name="ro1">
          <table:table-cell office:value-type="float" office:value="0.002514">
            <text:p>0,002514</text:p>
          </table:table-cell>
          <table:table-cell office:value-type="float" office:value="0.423034">
            <text:p>0,423034</text:p>
          </table:table-cell>
          <table:table-cell table:number-columns-repeated="10"/>
        </table:table-row>
        <table:table-row table:style-name="ro1">
          <table:table-cell office:value-type="float" office:value="0.002254">
            <text:p>0,002254</text:p>
          </table:table-cell>
          <table:table-cell office:value-type="float" office:value="0.42741">
            <text:p>0,42741</text:p>
          </table:table-cell>
          <table:table-cell table:number-columns-repeated="10"/>
        </table:table-row>
        <table:table-row table:style-name="ro1">
          <table:table-cell office:value-type="float" office:value="0.00234">
            <text:p>0,00234</text:p>
          </table:table-cell>
          <table:table-cell office:value-type="float" office:value="0.432244">
            <text:p>0,432244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28654">
            <text:p>0,428654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28698">
            <text:p>0,428698</text:p>
          </table:table-cell>
          <table:table-cell table:number-columns-repeated="10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6">16/03/2019</text:date>, <text:time>23:3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kerboul</meta:initial-creator>
    <meta:creation-date>2019-03-16T16:35:26.97</meta:creation-date>
    <dc:date>2019-03-16T23:37:50.40</dc:date>
    <dc:creator>thomas kerboul</dc:creator>
    <meta:editing-duration>PT2H44M10S</meta:editing-duration>
    <meta:editing-cycles>1</meta:editing-cycles>
    <meta:document-statistic meta:table-count="3" meta:cell-count="1067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213cm" svg:height="16.569cm" xlink:href=".." xlink:type="simple" chart:class="chart:line" chart:style-name="ch1">
        <chart:legend chart:legend-position="end" svg:x="30.387cm" svg:y="7.448cm" style:legend-expansion="high" chart:style-name="ch2"/>
        <chart:plot-area chart:style-name="ch3" table:cell-range-address="Feuille1.L2:Feuille1.L4 Feuille1.A1:Feuille1.C108" chart:data-source-has-labels="row" svg:x="1.114cm" svg:y="1.459cm" svg:width="27.945cm" svg:height="14.359cm">
          <chartooo:coordinate-region svg:x="1.947cm" svg:y="1.671cm" svg:width="27.083cm" svg:height="13.9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1:Feuille1.A108" chart:label-cell-address="Feuille1.L2:Feuille1.L2" chart:class="chart:line">
            <chart:data-point chart:repeated="108"/>
          </chart:series>
          <chart:series chart:style-name="ch7" chart:values-cell-range-address="Feuille1.B1:Feuille1.B108" chart:label-cell-address="Feuille1.L3:Feuille1.L3" chart:class="chart:line">
            <chart:data-point chart:repeated="108"/>
          </chart:series>
          <chart:series chart:style-name="ch8" chart:values-cell-range-address="Feuille1.C1:Feuille1.C108" chart:label-cell-address="Feuille1.L4:Feuille1.L4" chart:class="chart:line">
            <chart:data-point chart:repeated="10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l Price</text:p>
                <draw:g>
                  <svg:desc>Feuille1.L2:Feuille1.L2</svg:desc>
                </draw:g>
              </table:table-cell>
              <table:table-cell office:value-type="string">
                <text:p>Hedge</text:p>
                <draw:g>
                  <svg:desc>Feuille1.L3:Feuille1.L3</svg:desc>
                </draw:g>
              </table:table-cell>
              <table:table-cell office:value-type="string">
                <text:p>P&amp;L</text:p>
                <draw:g>
                  <svg:desc>Feuille1.L4:Feuille1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4605">
                <text:p>2.034605</text:p>
                <draw:g>
                  <svg:desc>Feuille1.A1:Feuille1.A108</svg:desc>
                </draw:g>
              </table:table-cell>
              <table:table-cell office:value-type="float" office:value="2.034605">
                <text:p>2.034605</text:p>
                <draw:g>
                  <svg:desc>Feuille1.B1:Feuille1.B108</svg:desc>
                </draw:g>
              </table:table-cell>
              <table:table-cell office:value-type="float" office:value="0">
                <text:p>0</text:p>
                <draw:g>
                  <svg:desc>Feuille1.C1:Feuille1.C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20519">
                <text:p>1.820519</text:p>
              </table:table-cell>
              <table:table-cell office:value-type="float" office:value="1.9066">
                <text:p>1.9066</text:p>
              </table:table-cell>
              <table:table-cell office:value-type="float" office:value="0.0860810000000001">
                <text:p>0.086081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03265">
                <text:p>1.503265</text:p>
              </table:table-cell>
              <table:table-cell office:value-type="float" office:value="1.652937">
                <text:p>1.652937</text:p>
              </table:table-cell>
              <table:table-cell office:value-type="float" office:value="0.149672">
                <text:p>0.149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01226">
                <text:p>1.301226</text:p>
              </table:table-cell>
              <table:table-cell office:value-type="float" office:value="1.418226">
                <text:p>1.418226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14285">
                <text:p>1.614285</text:p>
              </table:table-cell>
              <table:table-cell office:value-type="float" office:value="1.694918">
                <text:p>1.694918</text:p>
              </table:table-cell>
              <table:table-cell office:value-type="float" office:value="0.0806329999999999">
                <text:p>0.080632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0419">
                <text:p>0.870419</text:p>
              </table:table-cell>
              <table:table-cell office:value-type="float" office:value="0.940837">
                <text:p>0.940837</text:p>
              </table:table-cell>
              <table:table-cell office:value-type="float" office:value="0.070418">
                <text:p>0.070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61465">
                <text:p>1.261465</text:p>
              </table:table-cell>
              <table:table-cell office:value-type="float" office:value="1.254318">
                <text:p>1.254318</text:p>
              </table:table-cell>
              <table:table-cell office:value-type="float" office:value="-0.00714700000000001">
                <text:p>-0.0071470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44239">
                <text:p>1.544239</text:p>
              </table:table-cell>
              <table:table-cell office:value-type="float" office:value="1.456427">
                <text:p>1.456427</text:p>
              </table:table-cell>
              <table:table-cell office:value-type="float" office:value="-0.0878120000000002">
                <text:p>-0.087812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17822">
                <text:p>1.517822</text:p>
              </table:table-cell>
              <table:table-cell office:value-type="float" office:value="1.374632">
                <text:p>1.374632</text:p>
              </table:table-cell>
              <table:table-cell office:value-type="float" office:value="-0.14319">
                <text:p>-0.143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67722">
                <text:p>1.367722</text:p>
              </table:table-cell>
              <table:table-cell office:value-type="float" office:value="1.225039">
                <text:p>1.225039</text:p>
              </table:table-cell>
              <table:table-cell office:value-type="float" office:value="-0.142683">
                <text:p>-0.142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74027">
                <text:p>1.274027</text:p>
              </table:table-cell>
              <table:table-cell office:value-type="float" office:value="1.22839">
                <text:p>1.22839</text:p>
              </table:table-cell>
              <table:table-cell office:value-type="float" office:value="-0.0456369999999999">
                <text:p>-0.045636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12605">
                <text:p>1.312605</text:p>
              </table:table-cell>
              <table:table-cell office:value-type="float" office:value="1.29692">
                <text:p>1.29692</text:p>
              </table:table-cell>
              <table:table-cell office:value-type="float" office:value="-0.015685">
                <text:p>-0.0156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5237">
                <text:p>1.005237</text:p>
              </table:table-cell>
              <table:table-cell office:value-type="float" office:value="1.009778">
                <text:p>1.009778</text:p>
              </table:table-cell>
              <table:table-cell office:value-type="float" office:value="0.00454100000000013">
                <text:p>0.00454100000000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48922">
                <text:p>1.148922</text:p>
              </table:table-cell>
              <table:table-cell office:value-type="float" office:value="1.133809">
                <text:p>1.133809</text:p>
              </table:table-cell>
              <table:table-cell office:value-type="float" office:value="-0.0151129999999999">
                <text:p>-0.015112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6967">
                <text:p>1.186967</text:p>
              </table:table-cell>
              <table:table-cell office:value-type="float" office:value="1.167208">
                <text:p>1.167208</text:p>
              </table:table-cell>
              <table:table-cell office:value-type="float" office:value="-0.0197590000000001">
                <text:p>-0.019759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85709">
                <text:p>1.485709</text:p>
              </table:table-cell>
              <table:table-cell office:value-type="float" office:value="1.4403">
                <text:p>1.4403</text:p>
              </table:table-cell>
              <table:table-cell office:value-type="float" office:value="-0.045409">
                <text:p>-0.0454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69937">
                <text:p>1.969937</text:p>
              </table:table-cell>
              <table:table-cell office:value-type="float" office:value="1.760311">
                <text:p>1.760311</text:p>
              </table:table-cell>
              <table:table-cell office:value-type="float" office:value="-0.209626">
                <text:p>-0.209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52332">
                <text:p>1.952332</text:p>
              </table:table-cell>
              <table:table-cell office:value-type="float" office:value="1.805545">
                <text:p>1.805545</text:p>
              </table:table-cell>
              <table:table-cell office:value-type="float" office:value="-0.146787">
                <text:p>-0.1467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2119">
                <text:p>1.92119</text:p>
              </table:table-cell>
              <table:table-cell office:value-type="float" office:value="1.791638">
                <text:p>1.791638</text:p>
              </table:table-cell>
              <table:table-cell office:value-type="float" office:value="-0.129552">
                <text:p>-0.129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38755">
                <text:p>2.038755</text:p>
              </table:table-cell>
              <table:table-cell office:value-type="float" office:value="1.887313">
                <text:p>1.887313</text:p>
              </table:table-cell>
              <table:table-cell office:value-type="float" office:value="-0.151442">
                <text:p>-0.1514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60424">
                <text:p>1.860424</text:p>
              </table:table-cell>
              <table:table-cell office:value-type="float" office:value="1.76201">
                <text:p>1.76201</text:p>
              </table:table-cell>
              <table:table-cell office:value-type="float" office:value="-0.098414">
                <text:p>-0.098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45253">
                <text:p>1.545253</text:p>
              </table:table-cell>
              <table:table-cell office:value-type="float" office:value="1.505835">
                <text:p>1.505835</text:p>
              </table:table-cell>
              <table:table-cell office:value-type="float" office:value="-0.0394180000000002">
                <text:p>-0.03941800000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4912">
                <text:p>1.374912</text:p>
              </table:table-cell>
              <table:table-cell office:value-type="float" office:value="1.400927">
                <text:p>1.400927</text:p>
              </table:table-cell>
              <table:table-cell office:value-type="float" office:value="0.0260150000000001">
                <text:p>0.026015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52067">
                <text:p>1.552067</text:p>
              </table:table-cell>
              <table:table-cell office:value-type="float" office:value="1.476424">
                <text:p>1.476424</text:p>
              </table:table-cell>
              <table:table-cell office:value-type="float" office:value="-0.0756430000000001">
                <text:p>-0.075643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67982">
                <text:p>1.767982</text:p>
              </table:table-cell>
              <table:table-cell office:value-type="float" office:value="1.655943">
                <text:p>1.655943</text:p>
              </table:table-cell>
              <table:table-cell office:value-type="float" office:value="-0.112039">
                <text:p>-0.1120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25507">
                <text:p>1.525507</text:p>
              </table:table-cell>
              <table:table-cell office:value-type="float" office:value="1.481927">
                <text:p>1.481927</text:p>
              </table:table-cell>
              <table:table-cell office:value-type="float" office:value="-0.04358">
                <text:p>-0.043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69727">
                <text:p>1.969727</text:p>
              </table:table-cell>
              <table:table-cell office:value-type="float" office:value="1.885129">
                <text:p>1.885129</text:p>
              </table:table-cell>
              <table:table-cell office:value-type="float" office:value="-0.0845979999999999">
                <text:p>-0.084597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14403">
                <text:p>1.914403</text:p>
              </table:table-cell>
              <table:table-cell office:value-type="float" office:value="1.805588">
                <text:p>1.805588</text:p>
              </table:table-cell>
              <table:table-cell office:value-type="float" office:value="-0.108815">
                <text:p>-0.1088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52212">
                <text:p>1.852212</text:p>
              </table:table-cell>
              <table:table-cell office:value-type="float" office:value="1.836019">
                <text:p>1.836019</text:p>
              </table:table-cell>
              <table:table-cell office:value-type="float" office:value="-0.0161930000000001">
                <text:p>-0.016193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97391">
                <text:p>2.397391</text:p>
              </table:table-cell>
              <table:table-cell office:value-type="float" office:value="2.191232">
                <text:p>2.191232</text:p>
              </table:table-cell>
              <table:table-cell office:value-type="float" office:value="-0.206159">
                <text:p>-0.206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22602">
                <text:p>2.022602</text:p>
              </table:table-cell>
              <table:table-cell office:value-type="float" office:value="1.836862">
                <text:p>1.836862</text:p>
              </table:table-cell>
              <table:table-cell office:value-type="float" office:value="-0.18574">
                <text:p>-0.185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08765">
                <text:p>2.208765</text:p>
              </table:table-cell>
              <table:table-cell office:value-type="float" office:value="2.120381">
                <text:p>2.120381</text:p>
              </table:table-cell>
              <table:table-cell office:value-type="float" office:value="-0.088384">
                <text:p>-0.0883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57237">
                <text:p>1.857237</text:p>
              </table:table-cell>
              <table:table-cell office:value-type="float" office:value="1.70929">
                <text:p>1.70929</text:p>
              </table:table-cell>
              <table:table-cell office:value-type="float" office:value="-0.147947">
                <text:p>-0.1479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84954">
                <text:p>1.884954</text:p>
              </table:table-cell>
              <table:table-cell office:value-type="float" office:value="1.85037">
                <text:p>1.85037</text:p>
              </table:table-cell>
              <table:table-cell office:value-type="float" office:value="-0.0345840000000002">
                <text:p>-0.0345840000000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44247">
                <text:p>1.744247</text:p>
              </table:table-cell>
              <table:table-cell office:value-type="float" office:value="1.678045">
                <text:p>1.678045</text:p>
              </table:table-cell>
              <table:table-cell office:value-type="float" office:value="-0.0662020000000001">
                <text:p>-0.066202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47655">
                <text:p>1.647655</text:p>
              </table:table-cell>
              <table:table-cell office:value-type="float" office:value="1.674109">
                <text:p>1.674109</text:p>
              </table:table-cell>
              <table:table-cell office:value-type="float" office:value="0.0264540000000002">
                <text:p>0.026454000000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1273">
                <text:p>1.31273</text:p>
              </table:table-cell>
              <table:table-cell office:value-type="float" office:value="1.353622">
                <text:p>1.353622</text:p>
              </table:table-cell>
              <table:table-cell office:value-type="float" office:value="0.0408920000000002">
                <text:p>0.04089200000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5943">
                <text:p>1.45943</text:p>
              </table:table-cell>
              <table:table-cell office:value-type="float" office:value="1.496793">
                <text:p>1.496793</text:p>
              </table:table-cell>
              <table:table-cell office:value-type="float" office:value="0.037363">
                <text:p>0.0373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86584">
                <text:p>1.886584</text:p>
              </table:table-cell>
              <table:table-cell office:value-type="float" office:value="1.84361">
                <text:p>1.84361</text:p>
              </table:table-cell>
              <table:table-cell office:value-type="float" office:value="-0.0429740000000001">
                <text:p>-0.042974000000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6222">
                <text:p>1.96222</text:p>
              </table:table-cell>
              <table:table-cell office:value-type="float" office:value="1.915195">
                <text:p>1.915195</text:p>
              </table:table-cell>
              <table:table-cell office:value-type="float" office:value="-0.0470249999999999">
                <text:p>-0.047024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88895">
                <text:p>1.488895</text:p>
              </table:table-cell>
              <table:table-cell office:value-type="float" office:value="1.536644">
                <text:p>1.536644</text:p>
              </table:table-cell>
              <table:table-cell office:value-type="float" office:value="0.047749">
                <text:p>0.0477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03497">
                <text:p>1.403497</text:p>
              </table:table-cell>
              <table:table-cell office:value-type="float" office:value="1.471797">
                <text:p>1.471797</text:p>
              </table:table-cell>
              <table:table-cell office:value-type="float" office:value="0.0683">
                <text:p>0.06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12156">
                <text:p>1.512156</text:p>
              </table:table-cell>
              <table:table-cell office:value-type="float" office:value="1.614513">
                <text:p>1.614513</text:p>
              </table:table-cell>
              <table:table-cell office:value-type="float" office:value="0.102357">
                <text:p>0.1023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69603">
                <text:p>1.069603</text:p>
              </table:table-cell>
              <table:table-cell office:value-type="float" office:value="1.183542">
                <text:p>1.183542</text:p>
              </table:table-cell>
              <table:table-cell office:value-type="float" office:value="0.113939">
                <text:p>0.1139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41229">
                <text:p>1.141229</text:p>
              </table:table-cell>
              <table:table-cell office:value-type="float" office:value="1.252283">
                <text:p>1.252283</text:p>
              </table:table-cell>
              <table:table-cell office:value-type="float" office:value="0.111054">
                <text:p>0.1110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21388">
                <text:p>1.121388</text:p>
              </table:table-cell>
              <table:table-cell office:value-type="float" office:value="1.254795">
                <text:p>1.254795</text:p>
              </table:table-cell>
              <table:table-cell office:value-type="float" office:value="0.133407">
                <text:p>0.1334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71247">
                <text:p>1.071247</text:p>
              </table:table-cell>
              <table:table-cell office:value-type="float" office:value="1.269972">
                <text:p>1.269972</text:p>
              </table:table-cell>
              <table:table-cell office:value-type="float" office:value="0.198725">
                <text:p>0.1987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37988">
                <text:p>1.137988</text:p>
              </table:table-cell>
              <table:table-cell office:value-type="float" office:value="1.243775">
                <text:p>1.243775</text:p>
              </table:table-cell>
              <table:table-cell office:value-type="float" office:value="0.105787">
                <text:p>0.105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99602">
                <text:p>1.699602</text:p>
              </table:table-cell>
              <table:table-cell office:value-type="float" office:value="1.713661">
                <text:p>1.713661</text:p>
              </table:table-cell>
              <table:table-cell office:value-type="float" office:value="0.014059">
                <text:p>0.0140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715231">
                <text:p>1.715231</text:p>
              </table:table-cell>
              <table:table-cell office:value-type="float" office:value="1.760356">
                <text:p>1.760356</text:p>
              </table:table-cell>
              <table:table-cell office:value-type="float" office:value="0.0451249999999999">
                <text:p>0.045124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74115">
                <text:p>1.874115</text:p>
              </table:table-cell>
              <table:table-cell office:value-type="float" office:value="1.930284">
                <text:p>1.930284</text:p>
              </table:table-cell>
              <table:table-cell office:value-type="float" office:value="0.0561689999999999">
                <text:p>0.0561689999999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24917">
                <text:p>1.624917</text:p>
              </table:table-cell>
              <table:table-cell office:value-type="float" office:value="1.668315">
                <text:p>1.668315</text:p>
              </table:table-cell>
              <table:table-cell office:value-type="float" office:value="0.0433980000000001">
                <text:p>0.043398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80121">
                <text:p>1.280121</text:p>
              </table:table-cell>
              <table:table-cell office:value-type="float" office:value="1.430778">
                <text:p>1.430778</text:p>
              </table:table-cell>
              <table:table-cell office:value-type="float" office:value="0.150657">
                <text:p>0.1506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27545">
                <text:p>1.327545</text:p>
              </table:table-cell>
              <table:table-cell office:value-type="float" office:value="1.430037">
                <text:p>1.430037</text:p>
              </table:table-cell>
              <table:table-cell office:value-type="float" office:value="0.102492">
                <text:p>0.1024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43272">
                <text:p>2.143272</text:p>
              </table:table-cell>
              <table:table-cell office:value-type="float" office:value="2.052528">
                <text:p>2.052528</text:p>
              </table:table-cell>
              <table:table-cell office:value-type="float" office:value="-0.0907439999999999">
                <text:p>-0.090743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72087">
                <text:p>2.072087</text:p>
              </table:table-cell>
              <table:table-cell office:value-type="float" office:value="2.046089">
                <text:p>2.046089</text:p>
              </table:table-cell>
              <table:table-cell office:value-type="float" office:value="-0.025998">
                <text:p>-0.025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775304">
                <text:p>1.775304</text:p>
              </table:table-cell>
              <table:table-cell office:value-type="float" office:value="1.84553">
                <text:p>1.84553</text:p>
              </table:table-cell>
              <table:table-cell office:value-type="float" office:value="0.0702260000000001">
                <text:p>0.0702260000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91095">
                <text:p>1.791095</text:p>
              </table:table-cell>
              <table:table-cell office:value-type="float" office:value="1.878453">
                <text:p>1.878453</text:p>
              </table:table-cell>
              <table:table-cell office:value-type="float" office:value="0.0873580000000001">
                <text:p>0.087358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65709">
                <text:p>1.765709</text:p>
              </table:table-cell>
              <table:table-cell office:value-type="float" office:value="1.874547">
                <text:p>1.874547</text:p>
              </table:table-cell>
              <table:table-cell office:value-type="float" office:value="0.108838">
                <text:p>0.1088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64384">
                <text:p>1.464384</text:p>
              </table:table-cell>
              <table:table-cell office:value-type="float" office:value="1.600846">
                <text:p>1.600846</text:p>
              </table:table-cell>
              <table:table-cell office:value-type="float" office:value="0.136462">
                <text:p>0.1364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02828">
                <text:p>1.702828</text:p>
              </table:table-cell>
              <table:table-cell office:value-type="float" office:value="1.865641">
                <text:p>1.865641</text:p>
              </table:table-cell>
              <table:table-cell office:value-type="float" office:value="0.162813">
                <text:p>0.1628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53163">
                <text:p>1.453163</text:p>
              </table:table-cell>
              <table:table-cell office:value-type="float" office:value="1.628268">
                <text:p>1.628268</text:p>
              </table:table-cell>
              <table:table-cell office:value-type="float" office:value="0.175105">
                <text:p>0.1751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59205">
                <text:p>0.959205</text:p>
              </table:table-cell>
              <table:table-cell office:value-type="float" office:value="1.125975">
                <text:p>1.125975</text:p>
              </table:table-cell>
              <table:table-cell office:value-type="float" office:value="0.16677">
                <text:p>0.166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77002">
                <text:p>0.677002</text:p>
              </table:table-cell>
              <table:table-cell office:value-type="float" office:value="0.856604">
                <text:p>0.856604</text:p>
              </table:table-cell>
              <table:table-cell office:value-type="float" office:value="0.179602">
                <text:p>0.1796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89505">
                <text:p>0.889505</text:p>
              </table:table-cell>
              <table:table-cell office:value-type="float" office:value="1.0754">
                <text:p>1.0754</text:p>
              </table:table-cell>
              <table:table-cell office:value-type="float" office:value="0.185895">
                <text:p>0.1858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59145">
                <text:p>0.959145</text:p>
              </table:table-cell>
              <table:table-cell office:value-type="float" office:value="1.137092">
                <text:p>1.137092</text:p>
              </table:table-cell>
              <table:table-cell office:value-type="float" office:value="0.177947">
                <text:p>0.177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40918">
                <text:p>1.240918</text:p>
              </table:table-cell>
              <table:table-cell office:value-type="float" office:value="1.389372">
                <text:p>1.389372</text:p>
              </table:table-cell>
              <table:table-cell office:value-type="float" office:value="0.148454">
                <text:p>0.1484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40185">
                <text:p>1.140185</text:p>
              </table:table-cell>
              <table:table-cell office:value-type="float" office:value="1.287429">
                <text:p>1.287429</text:p>
              </table:table-cell>
              <table:table-cell office:value-type="float" office:value="0.147244">
                <text:p>0.1472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69179">
                <text:p>0.969179</text:p>
              </table:table-cell>
              <table:table-cell office:value-type="float" office:value="1.155711">
                <text:p>1.155711</text:p>
              </table:table-cell>
              <table:table-cell office:value-type="float" office:value="0.186532">
                <text:p>0.1865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52045">
                <text:p>1.552045</text:p>
              </table:table-cell>
              <table:table-cell office:value-type="float" office:value="1.616712">
                <text:p>1.616712</text:p>
              </table:table-cell>
              <table:table-cell office:value-type="float" office:value="0.0646669999999998">
                <text:p>0.06466699999999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04168">
                <text:p>1.304168</text:p>
              </table:table-cell>
              <table:table-cell office:value-type="float" office:value="1.426818">
                <text:p>1.426818</text:p>
              </table:table-cell>
              <table:table-cell office:value-type="float" office:value="0.12265">
                <text:p>0.122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4982">
                <text:p>1.04982</text:p>
              </table:table-cell>
              <table:table-cell office:value-type="float" office:value="1.221741">
                <text:p>1.221741</text:p>
              </table:table-cell>
              <table:table-cell office:value-type="float" office:value="0.171921">
                <text:p>0.1719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9377">
                <text:p>0.79377</text:p>
              </table:table-cell>
              <table:table-cell office:value-type="float" office:value="0.95099">
                <text:p>0.95099</text:p>
              </table:table-cell>
              <table:table-cell office:value-type="float" office:value="0.15722">
                <text:p>0.157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42396">
                <text:p>0.642396</text:p>
              </table:table-cell>
              <table:table-cell office:value-type="float" office:value="0.799392">
                <text:p>0.799392</text:p>
              </table:table-cell>
              <table:table-cell office:value-type="float" office:value="0.156996">
                <text:p>0.1569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34238">
                <text:p>0.634238</text:p>
              </table:table-cell>
              <table:table-cell office:value-type="float" office:value="0.876148">
                <text:p>0.876148</text:p>
              </table:table-cell>
              <table:table-cell office:value-type="float" office:value="0.24191">
                <text:p>0.241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26235">
                <text:p>0.426235</text:p>
              </table:table-cell>
              <table:table-cell office:value-type="float" office:value="0.668593">
                <text:p>0.668593</text:p>
              </table:table-cell>
              <table:table-cell office:value-type="float" office:value="0.242358">
                <text:p>0.2423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47492">
                <text:p>0.447492</text:p>
              </table:table-cell>
              <table:table-cell office:value-type="float" office:value="0.703676">
                <text:p>0.703676</text:p>
              </table:table-cell>
              <table:table-cell office:value-type="float" office:value="0.256184">
                <text:p>0.2561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45992">
                <text:p>0.545992</text:p>
              </table:table-cell>
              <table:table-cell office:value-type="float" office:value="0.786155">
                <text:p>0.786155</text:p>
              </table:table-cell>
              <table:table-cell office:value-type="float" office:value="0.240163">
                <text:p>0.2401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21756">
                <text:p>0.821756</text:p>
              </table:table-cell>
              <table:table-cell office:value-type="float" office:value="0.997506">
                <text:p>0.997506</text:p>
              </table:table-cell>
              <table:table-cell office:value-type="float" office:value="0.17575">
                <text:p>0.175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71241">
                <text:p>0.671241</text:p>
              </table:table-cell>
              <table:table-cell office:value-type="float" office:value="0.978159">
                <text:p>0.978159</text:p>
              </table:table-cell>
              <table:table-cell office:value-type="float" office:value="0.306918">
                <text:p>0.3069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03121">
                <text:p>0.603121</text:p>
              </table:table-cell>
              <table:table-cell office:value-type="float" office:value="0.916044">
                <text:p>0.916044</text:p>
              </table:table-cell>
              <table:table-cell office:value-type="float" office:value="0.312923">
                <text:p>0.3129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78542">
                <text:p>0.578542</text:p>
              </table:table-cell>
              <table:table-cell office:value-type="float" office:value="0.917773">
                <text:p>0.917773</text:p>
              </table:table-cell>
              <table:table-cell office:value-type="float" office:value="0.339231">
                <text:p>0.3392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47029">
                <text:p>0.447029</text:p>
              </table:table-cell>
              <table:table-cell office:value-type="float" office:value="0.816417">
                <text:p>0.816417</text:p>
              </table:table-cell>
              <table:table-cell office:value-type="float" office:value="0.369388">
                <text:p>0.3693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692">
                <text:p>0.339692</text:p>
              </table:table-cell>
              <table:table-cell office:value-type="float" office:value="0.718923">
                <text:p>0.718923</text:p>
              </table:table-cell>
              <table:table-cell office:value-type="float" office:value="0.379231">
                <text:p>0.3792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64776">
                <text:p>0.164776</text:p>
              </table:table-cell>
              <table:table-cell office:value-type="float" office:value="0.606756">
                <text:p>0.606756</text:p>
              </table:table-cell>
              <table:table-cell office:value-type="float" office:value="0.44198">
                <text:p>0.441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11672">
                <text:p>0.211672</text:p>
              </table:table-cell>
              <table:table-cell office:value-type="float" office:value="0.649615">
                <text:p>0.649615</text:p>
              </table:table-cell>
              <table:table-cell office:value-type="float" office:value="0.437943">
                <text:p>0.4379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1895">
                <text:p>0.301895</text:p>
              </table:table-cell>
              <table:table-cell office:value-type="float" office:value="0.716931">
                <text:p>0.716931</text:p>
              </table:table-cell>
              <table:table-cell office:value-type="float" office:value="0.415036">
                <text:p>0.4150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82429">
                <text:p>0.282429</text:p>
              </table:table-cell>
              <table:table-cell office:value-type="float" office:value="0.717958">
                <text:p>0.717958</text:p>
              </table:table-cell>
              <table:table-cell office:value-type="float" office:value="0.435529">
                <text:p>0.4355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9512">
                <text:p>0.149512</text:p>
              </table:table-cell>
              <table:table-cell office:value-type="float" office:value="0.641986">
                <text:p>0.641986</text:p>
              </table:table-cell>
              <table:table-cell office:value-type="float" office:value="0.492474">
                <text:p>0.4924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2201">
                <text:p>0.062201</text:p>
              </table:table-cell>
              <table:table-cell office:value-type="float" office:value="0.531672">
                <text:p>0.531672</text:p>
              </table:table-cell>
              <table:table-cell office:value-type="float" office:value="0.469471">
                <text:p>0.4694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9308">
                <text:p>0.059308</text:p>
              </table:table-cell>
              <table:table-cell office:value-type="float" office:value="0.540311">
                <text:p>0.540311</text:p>
              </table:table-cell>
              <table:table-cell office:value-type="float" office:value="0.481003">
                <text:p>0.481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9446">
                <text:p>0.049446</text:p>
              </table:table-cell>
              <table:table-cell office:value-type="float" office:value="0.540517">
                <text:p>0.540517</text:p>
              </table:table-cell>
              <table:table-cell office:value-type="float" office:value="0.491071">
                <text:p>0.4910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53242">
                <text:p>0.153242</text:p>
              </table:table-cell>
              <table:table-cell office:value-type="float" office:value="0.596694">
                <text:p>0.596694</text:p>
              </table:table-cell>
              <table:table-cell office:value-type="float" office:value="0.443452">
                <text:p>0.4434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5025">
                <text:p>0.045025</text:p>
              </table:table-cell>
              <table:table-cell office:value-type="float" office:value="0.490538">
                <text:p>0.490538</text:p>
              </table:table-cell>
              <table:table-cell office:value-type="float" office:value="0.445513">
                <text:p>0.4455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1321">
                <text:p>0.121321</text:p>
              </table:table-cell>
              <table:table-cell office:value-type="float" office:value="0.543391">
                <text:p>0.543391</text:p>
              </table:table-cell>
              <table:table-cell office:value-type="float" office:value="0.42207">
                <text:p>0.422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10825">
                <text:p>0.210825</text:p>
              </table:table-cell>
              <table:table-cell office:value-type="float" office:value="0.612167">
                <text:p>0.612167</text:p>
              </table:table-cell>
              <table:table-cell office:value-type="float" office:value="0.401342">
                <text:p>0.4013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91367">
                <text:p>0.291367</text:p>
              </table:table-cell>
              <table:table-cell office:value-type="float" office:value="0.711467">
                <text:p>0.711467</text:p>
              </table:table-cell>
              <table:table-cell office:value-type="float" office:value="0.4201">
                <text:p>0.42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62204">
                <text:p>0.162204</text:p>
              </table:table-cell>
              <table:table-cell office:value-type="float" office:value="0.578514">
                <text:p>0.578514</text:p>
              </table:table-cell>
              <table:table-cell office:value-type="float" office:value="0.41631">
                <text:p>0.416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178">
                <text:p>0.02178</text:p>
              </table:table-cell>
              <table:table-cell office:value-type="float" office:value="0.424258">
                <text:p>0.424258</text:p>
              </table:table-cell>
              <table:table-cell office:value-type="float" office:value="0.402478">
                <text:p>0.4024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0018">
                <text:p>0.060018</text:p>
              </table:table-cell>
              <table:table-cell office:value-type="float" office:value="0.45176">
                <text:p>0.45176</text:p>
              </table:table-cell>
              <table:table-cell office:value-type="float" office:value="0.391742">
                <text:p>0.3917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2302">
                <text:p>0.052302</text:p>
              </table:table-cell>
              <table:table-cell office:value-type="float" office:value="0.460099">
                <text:p>0.460099</text:p>
              </table:table-cell>
              <table:table-cell office:value-type="float" office:value="0.407797">
                <text:p>0.4077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8731">
                <text:p>0.018731</text:p>
              </table:table-cell>
              <table:table-cell office:value-type="float" office:value="0.430657">
                <text:p>0.430657</text:p>
              </table:table-cell>
              <table:table-cell office:value-type="float" office:value="0.411926">
                <text:p>0.4119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4236">
                <text:p>0.054236</text:p>
              </table:table-cell>
              <table:table-cell office:value-type="float" office:value="0.457123">
                <text:p>0.457123</text:p>
              </table:table-cell>
              <table:table-cell office:value-type="float" office:value="0.402887">
                <text:p>0.4028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2514">
                <text:p>0.002514</text:p>
              </table:table-cell>
              <table:table-cell office:value-type="float" office:value="0.423034">
                <text:p>0.423034</text:p>
              </table:table-cell>
              <table:table-cell office:value-type="float" office:value="0.42052">
                <text:p>0.420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254">
                <text:p>0.002254</text:p>
              </table:table-cell>
              <table:table-cell office:value-type="float" office:value="0.42741">
                <text:p>0.42741</text:p>
              </table:table-cell>
              <table:table-cell office:value-type="float" office:value="0.425156">
                <text:p>0.4251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34">
                <text:p>0.00234</text:p>
              </table:table-cell>
              <table:table-cell office:value-type="float" office:value="0.432244">
                <text:p>0.432244</text:p>
              </table:table-cell>
              <table:table-cell office:value-type="float" office:value="0.429904">
                <text:p>0.4299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.428654">
                <text:p>0.428654</text:p>
              </table:table-cell>
              <table:table-cell office:value-type="float" office:value="0.428654">
                <text:p>0.4286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.428698">
                <text:p>0.428698</text:p>
              </table:table-cell>
              <table:table-cell office:value-type="float" office:value="0.428698">
                <text:p>0.4286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